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31919" officeooo:paragraph-rsid="00131919"/>
    </style:style>
    <style:style style:name="P2" style:family="paragraph" style:parent-style-name="Preformatted_20_Text">
      <style:text-properties fo:font-size="15pt" officeooo:rsid="0012dbac" officeooo:paragraph-rsid="0012dbac" style:font-size-asian="15pt" style:font-size-complex="15pt"/>
    </style:style>
    <style:style style:name="P3" style:family="paragraph" style:parent-style-name="Preformatted_20_Text">
      <style:text-properties fo:font-size="15pt" officeooo:rsid="0012dbac" officeooo:paragraph-rsid="0013a230" style:font-size-asian="15pt" style:font-size-complex="15pt"/>
    </style:style>
    <style:style style:name="P4" style:family="paragraph" style:parent-style-name="Preformatted_20_Text">
      <style:text-properties fo:font-size="12pt" officeooo:rsid="0012dbac" officeooo:paragraph-rsid="0012dbac" style:font-size-asian="12pt" style:font-size-complex="12pt"/>
    </style:style>
    <style:style style:name="P5" style:family="paragraph" style:parent-style-name="Preformatted_20_Text">
      <style:paragraph-properties fo:break-before="page"/>
      <style:text-properties fo:font-size="15pt" officeooo:rsid="0012dbac" officeooo:paragraph-rsid="0013a230" style:font-size-asian="15pt" style:font-size-complex="15pt"/>
    </style:style>
    <style:style style:name="P6" style:family="paragraph" style:parent-style-name="Preformatted_20_Text">
      <style:paragraph-properties fo:break-before="page"/>
      <style:text-properties fo:font-size="15pt" officeooo:rsid="0012dbac" officeooo:paragraph-rsid="0012dbac" style:font-size-asian="15pt" style:font-size-complex="15pt"/>
    </style:style>
    <style:style style:name="P7" style:family="paragraph" style:parent-style-name="Preformatted_20_Text">
      <style:text-properties fo:font-size="15pt" officeooo:rsid="0012dbac" officeooo:paragraph-rsid="0012dbac" style:font-size-asian="15pt" style:font-size-complex="15pt"/>
    </style:style>
    <style:style style:name="P8" style:family="paragraph" style:parent-style-name="Preformatted_20_Text">
      <style:text-properties fo:font-size="15pt" officeooo:rsid="0012dbac" officeooo:paragraph-rsid="00172931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72931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375 人間條件（二）─她和她生命中的男人們（序場至第八場）</text:p>
        <text:p text:style-name="P2"/>
        <text:p text:style-name="P2">你來矣喔，</text:p>
        <text:p text:style-name="P2">Lí lâi --ah --ooh, </text:p>
        <text:p text:style-name="P2"/>
        <text:p text:style-name="P2">你猶會記得阮無?</text:p>
        <text:p text:style-name="P2">lí iah ē-kì-tit guán --bô?</text:p>
        <text:p text:style-name="P2"/>
        <text:p text:style-name="P2">足濟年前，</text:p>
        <text:p text:style-name="P2">Tsiok tsē nî tsîng, </text:p>
        <text:p text:style-name="P2"/>
        <text:p text:style-name="P2">咱捌相拄過，</text:p>
        <text:p text:style-name="P2">lán bat sio-tú kuè, </text:p>
        <text:p text:style-name="P2"/>
        <text:p text:style-name="P2">嘛是這款的春天，</text:p>
        <text:p text:style-name="P2">mā sī tsit khuán ê tshun-thinn, </text:p>
        <text:p text:style-name="P2"/>
        <text:p text:style-name="P2">溼氣真重，</text:p>
        <text:p text:style-name="P2">sip-khì tsin tāng, </text:p>
        <text:p text:style-name="P2"/>
        <text:p text:style-name="P2">暗時的水面頂親像有一沿水氣，</text:p>
        <text:p text:style-name="P2"><text:span text:style-name="T1">àm-sî ê tsuí-bīn-tíng tshan-tshiūnn ū tsi̍t iân tsuí-khì,</text:span> </text:p>
        <text:p text:style-name="P2"/>
        <text:p text:style-name="P2">天氣拄拄欲燒烙，</text:p>
        <text:p text:style-name="P2"><text:span text:style-name="T1">thinn-khì tú-tú beh sio-lō,</text:span> </text:p>
        <text:p text:style-name="P2"/>
        <text:p text:style-name="P2">毋過水猶是真冷。</text:p>
        <text:p text:style-name="P2">m̄-koh tsuí iah sī tsin líng.</text:p>
        <text:p text:style-name="P2"/>
        <text:p text:style-name="P2">彼个時陣淡水河較闊，</text:p>
        <text:p text:style-name="P2">Hit ê sî-tsūn Tām-tsuí-hô khah khuah, </text:p>
        <text:p text:style-name="P2"/>
        <text:p text:style-name="P2">水嘛無遮臭。</text:p>
        <text:p text:style-name="P2">tsuí mā bô tsiah tshàu.</text:p>
        <text:p text:style-name="P2"/>
        <text:p text:style-name="P2">你有共阮拭面、拭身軀，</text:p>
        <text:p text:style-name="P2">Lí ū kā gún tshit bīn, tshit sin-khu, </text:p>
        <text:p text:style-name="P2"/>
        <text:p text:style-name="P2">拭甲真頂真，</text:p>
        <text:p text:style-name="P2">tshit kah tsin tíng-tsin, </text:p>
        <text:p text:style-name="P2"/>
        <text:p text:style-name="P2">毋過你有流目屎，</text:p>
        <text:p text:style-name="P2">m̄-koh lí ū lâu ba̍k-sái, </text:p>
        <text:p text:style-name="P2"/>
        <text:p text:style-name="P2">毋知影是因為悲傷抑是驚惶，</text:p>
        <text:p text:style-name="P2">m̄ tsai-iánn sī in-uī pi-siong ia̍h-sī kiann-hiânn, </text:p>
        <text:p text:style-name="P2"/>
        <text:p text:style-name="P2">恁khà-sàng閣有交代你，</text:p>
        <text:p text:style-name="P2">lín khà-sàng koh ū kau-tài lí, </text:p>
        <text:p text:style-name="P2"/>
        <text:p text:style-name="P2">毋通共目屎滴佇阮的身軀，</text:p>
        <text:p text:style-name="P2">m̄-thang kā ba̍k-sái tih tī gún ê sin-khu, </text:p>
        <text:p text:style-name="P2"/>
        <text:p text:style-name="P2">你敢袂記得矣？</text:p>
        <text:p text:style-name="P2">lí kám bē-kì-tit --ah?</text:p>
        <text:p text:style-name="P2"/>
        <text:p text:style-name="P2">乎，</text:p>
        <text:p text:style-name="P2">Honnh, </text:p>
        <text:p text:style-name="P2"/>
        <text:p text:style-name="P2">是你喔！</text:p>
        <text:p text:style-name="P2">sī lí --ooh! </text:p>
        <text:p text:style-name="P2"/>
        <text:p text:style-name="P2">啊！</text:p>
        <text:p text:style-name="P2">Ah!</text:p>
        <text:p text:style-name="P2"/>
        <text:p text:style-name="P2">我一世人攏袂放袂記得啦！</text:p>
        <text:p text:style-name="P2">Guá tsi̍t-sì-lâng lóng bē pàng bē-kì-tit --lah! </text:p>
        <text:p text:style-name="P2"/>
        <text:p text:style-name="P3"/>
        <text:p text:style-name="P5">前一站仔乎，</text:p>
        <text:p text:style-name="P2">Tsîng tsi̍t-tsām-á --honnh, </text:p>
        <text:p text:style-name="P2"/>
        <text:p text:style-name="P2">我閣去共朋友講乎，</text:p>
        <text:p text:style-name="P2">guá koh khì kā pîng-iú kóng --honnh, </text:p>
        <text:p text:style-name="P2"/>
        <text:p text:style-name="P2">講這馬乎欲選總統彼个少年的乎，</text:p>
        <text:p text:style-name="P2">kóng tsit-má --honnh beh suán tsóng-thóng hit ê siàu-liân --ê --honnh, </text:p>
        <text:p text:style-name="P2"/>
        <text:p text:style-name="P2">我少年時代敢若看過這个人，</text:p>
        <text:p text:style-name="P2">guá siàu-liân sî-tāi kán-ná khuànn-kuè tsit ê lâng,</text:p>
        <text:p text:style-name="P2"/>
        <text:p text:style-name="P2">我講的就是你啦！</text:p>
        <text:p text:style-name="P2">guá kóng --ê tō sī lí --lah! </text:p>
        <text:p text:style-name="P2"/>
        <text:p text:style-name="P2">啊！</text:p>
        <text:p text:style-name="P2">Ah! </text:p>
        <text:p text:style-name="P2"/>
        <text:p text:style-name="P2">生做誠成，</text:p>
        <text:p text:style-name="P2">Senn-tsò tsiânn sîng, </text:p>
        <text:p text:style-name="P2"/>
        <text:p text:style-name="P2">庄跤面啊庄跤面，</text:p>
        <text:p text:style-name="P2">tsng-kha-bīn --ah tsng-kha-bīn, </text:p>
        <text:p text:style-name="P2"/>
        <text:p text:style-name="P2">啊誠古意，</text:p>
        <text:p text:style-name="P2">ah tsiânn kóo-ì, </text:p>
        <text:p text:style-name="P2"/>
        <text:p text:style-name="P2">啊嘛有淡薄仔倔強，</text:p>
        <text:p text:style-name="P2">ah mā ū tām-po̍h-á khut-kiông, </text:p>
        <text:p text:style-name="P2"/>
        <text:p text:style-name="P2">啊驚歹勢啊驚歹勢，</text:p>
        <text:p text:style-name="P2">ah kiann pháinn-sè --ah kiann pháinn-sè, </text:p>
        <text:p text:style-name="P2"/>
        <text:p text:style-name="P2">猶毋過乎三不五時仔乎嘛是誠hong-sî，</text:p>
        <text:p text:style-name="P2">iáu-m̄-koh --honnh sam-put-gōo-sî-á --honnh mā sī tsiânn hong-sî, </text:p>
        <text:p text:style-name="P2"/>
        <text:p text:style-name="P2">我按呢講你袂無歡喜啦乎？</text:p>
        <text:p text:style-name="P2">guá án-ne kóng lí bē bô huann-hí --lah --honnh? </text:p>
        <text:p text:style-name="P2"/>
        <text:p text:style-name="P2">喂！</text:p>
        <text:p text:style-name="P2">Ueh! </text:p>
        <text:p text:style-name="P2"/>
        <text:p text:style-name="P2">是講乎我較無了解的是乎，</text:p>
        <text:p text:style-name="P2">Sī kóng --honnh guá khah bô liáu-kái--ê sī --honnh, </text:p>
        <text:p text:style-name="P2"/>
        <text:p text:style-name="P2">伊彼頭毛乎敢一定愛抹甲遐油諾？</text:p>
        <text:p text:style-name="P2">i he thâu-moo --honnh kám it-tīng ài buah kah hiah iû --hioh? </text:p>
        <text:p text:style-name="P2"/>
        <text:p text:style-name="P2">啊！</text:p>
        <text:p text:style-name="P2">Ah! </text:p>
        <text:p text:style-name="P2"/>
        <text:p text:style-name="P2">抹甲規个額頭按呢金鑠鑠，</text:p>
        <text:p text:style-name="P2">Buah kah kui-ê hia̍h-thâu án-ne kim-siak-siak, </text:p>
        <text:p text:style-name="P2"/>
        <text:p text:style-name="P2">啊閣有啦伊佮阮講話敢一定著愛遐爾仔出力，</text:p>
        <text:p text:style-name="P2">ah koh ū --lah i kah gún kóng-uē kám it-tīng to̍h-ài hiah-nī-á tshut-la̍t, </text:p>
        <text:p text:style-name="P2"/>
        <text:p text:style-name="P2">一句話乎攏愛講 兩 遍以上，</text:p>
        <text:p text:style-name="P2">tsi̍t kù uē --honnh lóng ài kóng <text:s/>nn̄g <text:s/>piàn í-siōng, </text:p>
        <text:p text:style-name="P2"/>
        <text:p text:style-name="P2"><text:soft-page-break/>恁講按呢好毋好啊！</text:p>
        <text:p text:style-name="P2">lín kóng án-ne hó m̄ hó --ah! </text:p>
        <text:p text:style-name="P2"/>
        <text:p text:style-name="P2">按呢有好毋好啊！</text:p>
        <text:p text:style-name="P2">Án-ne ū hó m̄ hó --ah! </text:p>
        <text:p text:style-name="P2"/>
        <text:p text:style-name="P2">哈哈，</text:p>
        <text:p text:style-name="P2">Ha ha, </text:p>
        <text:p text:style-name="P2"/>
        <text:p text:style-name="P2">是講乎伊毋知會選牢袂，</text:p>
        <text:p text:style-name="P2">sī kóng --honnh i m̄ tsai ē suán tiâu --bē, </text:p>
        <text:p text:style-name="P2"/>
        <text:p text:style-name="P2">啊伊若選牢乎，</text:p>
        <text:p text:style-name="P2">ah i nā suán tiâu --honnh, </text:p>
        <text:p text:style-name="P2"/>
        <text:p text:style-name="P2">電視頂乎定定就有伊的鏡頭，</text:p>
        <text:p text:style-name="P2">tiān-sī-tíng --honnh tiānn-tiānn tō ū i ê kiànn-thâu, </text:p>
        <text:p text:style-name="P2"/>
        <text:p text:style-name="P2">啊我若看著伊乎，</text:p>
        <text:p text:style-name="P2">ah guá nā khuànn-tio̍h i --honnh, </text:p>
        <text:p text:style-name="P2"/>
        <text:p text:style-name="P2">啊我就會想著你，</text:p>
        <text:p text:style-name="P2">ah guá tō ē siūnn-tio̍h lí, </text:p>
        <text:p text:style-name="P2"/>
        <text:p text:style-name="P2">啊閣想著恁，</text:p>
        <text:p text:style-name="P2">ah koh siūnn-tio̍h lín, </text:p>
        <text:p text:style-name="P2"/>
        <text:p text:style-name="P2">啊想著我的青春佮我一世人。</text:p>
        <text:p text:style-name="P2">ah siūnn-tio̍h guá ê tshing-tshun kah guá tsi̍t-sì-lâng. </text:p>
        <text:p text:style-name="P2"/>
        <text:p text:style-name="P2">喂！</text:p>
        <text:p text:style-name="P2">Ueh! </text:p>
        <text:p text:style-name="P2"/>
        <text:p text:style-name="P2">啊是講恁哪會攏袂老啦！</text:p>
        <text:p text:style-name="P2">Ah sī kóng lín ná ē lóng bē lāu --lah! </text:p>
        <text:p text:style-name="P2"/>
        <text:p text:style-name="P2">唅？</text:p>
        <text:p text:style-name="P2">Hannh?</text:p>
        <text:p text:style-name="P2"/>
        <text:p text:style-name="P2">活咧的人毋才會老，</text:p>
        <text:p text:style-name="P2">Ua̍h --leh ê lâng m̄-tsiah ē lāu, </text:p>
        <text:p text:style-name="P2"/>
        <text:p text:style-name="P2">人若死就烏有矣，</text:p>
        <text:p text:style-name="P2">lâng nā sí tō oo-iú --ah, </text:p>
        <text:p text:style-name="P2"/>
        <text:p text:style-name="P2">哪會老？</text:p>
        <text:p text:style-name="P2">ná ē lāu?</text:p>
        <text:p text:style-name="P2"/>
        <text:p text:style-name="P2">你這馬自由矣，</text:p>
        <text:p text:style-name="P2">Lí tsit-má tsū-iû --ah, </text:p>
        <text:p text:style-name="P2"/>
        <text:p text:style-name="P2">袂閣有病疼矣，</text:p>
        <text:p text:style-name="P2">buē koh ū pēnn-thiànn --ah, </text:p>
        <text:p text:style-name="P2"/>
        <text:p text:style-name="P2">操勞煩惱一世人，</text:p>
        <text:p text:style-name="P2"><text:span text:style-name="T2">tshau-lô huân-ló tsi̍t-sì-lâng,</text:span> </text:p>
        <text:p text:style-name="P2"/>
        <text:p text:style-name="P2">這馬會當好好仔歇睏矣。</text:p>
        <text:p text:style-name="P2">tsit-má ē-tàng hó-hó-á hioh-khùn --ah.</text:p>
        <text:p text:style-name="P2"/>
        <text:p text:style-name="P2">猶閣有一寡仔留戀，</text:p>
        <text:p text:style-name="P2">Iah-koh ū tsi̍t-kuá-á liû-luân, </text:p>
        <text:p text:style-name="P2"/>
        <text:p text:style-name="P2">一寡仔毋甘乎，</text:p>
        <text:p text:style-name="P2">tsi̍t-kuá-á m̄-kam --honnh, </text:p>
        <text:p text:style-name="P2"/>
        <text:p text:style-name="P2">攏會啦！</text:p>
        <text:p text:style-name="P2">lóng ē --lah! </text:p>
        <text:p text:style-name="P2"><text:soft-page-break/></text:p>
        <text:p text:style-name="P2">阮以前嘛是仝款，</text:p>
        <text:p text:style-name="P2">Gún í-tsîng mā sī kāng-khuán, </text:p>
        <text:p text:style-name="P2"/>
        <text:p text:style-name="P2">甚至，</text:p>
        <text:p text:style-name="P2">sīm-tsì, </text:p>
        <text:p text:style-name="P2"/>
        <text:p text:style-name="P2">猶有一點仔毋願。</text:p>
        <text:p text:style-name="P2">iáu-ū tsi̍t-tiám-á m̄-guān.</text:p>
        <text:p text:style-name="P2"/>
        <text:p text:style-name="P2"/>
        <text:p text:style-name="P2"/>
        <text:p text:style-name="P2"/>
        <text:p text:style-name="P2">這馬逐个攏有香矣乎，</text:p>
        <text:p text:style-name="P2">Tsit-má ta̍k ê lóng ū hiunn --ah --honnh, </text:p>
        <text:p text:style-name="P2"/>
        <text:p text:style-name="P2">有香矣乎，</text:p>
        <text:p text:style-name="P2">ū hiunn --ah --honnh, </text:p>
        <text:p text:style-name="P2"/>
        <text:p text:style-name="P2">好來，</text:p>
        <text:p text:style-name="P2">hó lâi, </text:p>
        <text:p text:style-name="P2"/>
        <text:p text:style-name="P2">這馬來阿媽靈前，</text:p>
        <text:p text:style-name="P2">tsit-má lâi a-má lîng-tsîng, </text:p>
        <text:p text:style-name="P2"/>
        <text:p text:style-name="P2">來拜 三 拜，</text:p>
        <text:p text:style-name="P2">lâi pài <text:s/>sann <text:s/>pài, </text:p>
        <text:p text:style-name="P2"/>
        <text:p text:style-name="P2">來，</text:p>
        <text:p text:style-name="P2">lâi, </text:p>
        <text:p text:style-name="P2"/>
        <text:p text:style-name="P2"><text:s/>一 拜，</text:p>
        <text:p text:style-name="P2"><text:s/>it <text:s/>pài, </text:p>
        <text:p text:style-name="P2"/>
        <text:p text:style-name="P2">再拜，</text:p>
        <text:p text:style-name="P2">tsài pài, </text:p>
        <text:p text:style-name="P2"/>
        <text:p text:style-name="P2"><text:s/>三 拜，</text:p>
        <text:p text:style-name="P2"><text:s/>sann <text:s/>pài, </text:p>
        <text:p text:style-name="P2"/>
        <text:p text:style-name="P2">好來香予我。</text:p>
        <text:p text:style-name="P2">hó lâi hiunn hōo guá. </text:p>
        <text:p text:style-name="P2"/>
        <text:p text:style-name="P2">這馬乎咱今仔日 第一 工共阿媽捀飯，</text:p>
        <text:p text:style-name="P2">Tsit-má --honnh lán kin-á-ji̍t <text:s/>tē-it <text:s/>kang kā a-má phâng pn̄g, </text:p>
        <text:p text:style-name="P2"/>
        <text:p text:style-name="P2">彼查某囝和新婦徛頭前來，</text:p>
        <text:p text:style-name="P2">he tsa-bóo-kiánn hām sin-pū khiā thâu-tsîng lâi, </text:p>
        <text:p text:style-name="P2"/>
        <text:p text:style-name="P2">彼个查某囝、新婦來準備做孝啦。</text:p>
        <text:p text:style-name="P2">hit ê tsa-bóo-kiánn, sin-pū lâi tsún-pī tsò hàu --lah.</text:p>
        <text:p text:style-name="P2"/>
        <text:p text:style-name="P2">唅？</text:p>
        <text:p text:style-name="P2">Hannh?</text:p>
        <text:p text:style-name="P2"/>
        <text:p text:style-name="P2">做孝，</text:p>
        <text:p text:style-name="P2">Tsò hàu, </text:p>
        <text:p text:style-name="P2"/>
        <text:p text:style-name="P2">你毋知喔！</text:p>
        <text:p text:style-name="P2">lí m̄ tsai --ooh! </text:p>
        <text:p text:style-name="P2"/>
        <text:p text:style-name="P2">電視無看過喔！</text:p>
        <text:p text:style-name="P2">Tiān-sī bô khuànn--kuè --ooh! </text:p>
        <text:p text:style-name="P2"/>
        <text:p text:style-name="P2">哭出來乎，</text:p>
        <text:p text:style-name="P2">Khàu--tshut-lâi --honnh, </text:p>
        <text:p text:style-name="P2"/>
        <text:p text:style-name="P2"/>
        <text:p text:style-name="P2"/>
        <text:p text:style-name="P2"/>
        <text:p text:style-name="P2"><text:soft-page-break/>啊對阿媽有啥物思念，</text:p>
        <text:p text:style-name="P2">ah tuì a-má ū siánn-mih su-liām, </text:p>
        <text:p text:style-name="P2"/>
        <text:p text:style-name="P2">有啥物毋甘愛共喝出來，</text:p>
        <text:p text:style-name="P2">ū siánn-mih m̄-kam ài kā huah --tshut-lâi, </text:p>
        <text:p text:style-name="P2"/>
        <text:p text:style-name="P2"><text:s/>孝女白瓊 ，</text:p>
        <text:p text:style-name="P2"><text:s/>孝女白瓊 , </text:p>
        <text:p text:style-name="P2"/>
        <text:p text:style-name="P2">做孝開始。</text:p>
        <text:p text:style-name="P2">tsò hàu khai-sí.</text:p>
        <text:p text:style-name="P2"/>
        <text:p text:style-name="P2">阿母，母仔，可憐喔!</text:p>
        <text:p text:style-name="P2">A-bú, bú--á, khó-liân --ooh!</text:p>
        <text:p text:style-name="P2"/>
        <text:p text:style-name="P2">哈哈哈！</text:p>
        <text:p text:style-name="P2">Ha ha ha!</text:p>
        <text:p text:style-name="P2"/>
        <text:p text:style-name="P2">你閣共恁爸笑，</text:p>
        <text:p text:style-name="P2">Lí koh kā lín pē tshiò, </text:p>
        <text:p text:style-name="P2"/>
        <text:p text:style-name="P2">看恁母仔哭甲遮悽慘著，</text:p>
        <text:p text:style-name="P2">khuànn lín bú--á khàu kah tsiah tshi-tshám --tio̍h, </text:p>
        <text:p text:style-name="P2"/>
        <text:p text:style-name="P2">你閣笑會出來。</text:p>
        <text:p text:style-name="P2">lí koh tshiò ē tshut--lâi.</text:p>
        <text:p text:style-name="P2"/>
        <text:p text:style-name="P2"><text:s/>Tony , <text:s/>are <text:s text:c="2"/>you <text:s text:c="2"/>laughing ?</text:p>
        <text:p text:style-name="P2"><text:s/>Tony , <text:s/>are <text:s text:c="2"/>you <text:s text:c="2"/>laughing ?</text:p>
        <text:p text:style-name="P2"/>
        <text:p text:style-name="P2"><text:s/>Shit !啥物攏是我。</text:p>
        <text:p text:style-name="P2"><text:s/>Shit ! Siánn-mih lóng sī guá. </text:p>
        <text:p text:style-name="P2"/>
        <text:p text:style-name="P2"><text:s/>It <text:s text:c="2"/>must <text:s text:c="2"/>be <text:s text:c="2"/>you .</text:p>
        <text:p text:style-name="P2"><text:s/>It <text:s text:c="2"/>must <text:s text:c="2"/>be <text:s text:c="2"/>you .</text:p>
        <text:p text:style-name="P2"/>
        <text:p text:style-name="P2"><text:s/>It’s <text:s text:c="2"/>always <text:s text:c="2"/>my <text:s text:c="2"/>fault .</text:p>
        <text:p text:style-name="P2"><text:s/>It’s <text:s text:c="2"/>always <text:s text:c="2"/>my <text:s text:c="2"/>fault .</text:p>
        <text:p text:style-name="P2"/>
        <text:p text:style-name="P2"><text:s/>You <text:s/>give <text:s text:c="2"/>me <text:s text:c="2"/>shut <text:s text:c="2"/>up , </text:p>
        <text:p text:style-name="P2"><text:s/>You <text:s/>give <text:s text:c="2"/>me <text:s text:c="2"/>shut <text:s text:c="2"/>up ,</text:p>
        <text:p text:style-name="P2"/>
        <text:p text:style-name="P2"><text:s/>這什麼場合啊 ！ 你還給我講髒話 。</text:p>
        <text:p text:style-name="P2"><text:s/>這什麼場合啊 ！ 你還給我講髒話 .</text:p>
        <text:p text:style-name="P2"/>
        <text:p text:style-name="P2">啊是咧講啥啦!</text:p>
        <text:p text:style-name="P2">Ah sī leh kóng siánn --lah!</text:p>
        <text:p text:style-name="P2"/>
        <text:p text:style-name="P2"><text:s/>Shit ， 大便 。</text:p>
        <text:p text:style-name="P2"><text:s/>Shit , <text:s/>大便 .</text:p>
        <text:p text:style-name="P2"/>
        <text:p text:style-name="P2">彼屎你攏知影，</text:p>
        <text:p text:style-name="P2">He sái lí lóng tsai-iánn, </text:p>
        <text:p text:style-name="P2"/>
        <text:p text:style-name="P2">英文哪會逐改攏嘛考 五十 分爾爾。</text:p>
        <text:p text:style-name="P2">Ing-bûn ná ē ta̍k kái lóng mā khó <text:s/>gōo-tsa̍p <text:s/>hun niā-niā.</text:p>
        <text:p text:style-name="P2"/>
        <text:p text:style-name="P2">啊你家己毋是仝款諾，</text:p>
        <text:p text:style-name="P2">Ah lí ka-kī m̄ sī kāng-khuán --hioh, </text:p>
        <text:p text:style-name="P2"/>
        <text:p text:style-name="P2">唅！</text:p>
        <text:p text:style-name="P2">hannh! </text:p>
        <text:p text:style-name="P2"/>
        <text:p text:style-name="P2"><text:soft-page-break/>佮彼阿啄仔做生理做幾若 十 年矣啦，</text:p>
        <text:p text:style-name="P2">Kah he a-tok-á tsò sing-lí tsò kuí-lō <text:s/>tsa̍p <text:s/>nî --ah --lah, </text:p>
        <text:p text:style-name="P2"/>
        <text:p text:style-name="P2">較講嘛是彼句 Nice <text:s text:c="2"/>to <text:s text:c="2"/>meet <text:s text:c="2"/>you .</text:p>
        <text:p text:style-name="P2">khah kóng mā sī hit kù <text:s/>Nice <text:s text:c="2"/>to <text:s text:c="2"/>meet <text:s text:c="2"/>you .</text:p>
        <text:p text:style-name="P2"/>
        <text:p text:style-name="P2">是咧哭枵喔！</text:p>
        <text:p text:style-name="P2">Sī leh khàu-iau --ooh! </text:p>
        <text:p text:style-name="P2"/>
        <text:p text:style-name="P2">我咧教囡仔無你是咧講啥？</text:p>
        <text:p text:style-name="P2">Guá leh kà gín-á bô lí sī leh kóng sánn?</text:p>
        <text:p text:style-name="P2"/>
        <text:p text:style-name="P2">好矣啦，</text:p>
        <text:p text:style-name="P2">Hó --ah --lah, </text:p>
        <text:p text:style-name="P2"/>
        <text:p text:style-name="P2">傷假的代誌莫閣做矣，</text:p>
        <text:p text:style-name="P2">siunn ké ê tāi-tsì mài koh tsò --ah, </text:p>
        <text:p text:style-name="P2"/>
        <text:p text:style-name="P2">紲落來咧？</text:p>
        <text:p text:style-name="P2">suà --lo̍h-lâi --leh? </text:p>
        <text:p text:style-name="P2"/>
        <text:p text:style-name="P2">閣搬佗一齣的？</text:p>
        <text:p text:style-name="P2">Koh puann tó tsi̍t tshut --ê?</text:p>
        <text:p text:style-name="P2"/>
        <text:p text:style-name="P2">喂！</text:p>
        <text:p text:style-name="P2">Ueh! </text:p>
        <text:p text:style-name="P2"/>
        <text:p text:style-name="P2">你這馬咧講啥，</text:p>
        <text:p text:style-name="P2">Lí tsit-má leh kóng sánn, </text:p>
        <text:p text:style-name="P2"/>
        <text:p text:style-name="P2">唅？</text:p>
        <text:p text:style-name="P2">hannh? </text:p>
        <text:p text:style-name="P2"/>
        <text:p text:style-name="P2">囡仔人咧毋捌代誌，</text:p>
        <text:p text:style-name="P2">Gín-á-lâng leh m̄ bat tāi-tsì, </text:p>
        <text:p text:style-name="P2"/>
        <text:p text:style-name="P2">你大人大種矣，</text:p>
        <text:p text:style-name="P2">lí tuā-lâng-tuā-tsíng --ah, </text:p>
        <text:p text:style-name="P2"/>
        <text:p text:style-name="P2">好命的媽媽攏做甲幾若任矣，</text:p>
        <text:p text:style-name="P2">hó-miā ê má-mah lóng tsò kah kuí-nā jīm --ah, </text:p>
        <text:p text:style-name="P2"/>
        <text:p text:style-name="P2">閣綴人佇咧三八閣假賢慧。</text:p>
        <text:p text:style-name="P2">koh tè lâng tī-leh sam-pat koh ké hiân-huē.</text:p>
        <text:p text:style-name="P2"/>
        <text:p text:style-name="P2">歹勢，</text:p>
        <text:p text:style-name="P2">pháinn-sè, </text:p>
        <text:p text:style-name="P2"/>
        <text:p text:style-name="P2">這毋是 錄音帶 呢！</text:p>
        <text:p text:style-name="P2">tse m̄ sī <text:s/>錄音帶 <text:s/>--neh!</text:p>
        <text:p text:style-name="P2"/>
        <text:p text:style-name="P2">無彼啥？</text:p>
        <text:p text:style-name="P2">Bô he sánn?</text:p>
        <text:p text:style-name="P2"/>
        <text:p text:style-name="P2">這是 第五代念經機 ，</text:p>
        <text:p text:style-name="P2">Tse sī <text:s/>第五代念經機 , </text:p>
        <text:p text:style-name="P2"/>
        <text:p text:style-name="P2">是 <text:s/>電子合成音 <text:s/>較有 <text:s/>環保概念 。</text:p>
        <text:p text:style-name="P2">sī <text:s/>電子合成音 <text:s/>khah ū <text:s/>環保概念 .</text:p>
        <text:p text:style-name="P2"/>
        <text:p text:style-name="P2">哈哈哈。</text:p>
        <text:p text:style-name="P2">Ha ha ha.</text:p>
        <text:p text:style-name="P2"/>
        <text:p text:style-name="P2">你閣共我笑。</text:p>
        <text:p text:style-name="P2">Lí koh kā guá tshiò.</text:p>
        <text:p text:style-name="P2"/>
        <text:p text:style-name="P2"><text:soft-page-break/></text:p>
        <text:p text:style-name="P2">媽媽一世人上討厭人哭。</text:p>
        <text:p text:style-name="P2">má-mah tsi̍t-sì-lâng siōng thó-ià lâng khàu.</text:p>
        <text:p text:style-name="P2"/>
        <text:p text:style-name="P2">好啦、好啦、好啦，莫要求遐濟矣啦，</text:p>
        <text:p text:style-name="P2">Hó --lah, hó --lah, hó --lah, mài iau-kiû hiah tsē --ah --lah, </text:p>
        <text:p text:style-name="P2"/>
        <text:p text:style-name="P2">這不過是一个 傳統儀式 ，</text:p>
        <text:p text:style-name="P2">tse put-kò sī tsi̍t ê <text:s/>傳統儀式 , </text:p>
        <text:p text:style-name="P2"/>
        <text:p text:style-name="P2"><text:s/>traditional , <text:s/>ok ?</text:p>
        <text:p text:style-name="P2"><text:s/>traditional , <text:s/>ok ?</text:p>
        <text:p text:style-name="P2"/>
        <text:p text:style-name="P2"><text:s/>Ok . </text:p>
        <text:p text:style-name="P2"><text:s/>Ok . </text:p>
        <text:p text:style-name="P2"/>
        <text:p text:style-name="P2">恁對待媽媽嘛是這款 儀式 ，</text:p>
        <text:p text:style-name="P2">Lín tuì-thāi má-mah mā sī tsit khuán <text:s/>儀式 , </text:p>
        <text:p text:style-name="P2"/>
        <text:p text:style-name="P2">一个干焦會曉幾個月叫 秘書 提錢予媽媽，</text:p>
        <text:p text:style-name="P2">tsi̍t ê kan-na ē-hiáu kuí kò gue̍h kiò <text:s/>秘書 <text:s/>the̍h tsînn hōo má-mah, </text:p>
        <text:p text:style-name="P2"/>
        <text:p text:style-name="P2">一个對美國轉來就來共媽媽挖錢，</text:p>
        <text:p text:style-name="P2">tsi̍t ê uì Bí-kok tńg--lâi tō lâi kā má-mah óo tsînn, </text:p>
        <text:p text:style-name="P2"/>
        <text:p text:style-name="P2"/>
        <text:p text:style-name="P2">你是比人較偉大乎！</text:p>
        <text:p text:style-name="P2">Lí sī pí lâng khah uí-tāi --honnh! </text:p>
        <text:p text:style-name="P2"/>
        <text:p text:style-name="P2">講啥物無時間去病院替媽媽提藥仔，</text:p>
        <text:p text:style-name="P2">Kóng siánn-mih bô sî-kan khì pēnn-īnn thè má-mah the̍h io̍h-á, </text:p>
        <text:p text:style-name="P2"/>
        <text:p text:style-name="P2">理由是欲參加啥物 反核四絕食抗議 。</text:p>
        <text:p text:style-name="P2">lí-iû sī beh tsham-ka siánn-mih <text:s/>反核四絕食抗議 . </text:p>
        <text:p text:style-name="P2"/>
        <text:p text:style-name="P2"><text:s/>Great !</text:p>
        <text:p text:style-name="P2"><text:s/>Great ! </text:p>
        <text:p text:style-name="P2"/>
        <text:p text:style-name="P2">你真正 Super <text:s text:c="2"/>great! </text:p>
        <text:p text:style-name="P2">Lí tsin-tsiànn <text:s/>Super <text:s text:c="2"/>great !</text:p>
        <text:p text:style-name="P2"/>
        <text:p text:style-name="P2">我共恁拜託一下好無，</text:p>
        <text:p text:style-name="P2">Guá kā lín pài-thok --tsi̍t-ē hó --bô, </text:p>
        <text:p text:style-name="P2"/>
        <text:p text:style-name="P2">咱敢需要踮咧這个時陣這个所在，</text:p>
        <text:p text:style-name="P2">lán kám su-iàu tiàm leh tsit ê sî-tsūn tsit ê sóo-tsāi, </text:p>
        <text:p text:style-name="P2"/>
        <text:p text:style-name="P2">咧囡仔的面頭前講這个長長短短的代誌啊！</text:p>
        <text:p text:style-name="P2">leh gín-á ê bīn-thâu-tsîng kóng tsit ê tn̂g-tn̂g-té-té ê tāi-tsì --ah!</text:p>
        <text:p text:style-name="P2"/>
        <text:p text:style-name="P2">喂！</text:p>
        <text:p text:style-name="P2">Ueh! </text:p>
        <text:p text:style-name="P2"/>
        <text:p text:style-name="P2">嘿，</text:p>
        <text:p text:style-name="P2">Hennh, </text:p>
        <text:p text:style-name="P2"/>
        <text:p text:style-name="P2">我就是，</text:p>
        <text:p text:style-name="P2">guá tiō sī, </text:p>
        <text:p text:style-name="P2"><text:soft-page-break/>有看無 立法院院長打來的 ，</text:p>
        <text:p text:style-name="P2">ū khuànn --bô <text:s/>立法院院長打來的 , </text:p>
        <text:p text:style-name="P2"/>
        <text:p text:style-name="P2">喂！</text:p>
        <text:p text:style-name="P2">ueh! </text:p>
        <text:p text:style-name="P2"/>
        <text:p text:style-name="P2">嘿嘿嘿，</text:p>
        <text:p text:style-name="P2">Hennh hennh hennh, </text:p>
        <text:p text:style-name="P2"/>
        <text:p text:style-name="P2">好。</text:p>
        <text:p text:style-name="P2">hó.</text:p>
        <text:p text:style-name="P2"/>
        <text:p text:style-name="P2">我無想欲佮你冤啦。</text:p>
        <text:p text:style-name="P2">Guá bô siūnn-beh kah lí uan --lah.</text:p>
        <text:p text:style-name="P2"/>
        <text:p text:style-name="P2">紲落去咧？</text:p>
        <text:p text:style-name="P2">Suà--lo̍h-khì --leh?</text:p>
        <text:p text:style-name="P2"/>
        <text:p text:style-name="P2">啊無咱這馬乎，</text:p>
        <text:p text:style-name="P2">Ah bô lán tsit-má --honnh, </text:p>
        <text:p text:style-name="P2"/>
        <text:p text:style-name="P2">來跋一个桮乎，</text:p>
        <text:p text:style-name="P2">lâi pua̍h tsi̍t ê pue --honnh, </text:p>
        <text:p text:style-name="P2"/>
        <text:p text:style-name="P2">啊看問阿媽看按呢食飽無？</text:p>
        <text:p text:style-name="P2">ah khuànn mn̄g a-má khuànn án-ne tsia̍h-pá --bô? </text:p>
        <text:p text:style-name="P2"/>
        <text:p text:style-name="P2">啊有滿意矣無？</text:p>
        <text:p text:style-name="P2">Ah ū muá-ì --ah --bô?</text:p>
        <text:p text:style-name="P2"/>
        <text:p text:style-name="P2">叫大囝來好無，來大囝。</text:p>
        <text:p text:style-name="P2">Kiò tuā-kiánn lâi hó --bô, lâi tuā-kiánn.</text:p>
        <text:p text:style-name="P2"/>
        <text:p text:style-name="P2">敲電話。</text:p>
        <text:p text:style-name="P2">Khà tiān-uē.</text:p>
        <text:p text:style-name="P2"/>
        <text:p text:style-name="P2">大囝敲電話，</text:p>
        <text:p text:style-name="P2">Tuā-kiánn khà tiān-uē, </text:p>
        <text:p text:style-name="P2"/>
        <text:p text:style-name="P2"><text:s/>第二的 來 第二的 ，</text:p>
        <text:p text:style-name="P2"><text:s/>tē-jī--ê <text:s/>lâi <text:s/>tē-jī--ê , </text:p>
        <text:p text:style-name="P2"/>
        <text:p text:style-name="P2">你 第二的 乎？</text:p>
        <text:p text:style-name="P2">lí <text:s/>tē-jī--ê <text:s/>--honnh? </text:p>
        <text:p text:style-name="P2"/>
        <text:p text:style-name="P2">好，</text:p>
        <text:p text:style-name="P2">Hó, </text:p>
        <text:p text:style-name="P2"/>
        <text:p text:style-name="P2">來乎，</text:p>
        <text:p text:style-name="P2">lâi --honnh, </text:p>
        <text:p text:style-name="P2"/>
        <text:p text:style-name="P2">共阿媽講一下乎，</text:p>
        <text:p text:style-name="P2">kā a-má kóng --tsi̍t-ē --honnh, </text:p>
        <text:p text:style-name="P2"/>
        <text:p text:style-name="P2">這準備了無論有齊備無齊備無禁無忌，</text:p>
        <text:p text:style-name="P2">tse tsún-pī liáu bô-lūn ū tsê-pī bô tsê-pī bô kìm bô kī, </text:p>
        <text:p text:style-name="P2"/>
        <text:p text:style-name="P2">歡歡喜喜賞賜金桮就是，</text:p>
        <text:p text:style-name="P2">huann-huann-hí-hí siúnn-sù kim-pue tō sī, </text:p>
        <text:p text:style-name="P2"/>
        <text:p text:style-name="P2">來跋落。</text:p>
        <text:p text:style-name="P2">lâi pua̍h --lo̍h. </text:p>
        <text:p text:style-name="P2"/>
        <text:p text:style-name="P2">哪會無桮啊！</text:p>
        <text:p text:style-name="P2">Ná ē bô pue --ah! </text:p>
        <text:p text:style-name="P2"/>
        <text:p text:style-name="P2"/>
        <text:p text:style-name="P6">無桮，</text:p>
        <text:p text:style-name="P2">Bô pue, </text:p>
        <text:p text:style-name="P2"/>
        <text:p text:style-name="P2">來閣跋 一 遍，</text:p>
        <text:p text:style-name="P2">lâi koh pua̍h <text:s/>tsi̍t <text:s/>piàn, </text:p>
        <text:p text:style-name="P2"/>
        <text:p text:style-name="P2">來賞賜金桮，</text:p>
        <text:p text:style-name="P2">lâi siúnn-sù kim-pue, </text:p>
        <text:p text:style-name="P2"/>
        <text:p text:style-name="P2">嘛無桮呢！</text:p>
        <text:p text:style-name="P2">mā bô pue --neh! </text:p>
        <text:p text:style-name="P2"/>
        <text:p text:style-name="P2">愛笑。</text:p>
        <text:p text:style-name="P2">Ài tshiò.</text:p>
        <text:p text:style-name="P2"/>
        <text:p text:style-name="P2">莫怪輸甲規褲底啦！</text:p>
        <text:p text:style-name="P2">bo̍k-kuài su kah kui khòo-té --lah!</text:p>
        <text:p text:style-name="P2"/>
        <text:p text:style-name="P2">無你厲害，</text:p>
        <text:p text:style-name="P2">Bô lí lī-hāi, </text:p>
        <text:p text:style-name="P2"/>
        <text:p text:style-name="P2">你來跋啊！</text:p>
        <text:p text:style-name="P2">lí lâi pua̍h --ah! </text:p>
        <text:p text:style-name="P2"/>
        <text:p text:style-name="P2">喂！</text:p>
        <text:p text:style-name="P2">Ueh! </text:p>
        <text:p text:style-name="P2"/>
        <text:p text:style-name="P2">咧欲選舉矣。</text:p>
        <text:p text:style-name="P2">Tih-beh suán-kí --ah.</text:p>
        <text:p text:style-name="P2"/>
        <text:p text:style-name="P2"><text:s/>第二 新婦。</text:p>
        <text:p text:style-name="P2"><text:s/>Tē-jī <text:s/>sin-pū.</text:p>
        <text:p text:style-name="P2"/>
        <text:p text:style-name="P2"><text:s/>第二 新婦乎，</text:p>
        <text:p text:style-name="P2"><text:s/>Tē-jī <text:s/>sin-pū --honnh, </text:p>
        <text:p text:style-name="P2"/>
        <text:p text:style-name="P2">來阿媽這馬 第二 新婦乎共你跋桮，</text:p>
        <text:p text:style-name="P2"><text:span text:style-name="T2">lâi a-má tsit-má <text:s/>tē-jī <text:s/>sin-pū --honnh kā lí pua̍h-pue,</text:span> </text:p>
        <text:p text:style-name="P2"/>
        <text:p text:style-name="P2">來賞賜金桮就是，</text:p>
        <text:p text:style-name="P2">lâi siúnn-sù kim-pue tō sī, </text:p>
        <text:p text:style-name="P2"/>
        <text:p text:style-name="P2">啊！</text:p>
        <text:p text:style-name="P2">ah! </text:p>
        <text:p text:style-name="P2"/>
        <text:p text:style-name="P2">歹勢，</text:p>
        <text:p text:style-name="P2">Pháinn-sè, </text:p>
        <text:p text:style-name="P2"/>
        <text:p text:style-name="P2">嘛無桮呢！</text:p>
        <text:p text:style-name="P2">mā bô pue --neh! </text:p>
        <text:p text:style-name="P2"/>
        <text:p text:style-name="P2">來，</text:p>
        <text:p text:style-name="P2">Lâi, </text:p>
        <text:p text:style-name="P2"/>
        <text:p text:style-name="P2">閣跋一下好啦！</text:p>
        <text:p text:style-name="P2">koh pua̍h --tsi̍t-ē hó --lah!</text:p>
        <text:p text:style-name="P2"/>
        <text:p text:style-name="P2">有無？</text:p>
        <text:p text:style-name="P2">Ū --bô?</text:p>
        <text:p text:style-name="P2"/>
        <text:p text:style-name="P2">啊！</text:p>
        <text:p text:style-name="P2">Ah! </text:p>
        <text:p text:style-name="P2"/>
        <text:p text:style-name="P2">無桮無桮。</text:p>
        <text:p text:style-name="P2">Bô pue bô pue.</text:p>
        <text:p text:style-name="P2"/>
        <text:p text:style-name="P2">無桮喔！</text:p>
        <text:p text:style-name="P2">Bô pue --ooh! </text:p>
        <text:p text:style-name="P2"/>
        <text:p text:style-name="P2">我看規氣叫 Tony 來跋就好矣啦！</text:p>
        <text:p text:style-name="P2">Guá khuànn kui-khì kiò <text:s/>Tony <text:s/>lâi pua̍h tiō hó --ah --lah! </text:p>
        <text:p text:style-name="P2"/>
        <text:p text:style-name="P2"/>
        <text:p text:style-name="P6">橫直母仔心目中干焦這个查埔孫嘛！</text:p>
        <text:p text:style-name="P2">Huînn-ti̍t bú--á sim-bo̍k-tiong kan-na tsit ê tsa-poo-sun --mah!</text:p>
        <text:p text:style-name="P2"/>
        <text:p text:style-name="P2">嫂仔，</text:p>
        <text:p text:style-name="P2">Só--á, </text:p>
        <text:p text:style-name="P2"/>
        <text:p text:style-name="P2">話莫按呢講好無，</text:p>
        <text:p text:style-name="P2">uē mài án-ne kóng hó --bô, </text:p>
        <text:p text:style-name="P2"/>
        <text:p text:style-name="P2">阿媽跤尾錢 Tony 嘛無分較濟啊！</text:p>
        <text:p text:style-name="P2">a-má kha-bué-tsînn <text:s/>Tony <text:s/>mā bô pun khah tsē --ah! </text:p>
        <text:p text:style-name="P2"/>
        <text:p text:style-name="P2"><text:s/>Tony , <text:s/>you <text:s text:c="2"/>do <text:s text:c="2"/>this .</text:p>
        <text:p text:style-name="P2"><text:s/>Tony , <text:s/>you <text:s text:c="2"/>do <text:s text:c="2"/>this .</text:p>
        <text:p text:style-name="P2"/>
        <text:p text:style-name="P2"><text:s/>What ?</text:p>
        <text:p text:style-name="P2"><text:s/>What ?</text:p>
        <text:p text:style-name="P2"/>
        <text:p text:style-name="P2"><text:s/>You 跋桮，</text:p>
        <text:p text:style-name="P2"><text:s/>You <text:s/>pua̍h-pue, </text:p>
        <text:p text:style-name="P2"/>
        <text:p text:style-name="P2"><text:s/>asking 阿媽，</text:p>
        <text:p text:style-name="P2"><text:s/>asking <text:s/>a-má, </text:p>
        <text:p text:style-name="P2"/>
        <text:p text:style-name="P2">看伊是 finish <text:s text:c="2"/>or <text:s text:c="2"/>not .</text:p>
        <text:p text:style-name="P2">khuànn i sī <text:s/>finish <text:s text:c="2"/>or <text:s text:c="2"/>not .</text:p>
        <text:p text:style-name="P2"/>
        <text:p text:style-name="P2">阿媽 doesn’t <text:s text:c="2"/>eat <text:s text:c="2"/>this .</text:p>
        <text:p text:style-name="P2">A-má <text:s/>doesn’t <text:s text:c="2"/>eat <text:s text:c="2"/>this .</text:p>
        <text:p text:style-name="P2"/>
        <text:p text:style-name="P2"/>
        <text:p text:style-name="P2">我講阿媽毋食這. </text:p>
        <text:p text:style-name="P2">Guá kóng a-má m̄ tsia̍h tse. </text:p>
        <text:p text:style-name="P2"/>
        <text:p text:style-name="P2"/>
        <text:p text:style-name="P2">啊這馬啥物情形啊！</text:p>
        <text:p text:style-name="P2">Ah tsit-má siánn-mih tsîng-hîng --ah!</text:p>
        <text:p text:style-name="P2"/>
        <text:p text:style-name="P2">跋無桮啦！</text:p>
        <text:p text:style-name="P2">Pua̍h bô pue --lah! </text:p>
        <text:p text:style-name="P2"/>
        <text:p text:style-name="P2">啊彼 Tony 講啥母仔無愛食彼啦！</text:p>
        <text:p text:style-name="P2">Ah he <text:s/>Tony <text:s/>kóng siánn bú--á bô ài tsia̍h he --lah!</text:p>
        <text:p text:style-name="P2"/>
        <text:p text:style-name="P2">啊無欲食啥？</text:p>
        <text:p text:style-name="P2">Ah-bô beh tsia̍h sánn?</text:p>
        <text:p text:style-name="P2"/>
        <text:p text:style-name="P2">我哪會知，</text:p>
        <text:p text:style-name="P2">Guá ná ē tsai, </text:p>
        <text:p text:style-name="P2"/>
        <text:p text:style-name="P2">我敢你喔，</text:p>
        <text:p text:style-name="P2">guá kánn lí --ooh, </text:p>
        <text:p text:style-name="P2"/>
        <text:p text:style-name="P2">彼英文阮敢聽有！</text:p>
        <text:p text:style-name="P4">he Ing-bûn gún kám thiann-ū!</text:p>
        <text:p text:style-name="P2"/>
        <text:p text:style-name="P2">你！</text:p>
        <text:p text:style-name="P2">Lí! </text:p>
        <text:p text:style-name="P2"/>
        <text:p text:style-name="P2">勝仔，</text:p>
        <text:p text:style-name="P2">Sìng--á, </text:p>
        <text:p text:style-name="P2"/>
        <text:p text:style-name="P2">啊伊講母仔欲食啥？</text:p>
        <text:p text:style-name="P2">ah i kóng bú--á beh tsia̍h sánn?</text:p>
        <text:p text:style-name="P8"/>
        <text:p text:style-name="P8">伊講媽媽早頓攏是食烘 <text:span text:style-name="T3">sio̍k-pháng</text:span>啦！</text:p>
        <text:p text:style-name="P8">I kóng má-mah tsá-tǹg lóng sī tsia̍h <text:span text:style-name="T3">hang sio̍k-pháng</text:span> <text:s/>--lah! </text:p>
        <text:p text:style-name="P2"/>
        <text:p text:style-name="P2"><text:soft-page-break/>啉咖啡有加牛奶無加糖，</text:p>
        <text:p text:style-name="P2">Lim ka-pi ū ka gû-ling bô ka thn̂g, </text:p>
        <text:p text:style-name="P2"/>
        <text:p text:style-name="P2">閣欲看啥物 電視 的 早時新聞 。</text:p>
        <text:p text:style-name="P8">koh beh khuànn siánn-mih <text:s/><text:span text:style-name="T3">tiān-sī ê tsái-sî sin-bûn</text:span>.</text:p>
        <text:p text:style-name="P2"/>
        <text:p text:style-name="P2">啊就去攢啊！</text:p>
        <text:p text:style-name="P2">Ah tiō khì tshuân --ah!</text:p>
        <text:p text:style-name="P2"/>
        <text:p text:style-name="P2">喂！</text:p>
        <text:p text:style-name="P2">Ueh! </text:p>
        <text:p text:style-name="P2"/>
        <text:p text:style-name="P2">啊母仔 臺灣人 <text:s/>怎麼 攢這 美國 禮唅？</text:p>
        <text:p text:style-name="P2">Ah bú--á <text:s/>Tâi-uân-lâng <text:s text:c="2"/>怎麼 <text:s/>tshuân tse <text:s/>Bí-kok <text:s/>lé --hannh?</text:p>
        <text:p text:style-name="P2"/>
        <text:p text:style-name="P2">講這咧！</text:p>
        <text:p text:style-name="P2">Kóng tse --leh! </text:p>
        <text:p text:style-name="P2"/>
        <text:p text:style-name="P2">啊你毋 臺灣 喙，</text:p>
        <text:p text:style-name="P2">Ah lí m̄ <text:s/>Tâi-uân <text:s/>tshuì, </text:p>
        <text:p text:style-name="P2"/>
        <text:p text:style-name="P2">聽著講食 日本 料理規个人爽甲敢若著猴咧！</text:p>
        <text:p text:style-name="P2">thiann-tio̍h kóng tsia̍h <text:s/>Ji̍t-pún <text:s/>liāu-lí kui-ê lâng sóng kah kánn-ná tio̍h-kâu --leh! </text:p>
        <text:p text:style-name="P2"/>
        <text:p text:style-name="P2">好矣！</text:p>
        <text:p text:style-name="P2">Hó --ah! </text:p>
        <text:p text:style-name="P2"/>
        <text:p text:style-name="P2">緊去攢攢咧、緊去攢攢咧啦！</text:p>
        <text:p text:style-name="P2">Kín khì tshuân-tshuân --eh, kín khì tshuân-tshuân --eh --lah!</text:p>
        <text:p text:style-name="P2"/>
        <text:p text:style-name="P2">緊入去用。</text:p>
        <text:p text:style-name="P2">kín ji̍p-khì iōng.</text:p>
        <text:p text:style-name="P2"/>
        <text:p text:style-name="P2">有影喔！</text:p>
        <text:p text:style-name="P2">Ū-iánn --ooh! </text:p>
        <text:p text:style-name="P2"/>
        <text:p text:style-name="P2">恁遮的人辦代誌。</text:p>
        <text:p text:style-name="P2"><text:span text:style-name="T2">Lín tsia-ê lâng pān tāi-tsì.</text:span> </text:p>
        <text:p text:style-name="P2"/>
        <text:p text:style-name="P2">嘿，</text:p>
        <text:p text:style-name="P2">Heh, </text:p>
        <text:p text:style-name="P2"/>
        <text:p text:style-name="P2">歹勢乎，</text:p>
        <text:p text:style-name="P2">pháinn-sè --honnh, </text:p>
        <text:p text:style-name="P2"/>
        <text:p text:style-name="P2">這嘛是愛綴時代咧行啦。</text:p>
        <text:p text:style-name="P2">tse mā sī ài tuè sî-tāi leh kiânn --lah.</text:p>
        <text:p text:style-name="P2"/>
        <text:p text:style-name="P2">歹勢。</text:p>
        <text:p text:style-name="P2">Pháinn-sè. </text:p>
        <text:p text:style-name="P2"/>
        <text:p text:style-name="P2">有影，</text:p>
        <text:p text:style-name="P2">Ū-iánn, </text:p>
        <text:p text:style-name="P2"/>
        <text:p text:style-name="P2">有影。</text:p>
        <text:p text:style-name="P2">ū-iánn.</text:p>
        <text:p text:style-name="P2"/>
        <text:p text:style-name="P2">以後遮的猴死囡仔若掣起來，</text:p>
        <text:p text:style-name="P2">Í-āu tsia-ê kâu-sí-gín-á nā tshuah --khí-lâi, </text:p>
        <text:p text:style-name="P2"/>
        <text:p text:style-name="P2">三頓愛改捀 麥當勞 矣啦！</text:p>
        <text:p text:style-name="P2">sann tǹg ài kái phâng <text:s/>麥當勞 <text:s/>--ah --lah!</text:p>
        <text:p text:style-name="P2"/>
        <text:p text:style-name="P2">有可能。</text:p>
        <text:p text:style-name="P2">Ū khó-lîng.</text:p>
        <text:p text:style-name="P2"><text:soft-page-break/></text:p>
        <text:p text:style-name="P2">彼 諮商委員會 啊！</text:p>
        <text:p text:style-name="P2">He <text:s/>諮商委員會 <text:s/>--ah! </text:p>
        <text:p text:style-name="P2"/>
        <text:p text:style-name="P2">啊你有啥意見。</text:p>
        <text:p text:style-name="P2">Ah lí ū siánn ì-kiàn.</text:p>
        <text:p text:style-name="P2"/>
        <text:p text:style-name="P2">彼你處理就好矣啦！</text:p>
        <text:p text:style-name="P2">He lí tshú-lí tiō hó --ah --lah!</text:p>
        <text:p text:style-name="P2"/>
        <text:p text:style-name="P2">無按呢啦 臺灣 這爿乎，</text:p>
        <text:p text:style-name="P2">Bô án-ne --lah <text:s/>Tâi-uân <text:s/>tsit pîng --honnh, </text:p>
        <text:p text:style-name="P2"/>
        <text:p text:style-name="P2">我來撨啦乎，</text:p>
        <text:p text:style-name="P2">guá lâi tshiâu --lah --honnh, </text:p>
        <text:p text:style-name="P2"/>
        <text:p text:style-name="P2">總統佮副總統攏會送輓聯，</text:p>
        <text:p text:style-name="P2">tsóng-thóng kah hù tsóng-thóng lóng ē sàng uán-liân, </text:p>
        <text:p text:style-name="P2"/>
        <text:p text:style-name="P2">啊主要委員有 五 院院長。</text:p>
        <text:p text:style-name="P2">ah tsú-iàu uí-uân ū <text:s/>gōo <text:s/>īnn īnn-tiúnn. </text:p>
        <text:p text:style-name="P2"/>
        <text:p text:style-name="P2">著啦！</text:p>
        <text:p text:style-name="P2">Tio̍h --lah! </text:p>
        <text:p text:style-name="P2"/>
        <text:p text:style-name="P2">猶閣有總統的後選人，</text:p>
        <text:p text:style-name="P2">Ah-koh ū tsóng-thóng ê hāu-suán-lîn, </text:p>
        <text:p text:style-name="P2"/>
        <text:p text:style-name="P2">乎，</text:p>
        <text:p text:style-name="P2">honnh, </text:p>
        <text:p text:style-name="P2"/>
        <text:p text:style-name="P2">這我攏來撨，</text:p>
        <text:p text:style-name="P2">tse guá lóng lâi tshiâu, </text:p>
        <text:p text:style-name="P2"/>
        <text:p text:style-name="P2">啊，</text:p>
        <text:p text:style-name="P2">ah, </text:p>
        <text:p text:style-name="P2"/>
        <text:p text:style-name="P2">你咧？</text:p>
        <text:p text:style-name="P2">lí --leh? </text:p>
        <text:p text:style-name="P2"/>
        <text:p text:style-name="P2"><text:s/>美國 彼爿，</text:p>
        <text:p text:style-name="P2"><text:s/>Bí-kok <text:s/>hit pîng, </text:p>
        <text:p text:style-name="P2"/>
        <text:p text:style-name="P2"><text:s/>美國 總統你敢會通？</text:p>
        <text:p text:style-name="P2"><text:s/>Bí-kok <text:s/>tsóng-thóng lí kám ē thong?</text:p>
        <text:p text:style-name="P2"/>
        <text:p text:style-name="P2"><text:s/>美國 總統？</text:p>
        <text:p text:style-name="P2"><text:s/>Bí-kok <text:s/>tsóng-thóng?</text:p>
        <text:p text:style-name="P2"/>
        <text:p text:style-name="P2">嘿啊！</text:p>
        <text:p text:style-name="P2">Hennh --ah!</text:p>
        <text:p text:style-name="P2"/>
        <text:p text:style-name="P2">咱家己總統欲見伊，</text:p>
        <text:p text:style-name="P2">Lán ka-kī tsóng-thóng beh kìnn --i, </text:p>
        <text:p text:style-name="P2"/>
        <text:p text:style-name="P2">人攏無愛插潲矣，</text:p>
        <text:p text:style-name="P2">lâng lóng bô ài tshap-siâu --ah, </text:p>
        <text:p text:style-name="P2"/>
        <text:p text:style-name="P2">我哪有可能遐夠力啦。</text:p>
        <text:p text:style-name="P2">guá ná ū khó-lîng hiah kàu-la̍t --lah.</text:p>
        <text:p text:style-name="P2"/>
        <text:p text:style-name="P2">喔！</text:p>
        <text:p text:style-name="P2">Ooh! </text:p>
        <text:p text:style-name="P2"/>
        <text:p text:style-name="P2"><text:s/>州長 嘛會使啊，</text:p>
        <text:p text:style-name="P2"><text:s/>州長 <text:s/>mā ē-sái --ah, </text:p>
        <text:p text:style-name="P2"/>
        <text:p text:style-name="P2"><text:s/>州長 嘛蓋大。</text:p>
        <text:p text:style-name="P2"><text:s/>州長 <text:s/>mā kài tuā.</text:p>
        <text:p text:style-name="P2"><text:soft-page-break/></text:p>
        <text:p text:style-name="P2"><text:s/>美國人 毋是按呢做代誌的啦！</text:p>
        <text:p text:style-name="P2"><text:s/>Bí-kok-lâng <text:s/>m̄ sī án-ne tsò tāi-tsì --ê --lah!</text:p>
        <text:p text:style-name="P2"/>
        <text:p text:style-name="P2">謼，</text:p>
        <text:p text:style-name="P2">Hooh, </text:p>
        <text:p text:style-name="P2"/>
        <text:p text:style-name="P2">你拜託一下好無，</text:p>
        <text:p text:style-name="P2">lí pài-thok --tsi̍t-ē hó --bô, </text:p>
        <text:p text:style-name="P2"/>
        <text:p text:style-name="P2">無彩你踮咧 美國 遮爾久，</text:p>
        <text:p text:style-name="P2">bô-tshái lí tiàm leh <text:s/>Bí-kok <text:s/>tsiah-nī kú, </text:p>
        <text:p text:style-name="P2"/>
        <text:p text:style-name="P2">閣坉遐爾濟錢。</text:p>
        <text:p text:style-name="P2">koh thūn hiah-nī tsē tsînn. </text:p>
        <text:p text:style-name="P2"/>
        <text:p text:style-name="P2">喂，</text:p>
        <text:p text:style-name="P2">Ueh, </text:p>
        <text:p text:style-name="P2"/>
        <text:p text:style-name="P2">你！</text:p>
        <text:p text:style-name="P2">lí!</text:p>
        <text:p text:style-name="P2"/>
        <text:p text:style-name="P2">一點仔代誌攏無法度做。</text:p>
        <text:p text:style-name="P2">Tsi̍t-tiám-á tāi-tsì lóng bô-huat-tōo tsò.</text:p>
        <text:p text:style-name="P2"/>
        <text:p text:style-name="P2">講著錢，</text:p>
        <text:p text:style-name="P2">Kóng-tio̍h tsînn, </text:p>
        <text:p text:style-name="P2"/>
        <text:p text:style-name="P2">母仔敢有交代啥？</text:p>
        <text:p text:style-name="P2">bú--á kám ū kau-tài sánn?</text:p>
        <text:p text:style-name="P2"/>
        <text:p text:style-name="P2">喂，</text:p>
        <text:p text:style-name="P2">Ueh, </text:p>
        <text:p text:style-name="P2"/>
        <text:p text:style-name="P2">這馬母仔身軀攏猶未冷呢，</text:p>
        <text:p text:style-name="P2">tsit-má bú--á sin-khu lóng ah-buē líng --neh, </text:p>
        <text:p text:style-name="P2"/>
        <text:p text:style-name="P2">敢著愛討論這諾？</text:p>
        <text:p text:style-name="P2">kám to̍h-ài thó-lūn tse --hioh?</text:p>
        <text:p text:style-name="P2"/>
        <text:p text:style-name="P2">伊走的時陣我無佇伊身邊啊，</text:p>
        <text:p text:style-name="P2">I tsáu ê sî-tsūn guá bô tī i sin-pinn --ah, </text:p>
        <text:p text:style-name="P2"/>
        <text:p text:style-name="P2">啊伊有交代啥，</text:p>
        <text:p text:style-name="P2">ah i ū kau-tài sánn, </text:p>
        <text:p text:style-name="P2"/>
        <text:p text:style-name="P2">我總是愛了解嘛。</text:p>
        <text:p text:style-name="P2">guá tsóng--sī ài liáu-kái --mah.</text:p>
        <text:p text:style-name="P2"/>
        <text:p text:style-name="P2">你了解啥！</text:p>
        <text:p text:style-name="P2">Lí liáu-kái sánn! </text:p>
        <text:p text:style-name="P2"/>
        <text:p text:style-name="P2">這馬這，等呢才閣講、等呢才閣講。</text:p>
        <text:p text:style-name="P2">Tsit-má tse, tán --neh tsiah-koh kóng, tán --neh tsiah-koh kóng. </text:p>
        <text:p text:style-name="P2"/>
        <text:p text:style-name="P2">喂，</text:p>
        <text:p text:style-name="P2">Ueh, </text:p>
        <text:p text:style-name="P2"/>
        <text:p text:style-name="P2">嘿嘿嘿，</text:p>
        <text:p text:style-name="P2">hennh hennh hennh, </text:p>
        <text:p text:style-name="P2"/>
        <text:p text:style-name="P2">我就是，</text:p>
        <text:p text:style-name="P2">guá tiō sī, </text:p>
        <text:p text:style-name="P2"/>
        <text:p text:style-name="P2">喔，</text:p>
        <text:p text:style-name="P2">ooh, </text:p>
        <text:p text:style-name="P2"/>
        <text:p text:style-name="P2"><text:s/>謝謝 、 謝謝 、 謝謝 ，</text:p>
        <text:p text:style-name="P2"><text:s/>謝謝 , <text:s/>謝謝 , <text:s/>謝謝 , </text:p>
        <text:p text:style-name="P2"><text:soft-page-break/></text:p>
        <text:p text:style-name="P2">嘿。</text:p>
        <text:p text:style-name="P2">hennh.</text:p>
        <text:p text:style-name="P2"/>
        <text:p text:style-name="P2">哎唷！</text:p>
        <text:p text:style-name="P2">Aih-ioh! </text:p>
        <text:p text:style-name="P2"/>
        <text:p text:style-name="P2">來矣喔！</text:p>
        <text:p text:style-name="P2">Lâi --ah --ooh! </text:p>
        <text:p text:style-name="P2"/>
        <text:p text:style-name="P2">遮緊。</text:p>
        <text:p text:style-name="P2">Tsiah kín. </text:p>
        <text:p text:style-name="P2"/>
        <text:p text:style-name="P2">我徙一个位一下，</text:p>
        <text:p text:style-name="P2">Guá suá tsi̍t ê uī --tsi̍t-ē, </text:p>
        <text:p text:style-name="P2"/>
        <text:p text:style-name="P2">來！</text:p>
        <text:p text:style-name="P2">lâi! </text:p>
        <text:p text:style-name="P2"/>
        <text:p text:style-name="P2">好來。</text:p>
        <text:p text:style-name="P2">Hó lâi. </text:p>
        <text:p text:style-name="P2"/>
        <text:p text:style-name="P2">電視乎，</text:p>
        <text:p text:style-name="P2">Tiān-sī --honnh, </text:p>
        <text:p text:style-name="P2"/>
        <text:p text:style-name="P2">阿媽看會著的所在就好，</text:p>
        <text:p text:style-name="P2">a-má khuànn ē tio̍h ê sóo-tsāi tō hó, </text:p>
        <text:p text:style-name="P2"/>
        <text:p text:style-name="P2">啊敢有講欲看佗一臺？</text:p>
        <text:p text:style-name="P2">ah kám ū kóng beh khuànn tó tsi̍t tâi? </text:p>
        <text:p text:style-name="P2"/>
        <text:p text:style-name="P2">阿媽？</text:p>
        <text:p text:style-name="P2">A-má?</text:p>
        <text:p text:style-name="P2"/>
        <text:p text:style-name="P2"><text:s/>News 。</text:p>
        <text:p text:style-name="P2"><text:s/>News .</text:p>
        <text:p text:style-name="P2"/>
        <text:p text:style-name="P2"><text:s/>News 喔，</text:p>
        <text:p text:style-name="P2"><text:s/>News <text:s/>--ooh, </text:p>
        <text:p text:style-name="P2"/>
        <text:p text:style-name="P2">好佳哉臺灣啥物臺無，</text:p>
        <text:p text:style-name="P2">hó-ka-tsài Tâi-uân siánn-mih tâi bô, </text:p>
        <text:p text:style-name="P2"/>
        <text:p text:style-name="P2"><text:s/>news 臺上濟，</text:p>
        <text:p text:style-name="P2"><text:s/>news <text:s/>tâi siōng tsē, </text:p>
        <text:p text:style-name="P2"/>
        <text:p text:style-name="P2">濟甲若貓仔毛咧！</text:p>
        <text:p text:style-name="P2">tsē kah ná niau-á moo --leh! </text:p>
        <text:p text:style-name="P2"/>
        <text:p text:style-name="P2"><text:s/>news 選舉啦，</text:p>
        <text:p text:style-name="P2"><text:s/>news <text:s/>suán-kí --lah, </text:p>
        <text:p text:style-name="P2"/>
        <text:p text:style-name="P2">啊，</text:p>
        <text:p text:style-name="P2">ah, </text:p>
        <text:p text:style-name="P2"/>
        <text:p text:style-name="P2">這馬佗一个人欲來跋？</text:p>
        <text:p text:style-name="P2">tsit-má tó tsi̍t ê lâng beh lâi pua̍h?</text:p>
        <text:p text:style-name="P2"/>
        <text:p text:style-name="P2">大孫！</text:p>
        <text:p text:style-name="P2">Tuā-sun!</text:p>
        <text:p text:style-name="P2"/>
        <text:p text:style-name="P2">大孫諾！</text:p>
        <text:p text:style-name="P2">Tuā-sun --hioh! </text:p>
        <text:p text:style-name="P2"/>
        <text:p text:style-name="P2">來，</text:p>
        <text:p text:style-name="P2">Lâi, </text:p>
        <text:p text:style-name="P2"/>
        <text:p text:style-name="P2">阿媽，</text:p>
        <text:p text:style-name="P2">a-má, </text:p>
        <text:p text:style-name="P2"/>
        <text:p text:style-name="P2">這馬大孫來共你跋桮唷！</text:p>
        <text:p text:style-name="P2">tsit-má tuā-sun lâi kā lí pua̍h-pue --ioh!</text:p>
        <text:p text:style-name="P2"/>
        <text:p text:style-name="P2"><text:soft-page-break/>阿媽，</text:p>
        <text:p text:style-name="P2">A-má, </text:p>
        <text:p text:style-name="P2"/>
        <text:p text:style-name="P2">我是 吐奶仔 ，</text:p>
        <text:p text:style-name="P2">guá sī <text:s/>thóo-ling--á . </text:p>
        <text:p text:style-name="P2"/>
        <text:p text:style-name="P2"><text:s/>I'm <text:s text:c="2"/>not <text:s text:c="2"/>used <text:s text:c="2"/>to <text:s text:c="2"/>talking <text:s/></text:p>
        <text:p text:style-name="P2"><text:s/>I'm <text:s text:c="2"/>not <text:s text:c="2"/>used <text:s text:c="2"/>to <text:s text:c="2"/>talking <text:s/></text:p>
        <text:p text:style-name="P2"/>
        <text:p text:style-name="P2"><text:s/>to <text:s text:c="2"/>you <text:s text:c="2"/>like <text:s text:c="2"/>this .</text:p>
        <text:p text:style-name="P2"><text:s/>to <text:s text:c="2"/>you <text:s text:c="2"/>like <text:s text:c="2"/>this .</text:p>
        <text:p text:style-name="P2"/>
        <text:p text:style-name="P2"><text:s/>I <text:s text:c="2"/>remember <text:s text:c="3"/>we <text:s text:c="2"/>used <text:s text:c="2"/>to <text:s text:c="2"/>eat <text:s/></text:p>
        <text:p text:style-name="P2"><text:s/>I <text:s text:c="2"/>remember <text:s text:c="3"/>we <text:s text:c="2"/>used <text:s text:c="2"/>to <text:s text:c="2"/>eat <text:s/></text:p>
        <text:p text:style-name="P2"/>
        <text:p text:style-name="P2"><text:s/>breakfast <text:s text:c="2"/>together ,</text:p>
        <text:p text:style-name="P2"><text:s/>breakfast <text:s text:c="2"/>together ,</text:p>
        <text:p text:style-name="P2"/>
        <text:p text:style-name="P2"><text:s/>just <text:s text:c="2"/>you <text:s text:c="2"/>and <text:s text:c="2"/>me ,</text:p>
        <text:p text:style-name="P2"><text:s/>just <text:s text:c="2"/>you <text:s text:c="2"/>and <text:s text:c="2"/>me ,</text:p>
        <text:p text:style-name="P2"/>
        <text:p text:style-name="P2"><text:s/>and <text:s text:c="2"/>I <text:s text:c="2"/>can <text:s text:c="2"/>smell <text:s text:c="2"/>your <text:s text:c="2"/>perfume ,</text:p>
        <text:p text:style-name="P2"><text:s/>and <text:s text:c="2"/>I <text:s text:c="2"/>can <text:s text:c="2"/>smell <text:s text:c="2"/>your <text:s text:c="2"/>perfume ,</text:p>
        <text:p text:style-name="P2"/>
        <text:p text:style-name="P2"><text:s/>I <text:s text:c="2"/>didn’t <text:s text:c="2"/>know <text:s text:c="2"/>if <text:s text:c="2"/>it <text:s text:c="2"/>was <text:s text:c="2"/>your <text:s/></text:p>
        <text:p text:style-name="P2"><text:s/>I <text:s text:c="2"/>didn’t <text:s text:c="2"/>know <text:s text:c="2"/>if <text:s text:c="2"/>it <text:s text:c="2"/>was <text:s text:c="2"/>your <text:s/></text:p>
        <text:p text:style-name="P2"/>
        <text:p text:style-name="P2"><text:s/>hair <text:s text:c="2"/>or <text:s text:c="2"/>make-up ,</text:p>
        <text:p text:style-name="P2"><text:s/>hair <text:s text:c="2"/>or <text:s text:c="2"/>make-up ,</text:p>
        <text:p text:style-name="P2"/>
        <text:p text:style-name="P2"><text:s/>but <text:s text:c="2"/>I <text:s text:c="2"/>really <text:s text:c="2"/>like <text:s text:c="2"/>it ,</text:p>
        <text:p text:style-name="P2"><text:s/>but <text:s text:c="2"/>I <text:s text:c="2"/>really <text:s text:c="2"/>like <text:s text:c="2"/>it ,</text:p>
        <text:p text:style-name="P2"/>
        <text:p text:style-name="P2"><text:s/>or <text:s text:c="2"/>we <text:s text:c="2"/>watching <text:s text:c="2"/>the <text:s text:c="2"/>news ,</text:p>
        <text:p text:style-name="P2"><text:s/>or <text:s text:c="2"/>we <text:s text:c="2"/>watching <text:s text:c="2"/>the <text:s text:c="2"/>news ,</text:p>
        <text:p text:style-name="P2"/>
        <text:p text:style-name="P2"><text:s/>and <text:s text:c="2"/>you <text:s text:c="2"/>suddenly <text:s text:c="2"/>swear <text:s text:c="2"/>the <text:s text:c="2"/>TV , </text:p>
        <text:p text:style-name="P2"><text:s/>and <text:s text:c="2"/>you <text:s text:c="2"/>suddenly <text:s text:c="2"/>swear <text:s text:c="2"/>the <text:s text:c="2"/>TV , </text:p>
        <text:p text:style-name="P2"/>
        <text:p text:style-name="P2"><text:s/>just <text:s text:c="2"/>one <text:s text:c="2"/>word <text:s text:c="2"/>real <text:s text:c="2"/>quick <text:s/></text:p>
        <text:p text:style-name="P2"><text:s/>just <text:s text:c="2"/>one <text:s text:c="2"/>word <text:s text:c="2"/>real <text:s text:c="2"/>quick <text:s/></text:p>
        <text:p text:style-name="P2"/>
        <text:p text:style-name="P2"><text:s/>but <text:s text:c="2"/>than , <text:s/>you <text:s text:c="2"/>laugh <text:s text:c="2"/>at <text:s text:c="2"/>you </text:p>
        <text:p text:style-name="P2"><text:s/>but <text:s text:c="2"/>than , <text:s/>you <text:s text:c="2"/>laugh <text:s text:c="2"/>at <text:s text:c="2"/>you </text:p>
        <text:p text:style-name="P2"/>
        <text:p text:style-name="P2"><text:s/>smile <text:s text:c="2"/>and <text:s text:c="2"/>say <text:s/>見笑 、 見笑 .</text:p>
        <text:p text:style-name="P2"><text:s/>smile <text:s text:c="2"/>and <text:s text:c="2"/>say <text:s/>見笑 、 見笑 .</text:p>
        <text:p text:style-name="P2"/>
        <text:p text:style-name="P2"><text:s/>It's <text:s text:c="2"/>just <text:s text:c="2"/>between <text:s text:c="2"/>two <text:s text:c="2"/>of <text:s text:c="2"/>us , <text:s/>right ? </text:p>
        <text:p text:style-name="P2"><text:s/>It's <text:s text:c="2"/>just <text:s text:c="2"/>between <text:s text:c="2"/>two <text:s text:c="2"/>of <text:s text:c="2"/>us , <text:s/>right ? </text:p>
        <text:p text:style-name="P2"/>
        <text:p text:style-name="P2"><text:s/>Just <text:s text:c="2"/>our <text:s text:c="2"/>little <text:s text:c="2"/>secret .</text:p>
        <text:p text:style-name="P2"><text:s/>Just <text:s text:c="2"/>our <text:s text:c="2"/>little <text:s text:c="2"/>secret .</text:p>
        <text:p text:style-name="P2"/>
        <text:p text:style-name="P2"><text:soft-page-break/>啊，</text:p>
        <text:p text:style-name="P2">Ah, </text:p>
        <text:p text:style-name="P2"/>
        <text:p text:style-name="P2">聖桮啦，</text:p>
        <text:p text:style-name="P2">sìng-pue --lah, </text:p>
        <text:p text:style-name="P2"/>
        <text:p text:style-name="P2">恁阿媽是聽英文的啊毋較早講咧，</text:p>
        <text:p text:style-name="P2">lín a-má sī thiann Ing-bûn--ê ah m̄ khah-tsá kóng --eh, </text:p>
        <text:p text:style-name="P2"/>
        <text:p text:style-name="P2">啊，</text:p>
        <text:p text:style-name="P2">ah, </text:p>
        <text:p text:style-name="P2"/>
        <text:p text:style-name="P2">嘛聖桮，</text:p>
        <text:p text:style-name="P2">mā sìng-pue, </text:p>
        <text:p text:style-name="P2"/>
        <text:p text:style-name="P2">啊阮阿媽有影較惜大孫，</text:p>
        <text:p text:style-name="P2">ah guán a-má ū-iánn khah sioh tuā-sun, </text:p>
        <text:p text:style-name="P2"/>
        <text:p text:style-name="P2">閣惜查埔孫，</text:p>
        <text:p text:style-name="P2">koh sioh tsa-poo-sun, </text:p>
        <text:p text:style-name="P2"/>
        <text:p text:style-name="P2">來！</text:p>
        <text:p text:style-name="P2">lâi! </text:p>
        <text:p text:style-name="P2"/>
        <text:p text:style-name="P2">啊，</text:p>
        <text:p text:style-name="P2">Ah, </text:p>
        <text:p text:style-name="P2"/>
        <text:p text:style-name="P2">聖桮聖桮，</text:p>
        <text:p text:style-name="P2">sìng-pue sìng-pue, </text:p>
        <text:p text:style-name="P2"/>
        <text:p text:style-name="P2">阿媽誠歡喜，</text:p>
        <text:p text:style-name="P2">a-má tsiânn huann-hí, </text:p>
        <text:p text:style-name="P2"/>
        <text:p text:style-name="P2">好，</text:p>
        <text:p text:style-name="P2">hó, </text:p>
        <text:p text:style-name="P2"/>
        <text:p text:style-name="P2">啊這馬逐家會使歇睏乎，</text:p>
        <text:p text:style-name="P2">ah tsit-má ta̍k-ke ē-sái hioh-khùn --honnh, </text:p>
        <text:p text:style-name="P2"/>
        <text:p text:style-name="P2">來，</text:p>
        <text:p text:style-name="P2">lâi, </text:p>
        <text:p text:style-name="P2"/>
        <text:p text:style-name="P2">小歇睏一下，</text:p>
        <text:p text:style-name="P2">sió hioh-khùn --tsi̍t-ē, </text:p>
        <text:p text:style-name="P2"/>
        <text:p text:style-name="P2">來！</text:p>
        <text:p text:style-name="P2">lâi!</text:p>
        <text:p text:style-name="P2"/>
        <text:p text:style-name="P2"/>
        <text:p text:style-name="P2"/>
        <text:p text:style-name="P2"/>
        <text:p text:style-name="P2"><text:s/>五十 幾年來，</text:p>
        <text:p text:style-name="P2"><text:s/>Gōo-tsa̍p <text:s/>kuí nî lâi, </text:p>
        <text:p text:style-name="P2"/>
        <text:p text:style-name="P2">我毋知有幾擺行來遮，</text:p>
        <text:p text:style-name="P2">guá m̄ tsai ū kuí pái kiânn lâi tsia, </text:p>
        <text:p text:style-name="P2"/>
        <text:p text:style-name="P2">毋過我攏無勇氣共敲門入來，</text:p>
        <text:p text:style-name="P2">m̄-koh guá lóng bô ióng-khì kā khà-mn̂g ji̍p--lâi, </text:p>
        <text:p text:style-name="P2"/>
        <text:p text:style-name="P2"><text:s/>五十 幾年來看這个所在對繁華到稀微，</text:p>
        <text:p text:style-name="P2"><text:s/>gōo-tsa̍p <text:s/>kuí nî lâi khuànn tsit ê sóo-tsāi tuì huân-huâ kàu hi-bî, </text:p>
        <text:p text:style-name="P2"/>
        <text:p text:style-name="P2">毋過佇我的記持內底，</text:p>
        <text:p text:style-name="P2">m̄-koh tī guá ê kì-tî lāi-té, </text:p>
        <text:p text:style-name="P2"/>
        <text:p text:style-name="P2">這間厝佮厝內的人永遠攏是青春燦爛的模樣。</text:p>
        <text:p text:style-name="P2">tsit king tshù kah tshù-lāi ê lâng íng-uán lóng sī <text:soft-page-break/>tshing-tshun tshàn-lān ê bôo-iūnn.</text:p>
        <text:p text:style-name="P2"/>
        <text:p text:style-name="P2"><text:s/>五十 年矣，</text:p>
        <text:p text:style-name="P2"><text:s/>Gōo-tsa̍p <text:s/>nî --ah, </text:p>
        <text:p text:style-name="P2"/>
        <text:p text:style-name="P2">想袂到 五十 年了後我閣行入來這个所在，</text:p>
        <text:p text:style-name="P2">siūnn bē kàu <text:s/>gōo-tsa̍p <text:s/>nî liáu-āu guá koh kiânn ji̍p-lâi tsit ê sóo-tsāi, </text:p>
        <text:p text:style-name="P2"/>
        <text:p text:style-name="P2">竟然是欲和我心內彼个人惜別，</text:p>
        <text:p text:style-name="P2">kìng-liân sī beh hām guá sim-lāi hit ê lâng sioh-pia̍t, </text:p>
        <text:p text:style-name="P2"/>
        <text:p text:style-name="P2">我攏猶會記得伊坐佇 piano 頭前彈琴的時陣，</text:p>
        <text:p text:style-name="P2">guá lóng iáu ē-kì-tit i tsē tī <text:s/>piano <text:s/>thâu-tsîng tuânn-khîm ê sî-tsūn, </text:p>
        <text:p text:style-name="P2"/>
        <text:p text:style-name="P2">彼種美麗高尚的形影，</text:p>
        <text:p text:style-name="P2">hit tsióng bí-lē ko-sióng ê hîng-iánn, </text:p>
        <text:p text:style-name="P2"/>
        <text:p text:style-name="P2">彼个時陣，</text:p>
        <text:p text:style-name="P2">hit ê sî-tsūn, </text:p>
        <text:p text:style-name="P2"/>
        <text:p text:style-name="P2">我攏嘛咧數想這世人若有 一 工會當坐佇伊身軀邊，</text:p>
        <text:p text:style-name="P2">guá lóng mā teh siàu-siūnn tsit-sì-lâng nā ū <text:s/>tsi̍t <text:s/>kang ē-tàng tsē tī i sin-khu-pinn, </text:p>
        <text:p text:style-name="P2"/>
        <text:p text:style-name="P2">聽伊彈琴，</text:p>
        <text:p text:style-name="P2">thiann i tuânn-khîm, </text:p>
        <text:p text:style-name="P2"/>
        <text:p text:style-name="P2">彈予我 一 个人聽，</text:p>
        <text:p text:style-name="P2">tuânn hōo guá <text:s/>tsi̍t <text:s/>ê lâng thiann, </text:p>
        <text:p text:style-name="P2"/>
        <text:p text:style-name="P2">這可能是我一生上大的幸福，</text:p>
        <text:p text:style-name="P2">tse khó-lîng sī guá it-sing siōng tuā ê hīng-hok, </text:p>
        <text:p text:style-name="P2"/>
        <text:p text:style-name="P2">少年時陣彼个幸福的夢，</text:p>
        <text:p text:style-name="P2">siàu-liân sî-tsūn hit ê hīng-hok ê bāng, </text:p>
        <text:p text:style-name="P2"/>
        <text:p text:style-name="P2">這馬永永遠遠攏是 一 場夢而已，</text:p>
        <text:p text:style-name="P2">tsit-má íng-íng-uán-uán lóng sī <text:s/>tsi̍t <text:s/>tiûnn bāng jî-í, </text:p>
        <text:p text:style-name="P2"/>
        <text:p text:style-name="P2">講嘛奇怪，</text:p>
        <text:p text:style-name="P2">kóng mā kî-kuài, </text:p>
        <text:p text:style-name="P2"/>
        <text:p text:style-name="P2">我食甲這種歲數，</text:p>
        <text:p text:style-name="P2">guá tsia̍h kah tsit tsióng huè-sòo, </text:p>
        <text:p text:style-name="P2"/>
        <text:p text:style-name="P2">每擺若聽著熟似的彼條曲，</text:p>
        <text:p text:style-name="P2">muí pái nā thiann-tio̍h si̍k-sāi ê hit tiâu khik, </text:p>
        <text:p text:style-name="P2"/>
        <text:p text:style-name="P2">我的心肝頭嘛是咇噗tsháinn，</text:p>
        <text:p text:style-name="P2">guá ê sim-kuann-thâu mā sī phi̍h-pho̍k tsháinn, </text:p>
        <text:p text:style-name="P2"/>
        <text:p text:style-name="P2">和少年的時陣仝款，</text:p>
        <text:p text:style-name="P2">hām siàu-liân ê sî-tsūn kāng-khuán, </text:p>
        <text:p text:style-name="P2"/>
        <text:p text:style-name="P2">思當年彼條曲，</text:p>
        <text:p text:style-name="P2">su tong-nî hit tiâu khik, </text:p>
        <text:p text:style-name="P2"/>
        <text:p text:style-name="P2">無想到這馬每工攏聽會著，</text:p>
        <text:p text:style-name="P2"><text:soft-page-break/>bô siūnn kàu tsit-má muí kang lóng thiann ē tio̍h, </text:p>
        <text:p text:style-name="P2"/>
        <text:p text:style-name="P2">四界攏聽會著，</text:p>
        <text:p text:style-name="P2">sì-kè lóng thiann ē tio̍h, </text:p>
        <text:p text:style-name="P2"/>
        <text:p text:style-name="P2">我就毋知佗 一 个毋捌字閣無衛生的，</text:p>
        <text:p text:style-name="P2">guá tō m̄ tsai tó <text:s/>tsi̍t <text:s/>ê m̄ bat jī koh bô uē-sing --ê, </text:p>
        <text:p text:style-name="P2"/>
        <text:p text:style-name="P2">將我初戀的這條曲，</text:p>
        <text:p text:style-name="P2">tsiong guá tshoo-luân ê tsit tiâu khik, </text:p>
        <text:p text:style-name="P2"/>
        <text:p text:style-name="P2">囥佇彼號糞埽車的頂懸，</text:p>
        <text:p text:style-name="P2">khǹg tī hit-lō pùn-sò-tshia ê tíng-kuân, </text:p>
        <text:p text:style-name="P2"/>
        <text:p text:style-name="P2">有當時仔 一 工來 兩 遍，</text:p>
        <text:p text:style-name="P2">ū-tang-sî-á <text:s/>tsi̍t <text:s/>kang lâi <text:s/>nn̄g <text:s/>piàn, </text:p>
        <text:p text:style-name="P2"/>
        <text:p text:style-name="P2">伊攏毋知我心臟堪會去袂，</text:p>
        <text:p text:style-name="P2">i lóng m̄ tsai guá sim-tsōng kham ē khì --bē, </text:p>
        <text:p text:style-name="P2"/>
        <text:p text:style-name="P2"><text:s/>一 工tshainn 兩 遍。</text:p>
        <text:p text:style-name="P2"><text:s/>tsi̍t <text:s/>kang tshainn <text:s/>nn̄g <text:s/>piàn.</text:p>
        <text:p text:style-name="P2"/>
        <text:p text:style-name="P2"><text:s/>Yuki ，</text:p>
        <text:p text:style-name="P2"><text:s/>Yuki , </text:p>
        <text:p text:style-name="P2"/>
        <text:p text:style-name="P2">你這陣有閒無？</text:p>
        <text:p text:style-name="P2">lí tsit-tsūn ū-îng --bô? </text:p>
        <text:p text:style-name="P2"/>
        <text:p text:style-name="P2">會當幫我看這批無？</text:p>
        <text:p text:style-name="P2">Ē-tàng pang guá khuànn tse phue --bô? </text:p>
        <text:p text:style-name="P2"/>
        <text:p text:style-name="P2">一定是阮厝內乎，</text:p>
        <text:p text:style-name="P2">It-tīng sī gún tshù-lāi --honnh, </text:p>
        <text:p text:style-name="P2"/>
        <text:p text:style-name="P2">欲閣叫我寄錢轉去矣。</text:p>
        <text:p text:style-name="P2">beh koh kiò guá kià tsînn tńg--khì --ah.</text:p>
        <text:p text:style-name="P2"/>
        <text:p text:style-name="P2">毋是呢，</text:p>
        <text:p text:style-name="P2">M̄ sī --neh, </text:p>
        <text:p text:style-name="P2"/>
        <text:p text:style-name="P2">伊是問你講清明你欲轉去無？</text:p>
        <text:p text:style-name="P2">i sī mn̄g lí kóng Tshing-bîng lí beh tńg--khì --bô? </text:p>
        <text:p text:style-name="P2"/>
        <text:p text:style-name="P2">哇！</text:p>
        <text:p text:style-name="P2">Uah! </text:p>
        <text:p text:style-name="P2"/>
        <text:p text:style-name="P2">欲共你做親情啦，</text:p>
        <text:p text:style-name="P2">Beh kā lí tsò-tshin-tsiânn --lah, </text:p>
        <text:p text:style-name="P2"/>
        <text:p text:style-name="P2">講對方是田頭家的屘仔囝，</text:p>
        <text:p text:style-name="P2">kóng tuì-hong sī tshân thâu-ke ê ban-á-kiánn, </text:p>
        <text:p text:style-name="P2"/>
        <text:p text:style-name="P2">欲予恁相對看喔！</text:p>
        <text:p text:style-name="P2">beh hōo lín sio-tuì-khuànn --ooh! </text:p>
        <text:p text:style-name="P2"/>
        <text:p text:style-name="P2">田頭家的囝呢！</text:p>
        <text:p text:style-name="P2">Tshân thâu-ke ê kiánn --neh! </text:p>
        <text:p text:style-name="P2"/>
        <text:p text:style-name="P2">你是按怎啦，</text:p>
        <text:p text:style-name="P2">Lí sī án-tsuánn --lah, </text:p>
        <text:p text:style-name="P2"/>
        <text:p text:style-name="P2">欲嫁翁無歡喜喔？</text:p>
        <text:p text:style-name="P2"><text:soft-page-break/>beh kè-ang bô huann-hí --ooh?</text:p>
        <text:p text:style-name="P2"/>
        <text:p text:style-name="P2">你若熟似伊乎，</text:p>
        <text:p text:style-name="P2">Lí nā si̍k-sāi --i --honnh, </text:p>
        <text:p text:style-name="P2"/>
        <text:p text:style-name="P2">我看你會歡喜無啦。</text:p>
        <text:p text:style-name="P2">guá khuànn lí ē huann-hí --bô --lah. </text:p>
        <text:p text:style-name="P2"/>
        <text:p text:style-name="P2">彼箍乎足無我的緣的，</text:p>
        <text:p text:style-name="P2">Hit khoo --honnh tsiok bô guá ê iân--ê, </text:p>
        <text:p text:style-name="P2"/>
        <text:p text:style-name="P2">彼自細漢乎就足歹死的，</text:p>
        <text:p text:style-name="P2">he tsū sè-hàn --honnh tō tsiok pháinn sí --ê, </text:p>
        <text:p text:style-name="P2"/>
        <text:p text:style-name="P2">看阮足無的，</text:p>
        <text:p text:style-name="P2">khuànn guán tsiok bô--ê, </text:p>
        <text:p text:style-name="P2"/>
        <text:p text:style-name="P2">彼若行過in兜予伊看著，</text:p>
        <text:p text:style-name="P2">he nā kiânn-kuè in tau hōo i khuànn--tio̍h, </text:p>
        <text:p text:style-name="P2"/>
        <text:p text:style-name="P2">石頭較大粒嘛共你掔過來lioh，</text:p>
        <text:p text:style-name="P2">tsio̍h-thâu khah tuā lia̍p mā kā lí khian--kuè-lâi --lioh, </text:p>
        <text:p text:style-name="P2"/>
        <text:p text:style-name="P2">謼，</text:p>
        <text:p text:style-name="P2">hooh, </text:p>
        <text:p text:style-name="P2"/>
        <text:p text:style-name="P2">有一擺啦，</text:p>
        <text:p text:style-name="P2">ū tsi̍t pái --lah, </text:p>
        <text:p text:style-name="P2"/>
        <text:p text:style-name="P2">我偝阮小弟去溪仔邊洗衫，</text:p>
        <text:p text:style-name="P2">guá āinn guán sió-tī khì khe-á-pinn sé sann, </text:p>
        <text:p text:style-name="P2"/>
        <text:p text:style-name="P2">你知影按怎無？</text:p>
        <text:p text:style-name="P2">lí tsai-iánn án-nuá --bô? </text:p>
        <text:p text:style-name="P2"/>
        <text:p text:style-name="P2">伊竟然共你徛懸懸喔，</text:p>
        <text:p text:style-name="P2">I kìng-liân kā lí khiā kuân-kuân --ooh, </text:p>
        <text:p text:style-name="P2"/>
        <text:p text:style-name="P2">啊尿就共你漩落去呢！</text:p>
        <text:p text:style-name="P2">ah jiō tō kā lí suān--lo̍h-khì --neh! </text:p>
        <text:p text:style-name="P2"/>
        <text:p text:style-name="P2">哼！</text:p>
        <text:p text:style-name="P2">Hngh! </text:p>
        <text:p text:style-name="P2"/>
        <text:p text:style-name="P2">漩甲阮小弟規身軀攏伊的臭尿薟味!</text:p>
        <text:p text:style-name="P2">Suān kah guán sió-tī kui-sin-khu lóng i ê tshàu-jiō-hiam bī!</text:p>
        <text:p text:style-name="P2"/>
        <text:p text:style-name="P2">彼是囡仔毋捌，</text:p>
        <text:p text:style-name="P2">He sī gín-á m̄ bat, </text:p>
        <text:p text:style-name="P2"/>
        <text:p text:style-name="P2">佮你𨑨迌的啦。</text:p>
        <text:p text:style-name="P2">kah lí tshit-thô --ê --lah.</text:p>
        <text:p text:style-name="P2"/>
        <text:p text:style-name="P2">奇怪，</text:p>
        <text:p text:style-name="P2">Kî-kuài, </text:p>
        <text:p text:style-name="P2"/>
        <text:p text:style-name="P2">啊你哪會和伊彼夭壽老母攏講仝款。</text:p>
        <text:p text:style-name="P2">ah lí ná ē hām i he iáu-siū lāu-bú lóng kóng kāng-khuán.</text:p>
        <text:p text:style-name="P2"/>
        <text:p text:style-name="P2">唅？</text:p>
        <text:p text:style-name="P2">Hannh?</text:p>
        <text:p text:style-name="P2"/>
        <text:p text:style-name="P2">歹勢啦，</text:p>
        <text:p text:style-name="P2">Pháinn-sè --lah, </text:p>
        <text:p text:style-name="P2"/>
        <text:p text:style-name="P2"><text:soft-page-break/>我毋是講你啦，</text:p>
        <text:p text:style-name="P2">guá m̄ sī kóng lí --lah, </text:p>
        <text:p text:style-name="P2"/>
        <text:p text:style-name="P2">我是講乎，</text:p>
        <text:p text:style-name="P2">guá sī kóng --honnh, </text:p>
        <text:p text:style-name="P2"/>
        <text:p text:style-name="P2">in看人足無的，</text:p>
        <text:p text:style-name="P2">in khuànn lâng tsiok bô--ê, </text:p>
        <text:p text:style-name="P2"/>
        <text:p text:style-name="P2">是講乎，</text:p>
        <text:p text:style-name="P2">sī kóng --honnh, </text:p>
        <text:p text:style-name="P2"/>
        <text:p text:style-name="P2">這款人天公伯仔會共責備的啦，</text:p>
        <text:p text:style-name="P2">tsit khuán lâng thinn-kong-peh-á ē kā tsik-pī --ê --lah, </text:p>
        <text:p text:style-name="P2"/>
        <text:p text:style-name="P2">真的呢，</text:p>
        <text:p text:style-name="P2">tsin--ê --neh, </text:p>
        <text:p text:style-name="P2"/>
        <text:p text:style-name="P2">彼大漢了後乎，</text:p>
        <text:p text:style-name="P2">he tuā-hàn liáu-āu --honnh, </text:p>
        <text:p text:style-name="P2"/>
        <text:p text:style-name="P2">啥物病都咧綴人流行喔，</text:p>
        <text:p text:style-name="P2">siánn-mih pēnn to leh tuè lâng liû-hîng --ooh, </text:p>
        <text:p text:style-name="P2"/>
        <text:p text:style-name="P2">彼人若著 malaria 乎，</text:p>
        <text:p text:style-name="P2">he lâng nā tio̍h <text:s/>malaria <text:s/>--honnh, </text:p>
        <text:p text:style-name="P2"/>
        <text:p text:style-name="P2">啊嘛綴人按呢逐工喔，</text:p>
        <text:p text:style-name="P2">ah mā tuè lâng án-ne ta̍k kang --ooh, </text:p>
        <text:p text:style-name="P2"/>
        <text:p text:style-name="P2">蓋五領棉襀被啊閣佇遐咧咇咇掣喔，</text:p>
        <text:p text:style-name="P2">kah gōo niá mî-tsioh-phuē ah koh tī hia leh phi̍h-phi̍h-tshuah --ooh, </text:p>
        <text:p text:style-name="P2"/>
        <text:p text:style-name="P2">啊人若著彼 Haikekaku 乎，</text:p>
        <text:p text:style-name="P2">ah lâng nā tio̍h he <text:s/>Haikekaku <text:s/>--honnh, </text:p>
        <text:p text:style-name="P2"/>
        <text:p text:style-name="P2">嘛綴人按呢喀喀按呢嗽袂煞，</text:p>
        <text:p text:style-name="P2">mā tuè lâng án-ne khe̍nnh-khe̍nnh án-ne sàu bē suah, </text:p>
        <text:p text:style-name="P2"/>
        <text:p text:style-name="P2">彼到這馬乎，</text:p>
        <text:p text:style-name="P2">he kàu tsit-má --honnh, </text:p>
        <text:p text:style-name="P2"/>
        <text:p text:style-name="P2">一支跤無我這支手骨遮粗的，</text:p>
        <text:p text:style-name="P2">tsi̍t ki kha bô guá tsit ki tshiú-kut tsiah tshoo--ê, </text:p>
        <text:p text:style-name="P2"/>
        <text:p text:style-name="P2">啊！</text:p>
        <text:p text:style-name="P2">ah! </text:p>
        <text:p text:style-name="P2"/>
        <text:p text:style-name="P2">我看乎，</text:p>
        <text:p text:style-name="P2">Guá khuànn --honnh, </text:p>
        <text:p text:style-name="P2"/>
        <text:p text:style-name="P2">伊可能是差不多矣啦，</text:p>
        <text:p text:style-name="P2">i khó-lîng sī tsha-put-to --ah --lah, </text:p>
        <text:p text:style-name="P2"/>
        <text:p text:style-name="P2">啊in兜的人欲共娶某沖喜的啦，</text:p>
        <text:p text:style-name="P2">ah in tau ê lâng beh kā tshuā-bóo tshiong-hí --ê --lah, </text:p>
        <text:p text:style-name="P2"/>
        <text:p text:style-name="P2">啊我若嫁過萬不二伊若共我掣起來，</text:p>
        <text:p text:style-name="P2">ah guá nā kè-kuè bān-put-jī i nā kā guá tshuah --khí-lâi, </text:p>
        <text:p text:style-name="P2"/>
        <text:p text:style-name="P2">啊我毋就愛守寡一世人，</text:p>
        <text:p text:style-name="P2">ah guá m̄ tō ài tsiú-kuá tsi̍t-sì-lâng, </text:p>
        <text:p text:style-name="P2"><text:soft-page-break/></text:p>
        <text:p text:style-name="P2">啊若較不幸的，</text:p>
        <text:p text:style-name="P2">ah nā khah put-hīng--ê, </text:p>
        <text:p text:style-name="P2"/>
        <text:p text:style-name="P2">生一个囡仔予我拖，</text:p>
        <text:p text:style-name="P2">senn tsi̍t ê gín-á hōo guá thua, </text:p>
        <text:p text:style-name="P2"/>
        <text:p text:style-name="P2">你共想看覓咧，</text:p>
        <text:p text:style-name="P2">lí kā siūnn khuànn-māi --eh, </text:p>
        <text:p text:style-name="P2"/>
        <text:p text:style-name="P2">啊彼囡仔遮細漢就欲共in老爸捀斗上山頭，</text:p>
        <text:p text:style-name="P2">ah he gín-á tsiah sè-hàn tō beh kā in lāu-pē phâng-táu tsiūnn-suann-thâu, </text:p>
        <text:p text:style-name="P2"/>
        <text:p text:style-name="P2">按呢你敢袂哭。</text:p>
        <text:p text:style-name="P2">án-ne lí kám bē khàu.</text:p>
        <text:p text:style-name="P2"/>
        <text:p text:style-name="P2">你會想傷濟無，</text:p>
        <text:p text:style-name="P2">Lí ē siūnn siunn tsē --bô, </text:p>
        <text:p text:style-name="P2"/>
        <text:p text:style-name="P2">我看你免學乎就會使去彼歌仔戲班學做苦旦。</text:p>
        <text:p text:style-name="P2">guá khuànn lí bián o̍h --honnh tō ē-sái khì he kua-á-hì-pan o̍h tsò khóo-tuànn.</text:p>
        <text:p text:style-name="P2"/>
        <text:p text:style-name="P2"><text:s/>Yuki 啊，</text:p>
        <text:p text:style-name="P2"><text:s/>Yuki <text:s/>--ah, </text:p>
        <text:p text:style-name="P2"/>
        <text:p text:style-name="P2">你好命人你毋知啦，</text:p>
        <text:p text:style-name="P2">lí hó-miā-lâng lí m̄ tsai --lah, </text:p>
        <text:p text:style-name="P2"/>
        <text:p text:style-name="P2">後擺你若嫁乎，</text:p>
        <text:p text:style-name="P2">āu-pái lí nā kè --honnh, </text:p>
        <text:p text:style-name="P2"/>
        <text:p text:style-name="P2">嘛一定是門當戶對，</text:p>
        <text:p text:style-name="P2">mā it-tīng sī mn̂g-tng-hōo-tuì, </text:p>
        <text:p text:style-name="P2"/>
        <text:p text:style-name="P2">你喔，</text:p>
        <text:p text:style-name="P2">lí --ooh, </text:p>
        <text:p text:style-name="P2"/>
        <text:p text:style-name="P2">細漢做小姐，</text:p>
        <text:p text:style-name="P2">sè-hàn tsuè sió-tsiá, </text:p>
        <text:p text:style-name="P2"/>
        <text:p text:style-name="P2">啊大漢做奶奶，</text:p>
        <text:p text:style-name="P2">ah tuā-hàn tsuè nái-nái, </text:p>
        <text:p text:style-name="P2"/>
        <text:p text:style-name="P2">生囝做少爺，</text:p>
        <text:p text:style-name="P2">senn-kiánn tsuè siàu-iâ, </text:p>
        <text:p text:style-name="P2"/>
        <text:p text:style-name="P2">人咧講乎，</text:p>
        <text:p text:style-name="P2">lâng leh kóng --honnh, </text:p>
        <text:p text:style-name="P2"/>
        <text:p text:style-name="P2">龍交龍鳳交鳳，</text:p>
        <text:p text:style-name="P2">liông kau liông hōng kau hōng, </text:p>
        <text:p text:style-name="P2"/>
        <text:p text:style-name="P2">啊若像阮這款的喔，</text:p>
        <text:p text:style-name="P2">ah nā tshiūnn gún tsit khuán --ê --ooh, </text:p>
        <text:p text:style-name="P2"/>
        <text:p text:style-name="P2">是隱痀的交侗戇的啊。</text:p>
        <text:p text:style-name="P2">sī ún-ku--ê kau tòng-gōng--ê --ah.</text:p>
        <text:p text:style-name="P2"/>
        <text:p text:style-name="P2">啊若無，</text:p>
        <text:p text:style-name="P2">Ah nā-bô, </text:p>
        <text:p text:style-name="P2"/>
        <text:p text:style-name="P2">叫阮阿母共恁厝的講啊，</text:p>
        <text:p text:style-name="P2">kiò gún a-bú kā lín tshù--ê kóng --ah, </text:p>
        <text:p text:style-name="P2"/>
        <text:p text:style-name="P2">講你佇遮已經有意愛的人，</text:p>
        <text:p text:style-name="P2"><text:soft-page-break/>kóng lí tī tsia í-king ū ì-ài ê lâng, </text:p>
        <text:p text:style-name="P2"/>
        <text:p text:style-name="P2">叫阮阿母共你做主啊，</text:p>
        <text:p text:style-name="P2">kiò gún a-bú kā lí tsò-tsú --ah, </text:p>
        <text:p text:style-name="P2"/>
        <text:p text:style-name="P2">啊恁厝的毋就無話講，</text:p>
        <text:p text:style-name="P2">ah lín tshù--ê m̄ tō bô uē kóng, </text:p>
        <text:p text:style-name="P2"/>
        <text:p text:style-name="P2">就袂共你逼啊。</text:p>
        <text:p text:style-name="P2">tō bē kā lí pik --ah.</text:p>
        <text:p text:style-name="P2"/>
        <text:p text:style-name="P2">遮喔!</text:p>
        <text:p text:style-name="P2">Tsia --ooh!</text:p>
        <text:p text:style-name="P2"/>
        <text:p text:style-name="P2">嗯！</text:p>
        <text:p text:style-name="P2">Mh!</text:p>
        <text:p text:style-name="P2"/>
        <text:p text:style-name="P2">啊遮我啊無熟似半个人啊。</text:p>
        <text:p text:style-name="P2">Ah tsia guá ah bô si̍k-sāi puànn ê lâng --ah. </text:p>
        <text:p text:style-name="P2"/>
        <text:p text:style-name="P2">啊毋就魔神仔毋才會愛我。</text:p>
        <text:p text:style-name="P2">Ah m̄ tō môo-sîn-á m̄-tsiah ē ài guá.</text:p>
        <text:p text:style-name="P2"/>
        <text:p text:style-name="P2">你袂曉共恁爸母安搭一下喔！</text:p>
        <text:p text:style-name="P2">lí bē-hiáu kā lín pē-bú an-tah tsi̍t-ē --ooh! </text:p>
        <text:p text:style-name="P2"/>
        <text:p text:style-name="P2">啊若無，</text:p>
        <text:p text:style-name="P2">Ah nā-bô, </text:p>
        <text:p text:style-name="P2"/>
        <text:p text:style-name="P2">有武雄啊，</text:p>
        <text:p text:style-name="P2">ū Bú-hiông --ah, </text:p>
        <text:p text:style-name="P2"/>
        <text:p text:style-name="P2">恁毋是逐工咧觸來觸去。</text:p>
        <text:p text:style-name="P2">lín m̄ sī ta̍k kang leh tak lâi tak khì.</text:p>
        <text:p text:style-name="P2"/>
        <text:p text:style-name="P2"><text:s/>Yuki 啊，</text:p>
        <text:p text:style-name="P2"><text:s/>Yuki <text:s/>--ah, </text:p>
        <text:p text:style-name="P2"/>
        <text:p text:style-name="P2">啊你是真正毋知影啊是咧佯生啊？</text:p>
        <text:p text:style-name="P2">ah lí sī tsin-tsiànn m̄ tsai-iánn ah sī leh tìnn-tshinn --ah? </text:p>
        <text:p text:style-name="P2"/>
        <text:p text:style-name="P2">彼和頭家娘就知影講，</text:p>
        <text:p text:style-name="P2">He hām thâu-ke-niû tō tsai-iánn kóng, </text:p>
        <text:p text:style-name="P2"/>
        <text:p text:style-name="P2">彼武雄仔是咧佮意你呢，</text:p>
        <text:p text:style-name="P2">he Bú-hiông--á sī leh kah-ì --lí --neh, </text:p>
        <text:p text:style-name="P2"/>
        <text:p text:style-name="P2">啊你家己攏毋知喔？</text:p>
        <text:p text:style-name="P2">ah lí ka-kī lóng m̄ tsai --ooh?</text:p>
        <text:p text:style-name="P2"/>
        <text:p text:style-name="P2">你是咧講啥物啦？</text:p>
        <text:p text:style-name="P2">Lí sī leh kóng siánn-mih --lah?</text:p>
        <text:p text:style-name="P2"/>
        <text:p text:style-name="P2">真的啦，</text:p>
        <text:p text:style-name="P2">Tsin--ê --lah, </text:p>
        <text:p text:style-name="P2"/>
        <text:p text:style-name="P2">你毋通看彼武雄仔彼歹看面粗魯款喔，</text:p>
        <text:p text:style-name="P2">lí m̄-thang khuànn he Bú-hiông--á he pháinn-khuànn-bīn tshoo-lóo-khuán --ooh, </text:p>
        <text:p text:style-name="P2"/>
        <text:p text:style-name="P2">彼咧看你的時陣乎，</text:p>
        <text:p text:style-name="P2">he leh khuànn --lí ê sî-tsūn --honnh, </text:p>
        <text:p text:style-name="P2"/>
        <text:p text:style-name="P2">目睭神攏無仝款呢，</text:p>
        <text:p text:style-name="P2"><text:soft-page-break/>ba̍k-tsiu-sîn lóng bô kāng-khuán --neh, </text:p>
        <text:p text:style-name="P2"/>
        <text:p text:style-name="P2">我一遍喔，</text:p>
        <text:p text:style-name="P2">guá tsi̍t piàn --ooh, </text:p>
        <text:p text:style-name="P2"/>
        <text:p text:style-name="P2">聽頭家娘共頭家講，</text:p>
        <text:p text:style-name="P2">thiann thâu-ke-niû kā thâu-ke kóng, </text:p>
        <text:p text:style-name="P2"/>
        <text:p text:style-name="P2">講武雄仔的外交足好的，</text:p>
        <text:p text:style-name="P2">kóng Bú-hiông--á ê guā-kau tsiok hó--ê, </text:p>
        <text:p text:style-name="P2"/>
        <text:p text:style-name="P2">彼厝內的生理乎伊一个人差不多做七成，</text:p>
        <text:p text:style-name="P2">he tshù-lāi ê sing-lí --honnh i tsi̍t ê lâng tsha-put-to tsò tshit siânn, </text:p>
        <text:p text:style-name="P2"/>
        <text:p text:style-name="P2">伊講乎，</text:p>
        <text:p text:style-name="P2">i kóng --honnh, </text:p>
        <text:p text:style-name="P2"/>
        <text:p text:style-name="P2">這款囡仔伊若留起來做囝婿，</text:p>
        <text:p text:style-name="P2">tsit khuán gín-á i nā lâu --khí-lâi tsò kiánn-sài, </text:p>
        <text:p text:style-name="P2"/>
        <text:p text:style-name="P2">伊會放心啦。</text:p>
        <text:p text:style-name="P2">i ē hòng-sim --lah.</text:p>
        <text:p text:style-name="P2"/>
        <text:p text:style-name="P2">啊阮 tòo-sàng 按怎講？</text:p>
        <text:p text:style-name="P2">Ah gún <text:s text:c="2"/>tòo-sàng <text:s/>án-nuá kóng?</text:p>
        <text:p text:style-name="P2"/>
        <text:p text:style-name="P2">伊講，</text:p>
        <text:p text:style-name="P2">I kóng, </text:p>
        <text:p text:style-name="P2"/>
        <text:p text:style-name="P2">喂，</text:p>
        <text:p text:style-name="P2">Ueh, </text:p>
        <text:p text:style-name="P2"/>
        <text:p text:style-name="P2">我凊彩講你凊彩聽喔，</text:p>
        <text:p text:style-name="P2">guá tshìn-tshái kóng lí tshìn-tshái thiann --ooh, </text:p>
        <text:p text:style-name="P2"/>
        <text:p text:style-name="P2">伊講乎，</text:p>
        <text:p text:style-name="P2">i kóng --honnh, </text:p>
        <text:p text:style-name="P2"/>
        <text:p text:style-name="P2">彼毋成狗數想豬肝骨，</text:p>
        <text:p text:style-name="P2">he m̄-tsiânn káu siàu-siūnn ti-kuann-kut, </text:p>
        <text:p text:style-name="P2"/>
        <text:p text:style-name="P2">啊像伊彼範的乎啊像咧，我就知喔，</text:p>
        <text:p text:style-name="P2">ah tshiūnn i hit pān --ê --honnh ah tshiūnn leh, guá tō tsai --ooh, </text:p>
        <text:p text:style-name="P2"/>
        <text:p text:style-name="P2">假好心想欲捒予我，</text:p>
        <text:p text:style-name="P2">ké hó-sim siūnn-beh sak hōo guá, </text:p>
        <text:p text:style-name="P2"/>
        <text:p text:style-name="P2">啊家己心內若無彼个意思，</text:p>
        <text:p text:style-name="P2">ah ka-tī sim-lāi nā bô hit ê ì-sù, </text:p>
        <text:p text:style-name="P2"/>
        <text:p text:style-name="P2">哪就煩惱頭家講啥，</text:p>
        <text:p text:style-name="P2">ná tō huân-ló thâu-ke kóng siánn, </text:p>
        <text:p text:style-name="P2"/>
        <text:p text:style-name="P2">謼，</text:p>
        <text:p text:style-name="P2">hooh, </text:p>
        <text:p text:style-name="P2"/>
        <text:p text:style-name="P2">講人人到啦!</text:p>
        <text:p text:style-name="P2">kóng lâng lâng kàu --lah!</text:p>
        <text:p text:style-name="P2"/>
        <text:p text:style-name="P2">電火關予化，</text:p>
        <text:p text:style-name="P2">Tiān-hué kuainn hōo hua, </text:p>
        <text:p text:style-name="P2"/>
        <text:p text:style-name="P2">你慢且彈 piano 。</text:p>
        <text:p text:style-name="P2">lí bān-tshiánn tuânn <text:s/><text:soft-page-break/>piano .</text:p>
        <text:p text:style-name="P2"/>
        <text:p text:style-name="P2">你是按怎啦？</text:p>
        <text:p text:style-name="P2">Lí sī án-nuá --lah? </text:p>
        <text:p text:style-name="P2"/>
        <text:p text:style-name="P2">若痟狗咧舂墓壙咧。</text:p>
        <text:p text:style-name="P2">Ná siáu káu leh tsing bōng-khòng --leh.</text:p>
        <text:p text:style-name="P2"/>
        <text:p text:style-name="P2">外口的兵仔攏出來掠人矣，</text:p>
        <text:p text:style-name="P2">Guā-kháu ê ping-á lóng tshut-lâi lia̍h-lâng --ah, </text:p>
        <text:p text:style-name="P2"/>
        <text:p text:style-name="P2">你知無，</text:p>
        <text:p text:style-name="P2">lí tsai --bô, </text:p>
        <text:p text:style-name="P2"/>
        <text:p text:style-name="P2">看著少年的查埔的乎逐家攏掠了了去，</text:p>
        <text:p text:style-name="P2">khuànn-tio̍h siàu-liân ê tsa-poo--ê --honnh ta̍k-ke lóng lia̍h-liáu-liáu khì, </text:p>
        <text:p text:style-name="P2"/>
        <text:p text:style-name="P2">你知無？</text:p>
        <text:p text:style-name="P2">lí tsai --bô? </text:p>
        <text:p text:style-name="P2"/>
        <text:p text:style-name="P2">足濟人攏走去蘆洲、板橋覕咧，</text:p>
        <text:p text:style-name="P2">Tsiok tsē lâng lóng tsáu-khì Lôo-tsiu, Pang-kiô bih --leh, </text:p>
        <text:p text:style-name="P2"/>
        <text:p text:style-name="P2">你知無？</text:p>
        <text:p text:style-name="P2">lí tsai --bô?</text:p>
        <text:p text:style-name="P2"/>
        <text:p text:style-name="P2">喂！</text:p>
        <text:p text:style-name="P2">Ueh! </text:p>
        <text:p text:style-name="P2"/>
        <text:p text:style-name="P2">啊你閣毋緊走？</text:p>
        <text:p text:style-name="P2">Ah lí koh m̄ kín tsáu?</text:p>
        <text:p text:style-name="P2"/>
        <text:p text:style-name="P2">啊我走啥人欲共恁照顧？</text:p>
        <text:p text:style-name="P2">Ah guá tsáu siánn-lâng beh kā lín tsiàu-kòo?</text:p>
        <text:p text:style-name="P2"/>
        <text:p text:style-name="P2">阮 khà-sàng 咧？</text:p>
        <text:p text:style-name="P2">Gún <text:s/>khà-sàng <text:s/>--leh?</text:p>
        <text:p text:style-name="P2"/>
        <text:p text:style-name="P2">伊乎，佇兵仔拍死彼間的人遐鬥相共，這馬揣無人，揣無跤手矣!</text:p>
        <text:p text:style-name="P2">I --honnh, tī ping-á phah-sí hit king ê lâng hia tàu-sann-kāng, tsit-má tshuē bô lâng, tshuē bô kha-tshiú --ah!</text:p>
        <text:p text:style-name="P2"/>
        <text:p text:style-name="P2">轉來矣，轉來矣。</text:p>
        <text:p text:style-name="P2">Tńg--lâi --ah, tńg--lâi --ah.</text:p>
        <text:p text:style-name="P2"/>
        <text:p text:style-name="P2">啊，你會驚袂？</text:p>
        <text:p text:style-name="P2">Ah, lí ē kiann --bē?</text:p>
        <text:p text:style-name="P2"/>
        <text:p text:style-name="P2">你無煩惱你家己，</text:p>
        <text:p text:style-name="P2">Lí bô huân-ló lí ka-kī, </text:p>
        <text:p text:style-name="P2"/>
        <text:p text:style-name="P2">你閣煩惱我會驚？</text:p>
        <text:p text:style-name="P2">lí koh huân-ló guá ē kiann?</text:p>
        <text:p text:style-name="P2"/>
        <text:p text:style-name="P2"><text:s/>好房子喔，</text:p>
        <text:p text:style-name="P2"><text:s/>好房子喔，</text:p>
        <text:p text:style-name="P2"/>
        <text:p text:style-name="P2">好房子喔！</text:p>
        <text:p text:style-name="P2">好房子喔！</text:p>
        <text:p text:style-name="P2"/>
        <text:p text:style-name="P2">當過日本人狗腿吧，</text:p>
        <text:p text:style-name="P2">當過日本人狗腿吧，</text:p>
        <text:p text:style-name="P2"/>
        <text:p text:style-name="P2">才會這麼有錢，</text:p>
        <text:p text:style-name="P2">才會這麼有錢，</text:p>
        <text:p text:style-name="P2"/>
        <text:p text:style-name="P2"><text:soft-page-break/>啊？</text:p>
        <text:p text:style-name="P2">啊？</text:p>
        <text:p text:style-name="P2"/>
        <text:p text:style-name="P2">你們什麼關係啊？</text:p>
        <text:p text:style-name="P2">你們什麼關係啊？</text:p>
        <text:p text:style-name="P2"/>
        <text:p text:style-name="P2">夫妻？</text:p>
        <text:p text:style-name="P2">夫妻？</text:p>
        <text:p text:style-name="P2"/>
        <text:p text:style-name="P2">哼！</text:p>
        <text:p text:style-name="P2">哼！</text:p>
        <text:p text:style-name="P2"/>
        <text:p text:style-name="P2">還兩個！</text:p>
        <text:p text:style-name="P2">還兩個！</text:p>
        <text:p text:style-name="P2"/>
        <text:p text:style-name="P2">福氣啊，</text:p>
        <text:p text:style-name="P2">福氣啊，</text:p>
        <text:p text:style-name="P2"/>
        <text:p text:style-name="P2">真他媽福氣，</text:p>
        <text:p text:style-name="P2">真他媽福氣，</text:p>
        <text:p text:style-name="P2"/>
        <text:p text:style-name="P2">我就搞不懂，</text:p>
        <text:p text:style-name="P2">我就搞不懂，</text:p>
        <text:p text:style-name="P2"/>
        <text:p text:style-name="P2">你們還有什麼不滿的？</text:p>
        <text:p text:style-name="P2">你們還有什麼不滿的？</text:p>
        <text:p text:style-name="P2"/>
        <text:p text:style-name="P2">知不知道，</text:p>
        <text:p text:style-name="P2">知不知道，</text:p>
        <text:p text:style-name="P2"/>
        <text:p text:style-name="P2">我們花了八年的時間，</text:p>
        <text:p text:style-name="P2">我們花了八年的時間，</text:p>
        <text:p text:style-name="P2"/>
        <text:p text:style-name="P2">死了幾百萬人，</text:p>
        <text:p text:style-name="P2">死了幾百萬人，</text:p>
        <text:p text:style-name="P2"/>
        <text:p text:style-name="P2">才把你們從日本鬼子的武士刀下，</text:p>
        <text:p text:style-name="P2">才把你們從日本鬼子的武士刀下，</text:p>
        <text:p text:style-name="P2"/>
        <text:p text:style-name="P2">解救出來，</text:p>
        <text:p text:style-name="P2">解救出來，</text:p>
        <text:p text:style-name="P2"/>
        <text:p text:style-name="P2">不知足、不感恩，</text:p>
        <text:p text:style-name="P2">不知足、不感恩，</text:p>
        <text:p text:style-name="P2"/>
        <text:p text:style-name="P2">還搞叛變！</text:p>
        <text:p text:style-name="P2">還搞叛變！</text:p>
        <text:p text:style-name="P2"/>
        <text:p text:style-name="P2">你有沒有上街鬧事啊？</text:p>
        <text:p text:style-name="P2">你有沒有上街鬧事啊？</text:p>
        <text:p text:style-name="P2"/>
        <text:p text:style-name="P2">看你這笨臉，</text:p>
        <text:p text:style-name="P2">看你這笨臉，</text:p>
        <text:p text:style-name="P2"/>
        <text:p text:style-name="P2">肯定有！</text:p>
        <text:p text:style-name="P2">肯定有！</text:p>
        <text:p text:style-name="P2"/>
        <text:p text:style-name="P2">唷唷唷，</text:p>
        <text:p text:style-name="P2">唷唷唷，</text:p>
        <text:p text:style-name="P2"/>
        <text:p text:style-name="P2">還懂中文哪，</text:p>
        <text:p text:style-name="P2">還懂中文哪，</text:p>
        <text:p text:style-name="P2"/>
        <text:p text:style-name="P2">真的假的啊？</text:p>
        <text:p text:style-name="P2">真的假的啊？</text:p>
        <text:p text:style-name="P2"/>
        <text:p text:style-name="P2">懂中文還不回我話？</text:p>
        <text:p text:style-name="P2">懂中文還不回我話？</text:p>
        <text:p text:style-name="P2"/>
        <text:p text:style-name="P2">啊？</text:p>
        <text:p text:style-name="P2">啊？</text:p>
        <text:p text:style-name="P2"/>
        <text:p text:style-name="P2">人之初，</text:p>
        <text:p text:style-name="P2">人之初，</text:p>
        <text:p text:style-name="P2"/>
        <text:p text:style-name="P2">性本善，</text:p>
        <text:p text:style-name="P2">性本善，</text:p>
        <text:p text:style-name="P2"/>
        <text:p text:style-name="P2">性相近，</text:p>
        <text:p text:style-name="P2">性相近，</text:p>
        <text:p text:style-name="P2"><text:soft-page-break/></text:p>
        <text:p text:style-name="P2">習相遠。 </text:p>
        <text:p text:style-name="P2">習相遠。 </text:p>
        <text:p text:style-name="P2"/>
        <text:p text:style-name="P2">人之初，</text:p>
        <text:p text:style-name="P2">Lîn tsi tshoo, </text:p>
        <text:p text:style-name="P2"/>
        <text:p text:style-name="P2">性本善，</text:p>
        <text:p text:style-name="P2">sìng pún siān, </text:p>
        <text:p text:style-name="P2"/>
        <text:p text:style-name="P2">性相近，</text:p>
        <text:p text:style-name="P2">sìng siong kīn, </text:p>
        <text:p text:style-name="P2"/>
        <text:p text:style-name="P2">習相遠。</text:p>
        <text:p text:style-name="P2">si̍p siong uán. </text:p>
        <text:p text:style-name="P2"/>
        <text:p text:style-name="P2">苟不教，</text:p>
        <text:p text:style-name="P2">Kòo put kàu, </text:p>
        <text:p text:style-name="P2"/>
        <text:p text:style-name="P2">性乃遷，</text:p>
        <text:p text:style-name="P2">sìng nái tshian, </text:p>
        <text:p text:style-name="P2"/>
        <text:p text:style-name="P2">教之道，</text:p>
        <text:p text:style-name="P2">kàu tsi tō, </text:p>
        <text:p text:style-name="P2"/>
        <text:p text:style-name="P2">貴以專。</text:p>
        <text:p text:style-name="P2">kuì í tsuan. </text:p>
        <text:p text:style-name="P2"/>
        <text:p text:style-name="P2">昔孟母，</text:p>
        <text:p text:style-name="P2">Sik Bīng-bó, </text:p>
        <text:p text:style-name="P2"/>
        <text:p text:style-name="P2">擇鄰處。</text:p>
        <text:p text:style-name="P2">ti̍k lîm tshù.</text:p>
        <text:p text:style-name="P2"/>
        <text:p text:style-name="P2"><text:s/>有意思！</text:p>
        <text:p text:style-name="P2"><text:s/>有意思！</text:p>
        <text:p text:style-name="P2"/>
        <text:p text:style-name="P2">好啦！</text:p>
        <text:p text:style-name="P2">好啦！</text:p>
        <text:p text:style-name="P2"/>
        <text:p text:style-name="P2">懂得念中國書，</text:p>
        <text:p text:style-name="P2">懂得念中國書，</text:p>
        <text:p text:style-name="P2"/>
        <text:p text:style-name="P2">人雖然長得壞，</text:p>
        <text:p text:style-name="P2">人雖然長得壞，</text:p>
        <text:p text:style-name="P2"/>
        <text:p text:style-name="P2">也壞不到哪去！</text:p>
        <text:p text:style-name="P2">也壞不到哪去！</text:p>
        <text:p text:style-name="P2"/>
        <text:p text:style-name="P2">收隊！</text:p>
        <text:p text:style-name="P2">收隊！</text:p>
        <text:p text:style-name="P2"/>
        <text:p text:style-name="P2">你還念？</text:p>
        <text:p text:style-name="P2">你還念？</text:p>
        <text:p text:style-name="P2"/>
        <text:p text:style-name="P2">我看你嚇壞了，</text:p>
        <text:p text:style-name="P2">我看你嚇壞了，</text:p>
        <text:p text:style-name="P2"/>
        <text:p text:style-name="P2">哈哈哈哈哈。 </text:p>
        <text:p text:style-name="P2">哈哈哈哈哈。 </text:p>
        <text:p text:style-name="P2"/>
        <text:p text:style-name="P2">青盲兵，</text:p>
        <text:p text:style-name="P2">Tshenn-mê ping, </text:p>
        <text:p text:style-name="P2"/>
        <text:p text:style-name="P2">攑步銃，</text:p>
        <text:p text:style-name="P2">gia̍h pōo-tshìng, </text:p>
        <text:p text:style-name="P2"/>
        <text:p text:style-name="P2">四界piāng，</text:p>
        <text:p text:style-name="P2">sì-kè piāng, </text:p>
        <text:p text:style-name="P2"/>
        <text:p text:style-name="P2">無良心，</text:p>
        <text:p text:style-name="P2">bô liông-sim, </text:p>
        <text:p text:style-name="P2"/>
        <text:p text:style-name="P2">老百姓，</text:p>
        <text:p text:style-name="P2">láu-peh-sìnn, </text:p>
        <text:p text:style-name="P2"/>
        <text:p text:style-name="P2">受苦難，</text:p>
        <text:p text:style-name="P2">siū khóo-lān, </text:p>
        <text:p text:style-name="P2"/>
        <text:p text:style-name="P2">叫蒼天，</text:p>
        <text:p text:style-name="P2"><text:soft-page-break/>kiò tshong-thian, </text:p>
        <text:p text:style-name="P2"/>
        <text:p text:style-name="P2">天不應，</text:p>
        <text:p text:style-name="P2">thian put ìng, </text:p>
        <text:p text:style-name="P2"/>
        <text:p text:style-name="P2">任人欺。</text:p>
        <text:p text:style-name="P2">līm lîn khi.</text:p>
        <text:p text:style-name="P2"/>
        <text:p text:style-name="P2">好矣啦，</text:p>
        <text:p text:style-name="P2">Hó --ah --lah, </text:p>
        <text:p text:style-name="P2"/>
        <text:p text:style-name="P2">好矣啦，</text:p>
        <text:p text:style-name="P2">hó --ah --lah, </text:p>
        <text:p text:style-name="P2"/>
        <text:p text:style-name="P2">in走矣啦，</text:p>
        <text:p text:style-name="P2">in tsáu --ah --lah, </text:p>
        <text:p text:style-name="P2"/>
        <text:p text:style-name="P2">好矣啦！</text:p>
        <text:p text:style-name="P2">hó --ah --lah!</text:p>
        <text:p text:style-name="P2"/>
        <text:p text:style-name="P2">武雄啊，</text:p>
        <text:p text:style-name="P2">Bú-hiông --ah, </text:p>
        <text:p text:style-name="P2"/>
        <text:p text:style-name="P2">好佳哉你轉來，</text:p>
        <text:p text:style-name="P2">hó-ka-tsài lí tńg--lâi, </text:p>
        <text:p text:style-name="P2"/>
        <text:p text:style-name="P2">猶閣會曉唸冊歌喔，</text:p>
        <text:p text:style-name="P2">ah-koh ē-hiáu liām tsheh-kua --ooh, </text:p>
        <text:p text:style-name="P2"/>
        <text:p text:style-name="P2">啊無乎，</text:p>
        <text:p text:style-name="P2">ah bô --honnh, </text:p>
        <text:p text:style-name="P2"/>
        <text:p text:style-name="P2">干焦賰阮兩个查某的佇厝，</text:p>
        <text:p text:style-name="P2">kan-na tshun gún nn̄g ê tsa-bóo--ê tī tshù, </text:p>
        <text:p text:style-name="P2"/>
        <text:p text:style-name="P2">毋知會變按怎。</text:p>
        <text:p text:style-name="P2">m̄ tsai ē pìnn án-nuá.</text:p>
        <text:p text:style-name="P2"/>
        <text:p text:style-name="P2">這馬你知影矣乎，</text:p>
        <text:p text:style-name="P2">Tsit-má lí tsai-iánn --ah --honnh, </text:p>
        <text:p text:style-name="P2"/>
        <text:p text:style-name="P2">天地若變，</text:p>
        <text:p text:style-name="P2">thinn-tē nā piàn, </text:p>
        <text:p text:style-name="P2"/>
        <text:p text:style-name="P2">咱每一个人攏仝款，</text:p>
        <text:p text:style-name="P2">lán muí tsi̍t ê lâng lóng kāng-khuán, </text:p>
        <text:p text:style-name="P2"/>
        <text:p text:style-name="P2">無啥人較好命，</text:p>
        <text:p text:style-name="P2">bô sánn-lâng khah hó-miā, </text:p>
        <text:p text:style-name="P2"/>
        <text:p text:style-name="P2">啥人較歹命。</text:p>
        <text:p text:style-name="P2">sánn-lâng khah pháinn-miā.</text:p>
        <text:p text:style-name="P2"/>
        <text:p text:style-name="P2">頭家娘，頭家娘！</text:p>
        <text:p text:style-name="P2">Thâu-ke-niû, thâu-ke-niû!</text:p>
        <text:p text:style-name="P2"/>
        <text:p text:style-name="P2">Khà-sàng!</text:p>
        <text:p text:style-name="P2">Khà-sàng!</text:p>
        <text:p text:style-name="P2"/>
        <text:p text:style-name="P2">Khà-sàng!</text:p>
        <text:p text:style-name="P2">Khà-sàng!</text:p>
        <text:p text:style-name="P2"/>
        <text:p text:style-name="P2">觀世音菩薩保庇，</text:p>
        <text:p text:style-name="P2">Kuan-sè-im phôo-sat pó-pì, </text:p>
        <text:p text:style-name="P2"/>
        <text:p text:style-name="P2">觀世音菩薩保庇，</text:p>
        <text:p text:style-name="P2">Kuan-sè-im phôo-sat pó-pì, </text:p>
        <text:p text:style-name="P2"/>
        <text:p text:style-name="P2">我聽講兵仔攏入來咱兜，</text:p>
        <text:p text:style-name="P2">guá thiann-kóng ping-á lóng ji̍p-lâi lán tau, </text:p>
        <text:p text:style-name="P2"/>
        <text:p text:style-name="P2">我想講我轉來著愛準備收屍矣講，</text:p>
        <text:p text:style-name="P2">guá siūnn-kóng guá tńg-lâi tio̍h-ài tsún-pī siu si --ah kóng, </text:p>
        <text:p text:style-name="P2"><text:soft-page-break/></text:p>
        <text:p text:style-name="P2">我拄才按呢規路乎，</text:p>
        <text:p text:style-name="P2">guá tú-tsiah án-ne kui lōo --honnh, </text:p>
        <text:p text:style-name="P2"/>
        <text:p text:style-name="P2">那走那覕，</text:p>
        <text:p text:style-name="P2">ná tsáu ná bih, </text:p>
        <text:p text:style-name="P2"/>
        <text:p text:style-name="P2">我那咧想講轉來个時陣，</text:p>
        <text:p text:style-name="P2">guá ná leh siūnn-kóng tńg--lâi ê sî-tsūn, </text:p>
        <text:p text:style-name="P2"/>
        <text:p text:style-name="P2">萬不二恁若是按怎，</text:p>
        <text:p text:style-name="P2">bān-put-jī lín nā-sī án-nuá, </text:p>
        <text:p text:style-name="P2"/>
        <text:p text:style-name="P2">啊我是欲按怎？</text:p>
        <text:p text:style-name="P2">ah guá sī beh án-nuá? </text:p>
        <text:p text:style-name="P2"/>
        <text:p text:style-name="P2">我是欲綴恁去，</text:p>
        <text:p text:style-name="P2">Guá sī beh tuè lín khì, </text:p>
        <text:p text:style-name="P2"/>
        <text:p text:style-name="P2">抑是欲菜刀攑一支，</text:p>
        <text:p text:style-name="P2">a̍h-sī beh tshài-to gia̍h tsi̍t ki, </text:p>
        <text:p text:style-name="P2"/>
        <text:p text:style-name="P2">出去佮in拚。</text:p>
        <text:p text:style-name="P2">tshut-khì kah in piànn.</text:p>
        <text:p text:style-name="P2"/>
        <text:p text:style-name="P2">Khà-sàng，</text:p>
        <text:p text:style-name="P2">Khà-sàng,</text:p>
        <text:p text:style-name="P2"/>
        <text:p text:style-name="P2">放心啦，</text:p>
        <text:p text:style-name="P2">hòng-sim --lah, </text:p>
        <text:p text:style-name="P2"/>
        <text:p text:style-name="P2">這馬已經無代誌矣。</text:p>
        <text:p text:style-name="P2">tsit-má í-king bô tāi-tsì --ah.</text:p>
        <text:p text:style-name="P2"/>
        <text:p text:style-name="P2">頭家娘，</text:p>
        <text:p text:style-name="P2">Thâu-ke-niû, </text:p>
        <text:p text:style-name="P2"/>
        <text:p text:style-name="P2">無代誌矣，</text:p>
        <text:p text:style-name="P2">bô tāi-tsì --ah, </text:p>
        <text:p text:style-name="P2"/>
        <text:p text:style-name="P2">in有來過，</text:p>
        <text:p text:style-name="P2">in ū lâi--kuè, </text:p>
        <text:p text:style-name="P2"/>
        <text:p text:style-name="P2">毋過無代誌矣。</text:p>
        <text:p text:style-name="P2">m̄-koh bô tāi-tsì --ah.</text:p>
        <text:p text:style-name="P2"/>
        <text:p text:style-name="P2">這是啥物天年唅？</text:p>
        <text:p text:style-name="P2">Tse sī siánn-mih thinn-nî --hannh? </text:p>
        <text:p text:style-name="P2"/>
        <text:p text:style-name="P2">人是按怎著愛活甲遮驚惶？</text:p>
        <text:p text:style-name="P2">Lâng sī án-nuá tio̍h-ài ua̍h kah tsiah kiann-hiânn? </text:p>
        <text:p text:style-name="P2"/>
        <text:p text:style-name="P2">活到明仔載會變按怎都毋知影，</text:p>
        <text:p text:style-name="P2">Ua̍h kàu bîn-á-tsài ē piàn án-nuá to m̄ tsai-iánn, </text:p>
        <text:p text:style-name="P2"/>
        <text:p text:style-name="P2">活甲遮軟汫，</text:p>
        <text:p text:style-name="P2">ua̍h kah tsiah nńg-tsiánn, </text:p>
        <text:p text:style-name="P2"/>
        <text:p text:style-name="P2">活甲遮無能。</text:p>
        <text:p text:style-name="P2">ua̍h kah tsiah bû-lîng.</text:p>
        <text:p text:style-name="P2"/>
        <text:p text:style-name="P2">頭家娘，</text:p>
        <text:p text:style-name="P2">Thâu-ke-niû, </text:p>
        <text:p text:style-name="P2"/>
        <text:p text:style-name="P2">袂啦，</text:p>
        <text:p text:style-name="P2">bē --lah, </text:p>
        <text:p text:style-name="P2"/>
        <text:p text:style-name="P2">好人有好報啦，</text:p>
        <text:p text:style-name="P2">hó lâng ū hó pò --lah, </text:p>
        <text:p text:style-name="P2"/>
        <text:p text:style-name="P2">你今仔共人鬥相共乎，</text:p>
        <text:p text:style-name="P2">lí kin-á kā lâng tàu-sann-<text:soft-page-break/>kāng --honnh, </text:p>
        <text:p text:style-name="P2"/>
        <text:p text:style-name="P2">遐的人攏會共你保庇啦。</text:p>
        <text:p text:style-name="P2">hia-ê lâng lóng ē kā lí pó-pì --lah.</text:p>
        <text:p text:style-name="P2"/>
        <text:p text:style-name="P2">毋但干焦遐的人爾，</text:p>
        <text:p text:style-name="P2">M̄-nā kan-na hia-ê lâng niā, </text:p>
        <text:p text:style-name="P2"/>
        <text:p text:style-name="P2">你毋知影，</text:p>
        <text:p text:style-name="P2">lí m̄ tsai-iánn, </text:p>
        <text:p text:style-name="P2"/>
        <text:p text:style-name="P2">猶閣足濟、閣足濟……，</text:p>
        <text:p text:style-name="P2">iáu-koh tsiok tsē, koh tsiok tsē……, </text:p>
        <text:p text:style-name="P2"/>
        <text:p text:style-name="P2">武雄，</text:p>
        <text:p text:style-name="P2">Bú-hiông, </text:p>
        <text:p text:style-name="P2"/>
        <text:p text:style-name="P2">你欲去佗啦？</text:p>
        <text:p text:style-name="P2">lí beh khì tó --lah?</text:p>
        <text:p text:style-name="P2"/>
        <text:p text:style-name="P2">我出來看覓啊。</text:p>
        <text:p text:style-name="P2">Guá tshut-lâi khuànn-māi --ah.</text:p>
        <text:p text:style-name="P2"/>
        <text:p text:style-name="P2">你袂用得去！</text:p>
        <text:p text:style-name="P2">Lí bē-īng-eh khì!</text:p>
        <text:p text:style-name="P2"/>
        <text:p text:style-name="P2">是按怎？</text:p>
        <text:p text:style-name="P2">Sī án-nuá?</text:p>
        <text:p text:style-name="P2"/>
        <text:p text:style-name="P2"/>
        <text:p text:style-name="P2"/>
        <text:p text:style-name="P2"/>
        <text:p text:style-name="P2">頭家娘，</text:p>
        <text:p text:style-name="P2">Thâu-ke-niû, </text:p>
        <text:p text:style-name="P2"/>
        <text:p text:style-name="P2">較細膩的，</text:p>
        <text:p text:style-name="P2">khah sè-jī--ê, </text:p>
        <text:p text:style-name="P2"/>
        <text:p text:style-name="P2">佇遐啦。</text:p>
        <text:p text:style-name="P2">tī hia --lah. </text:p>
        <text:p text:style-name="P2"/>
        <text:p text:style-name="P2">細膩、細膩！</text:p>
        <text:p text:style-name="P2">Sè-jī, sè-jī! </text:p>
        <text:p text:style-name="P2"/>
        <text:p text:style-name="P2">頭家娘，</text:p>
        <text:p text:style-name="P2">Thâu-ke-niû, </text:p>
        <text:p text:style-name="P2"/>
        <text:p text:style-name="P2">佇遐。</text:p>
        <text:p text:style-name="P2">tī hia.</text:p>
        <text:p text:style-name="P2"/>
        <text:p text:style-name="P2">較細膩的！</text:p>
        <text:p text:style-name="P2">Khah sè-jī--ê! </text:p>
        <text:p text:style-name="P2"/>
        <text:p text:style-name="P2">水足掣流，</text:p>
        <text:p text:style-name="P2">Tsuí tsiok tshuah-lâu, </text:p>
        <text:p text:style-name="P2"/>
        <text:p text:style-name="P2">較細膩的。</text:p>
        <text:p text:style-name="P2">khah sè-jī--ê.</text:p>
        <text:p text:style-name="P2"/>
        <text:p text:style-name="P2">頭家娘，</text:p>
        <text:p text:style-name="P2">Thâu-ke-niû, </text:p>
        <text:p text:style-name="P2"/>
        <text:p text:style-name="P2">有，</text:p>
        <text:p text:style-name="P2">ū, </text:p>
        <text:p text:style-name="P2"/>
        <text:p text:style-name="P2">佇遮。</text:p>
        <text:p text:style-name="P2">tī tsia.</text:p>
        <text:p text:style-name="P2"/>
        <text:p text:style-name="P2">有諾，</text:p>
        <text:p text:style-name="P2">Ū --hioh, </text:p>
        <text:p text:style-name="P2"/>
        <text:p text:style-name="P2">來，</text:p>
        <text:p text:style-name="P2">lâi, </text:p>
        <text:p text:style-name="P2"/>
        <text:p text:style-name="P2">來鬥跤手，</text:p>
        <text:p text:style-name="P2">lâi tàu-kha-tshiú, </text:p>
        <text:p text:style-name="P2"><text:soft-page-break/></text:p>
        <text:p text:style-name="P2">緊咧。</text:p>
        <text:p text:style-name="P2">kín --leh. </text:p>
        <text:p text:style-name="P2"/>
        <text:p text:style-name="P2">來，</text:p>
        <text:p text:style-name="P2">Lâi, </text:p>
        <text:p text:style-name="P2"/>
        <text:p text:style-name="P2">較出力咧。</text:p>
        <text:p text:style-name="P2">khah tshut-la̍t --leh. </text:p>
        <text:p text:style-name="P2"/>
        <text:p text:style-name="P2">搝起來。</text:p>
        <text:p text:style-name="P2">Giú --khí-lâi.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áu-koh ū.</text:p>
        <text:p text:style-name="P2"/>
        <text:p text:style-name="P2">猶閣有，</text:p>
        <text:p text:style-name="P2">Iáu-koh ū, </text:p>
        <text:p text:style-name="P2"/>
        <text:p text:style-name="P2">緊呢，</text:p>
        <text:p text:style-name="P2">kín --neh, </text:p>
        <text:p text:style-name="P2"/>
        <text:p text:style-name="P2">來。</text:p>
        <text:p text:style-name="P2">lâi.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áu-koh ū.</text:p>
        <text:p text:style-name="P2"/>
        <text:p text:style-name="P2">猶閣有？</text:p>
        <text:p text:style-name="P2">Iáu-koh ū? </text:p>
        <text:p text:style-name="P2"/>
        <text:p text:style-name="P2">來、來。</text:p>
        <text:p text:style-name="P2">Lâi, lâi. 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ah-koh ū.</text:p>
        <text:p text:style-name="P2"/>
        <text:p text:style-name="P2">唅？猶閣有！來、來。</text:p>
        <text:p text:style-name="P2">Hannh? Iah-koh ū! Lâi, lâi.</text:p>
        <text:p text:style-name="P2"/>
        <text:p text:style-name="P2">較緊咧。</text:p>
        <text:p text:style-name="P2">Khah kín --leh.</text:p>
        <text:p text:style-name="P2"/>
        <text:p text:style-name="P2">猶閣有！</text:p>
        <text:p text:style-name="P2">Iah-koh ū!</text:p>
        <text:p text:style-name="P2"/>
        <text:p text:style-name="P2">我來我來我來，</text:p>
        <text:p text:style-name="P2">Guá lâi guá lâi guá lâi, </text:p>
        <text:p text:style-name="P2"/>
        <text:p text:style-name="P2">頭家娘，</text:p>
        <text:p text:style-name="P2">thâu-ke-niû, </text:p>
        <text:p text:style-name="P2"/>
        <text:p text:style-name="P2">我來我來。</text:p>
        <text:p text:style-name="P2">guá lâi guá lâi.</text:p>
        <text:p text:style-name="P2"/>
        <text:p text:style-name="P2">恁看，</text:p>
        <text:p text:style-name="P2">Lín khuànn, </text:p>
        <text:p text:style-name="P2"/>
        <text:p text:style-name="P2">攏遮少年呢，</text:p>
        <text:p text:style-name="P2">lóng tsiah siàu-liân --neh, </text:p>
        <text:p text:style-name="P2"/>
        <text:p text:style-name="P2">我若欲有囝，</text:p>
        <text:p text:style-name="P2">guá nā beh ū kiánn, </text:p>
        <text:p text:style-name="P2"/>
        <text:p text:style-name="P2">嘛應該是這个歲數，</text:p>
        <text:p text:style-name="P2">mā ing-kai sī tsit ê huè-sòo, </text:p>
        <text:p text:style-name="P2"/>
        <text:p text:style-name="P2">實在足毋甘的。</text:p>
        <text:p text:style-name="P2"><text:soft-page-break/>si̍t-tsāi tsiok m̄-kam--ê.</text:p>
        <text:p text:style-name="P2"/>
        <text:p text:style-name="P2">頭家娘，</text:p>
        <text:p text:style-name="P2">Thâu-ke-niû, </text:p>
        <text:p text:style-name="P2"/>
        <text:p text:style-name="P2">你看in四个共縛做一捾。</text:p>
        <text:p text:style-name="P2">lí khuànn in sì ê kā pa̍k-tsò tsi̍t kuānn.</text:p>
        <text:p text:style-name="P2"/>
        <text:p text:style-name="P2">一定是佮咱有緣，</text:p>
        <text:p text:style-name="P2">It-tīng sī kah lán ū-iân, </text:p>
        <text:p text:style-name="P2"/>
        <text:p text:style-name="P2">才會流對咱遮來。</text:p>
        <text:p text:style-name="P2">tsiah ē lâu tuì lán tsia lâi. </text:p>
        <text:p text:style-name="P2"/>
        <text:p text:style-name="P2">來，</text:p>
        <text:p text:style-name="P2">Lâi, </text:p>
        <text:p text:style-name="P2"/>
        <text:p text:style-name="P2">共我當做阿母，</text:p>
        <text:p text:style-name="P2">kā guá tòng-tsò a-bú, </text:p>
        <text:p text:style-name="P2"/>
        <text:p text:style-name="P2">共in當做是恁的兄弟姊妹，</text:p>
        <text:p text:style-name="P2">kā in tòng-tsò sī lín ê hiann-tī-tsí-muē, </text:p>
        <text:p text:style-name="P2"/>
        <text:p text:style-name="P2">身軀放予軟，</text:p>
        <text:p text:style-name="P2">sin-khu pàng hōo nńg, </text:p>
        <text:p text:style-name="P2"/>
        <text:p text:style-name="P2">阿母共恁敨索仔乎，</text:p>
        <text:p text:style-name="P2">a-bú kā lín tháu soh-á --honnh, </text:p>
        <text:p text:style-name="P2"/>
        <text:p text:style-name="P2">緊咧，</text:p>
        <text:p text:style-name="P2">kín --leh, </text:p>
        <text:p text:style-name="P2"/>
        <text:p text:style-name="P2">來。</text:p>
        <text:p text:style-name="P2">lâi. </text:p>
        <text:p text:style-name="P2"/>
        <text:p text:style-name="P2">恁這馬自由矣，</text:p>
        <text:p text:style-name="P2">Lín tsit-má tsū-iû --ah, </text:p>
        <text:p text:style-name="P2"/>
        <text:p text:style-name="P2">袂閣流血矣，</text:p>
        <text:p text:style-name="P2">bē koh lâu-hueh --ah, </text:p>
        <text:p text:style-name="P2"/>
        <text:p text:style-name="P2">身軀嘛袂閣痛疼，</text:p>
        <text:p text:style-name="P2">sin-khu mā bē koh thàng-thiànn, </text:p>
        <text:p text:style-name="P2"/>
        <text:p text:style-name="P2">嘛袂閣驚惶，</text:p>
        <text:p text:style-name="P2">mā bē koh kiann-hiânn, </text:p>
        <text:p text:style-name="P2"/>
        <text:p text:style-name="P2">乎！</text:p>
        <text:p text:style-name="P2">honnh! </text:p>
        <text:p text:style-name="P2"/>
        <text:p text:style-name="P2">恁嘛仝款，</text:p>
        <text:p text:style-name="P2">Lín mā kāng-khuán, </text:p>
        <text:p text:style-name="P2"/>
        <text:p text:style-name="P2">毋免驚，</text:p>
        <text:p text:style-name="P2">m̄-bián kiann, </text:p>
        <text:p text:style-name="P2"/>
        <text:p text:style-name="P2">共in當做是咱家己的親人，</text:p>
        <text:p text:style-name="P2">kā in tòng-tsò sī lán ka-kī ê tshin-lâng, </text:p>
        <text:p text:style-name="P2"/>
        <text:p text:style-name="P2">恁看，</text:p>
        <text:p text:style-name="P2">lín khuànn, </text:p>
        <text:p text:style-name="P2"/>
        <text:p text:style-name="P2">in攏生做遮清氣相。</text:p>
        <text:p text:style-name="P2">in lóng senn-tsò tsiah tshing-khì-siùnn. </text:p>
        <text:p text:style-name="P2"/>
        <text:p text:style-name="P2">無論按怎，</text:p>
        <text:p text:style-name="P2">Bô-lūn án-tsuánn, </text:p>
        <text:p text:style-name="P2"/>
        <text:p text:style-name="P2">咱攏都愛予in清清氣氣、安安穩穩歇睏，</text:p>
        <text:p text:style-name="P2">lán lóng to ài hōo in tshing-tshing-khì-khì, an-an-ún-ún hioh-khùn, </text:p>
        <text:p text:style-name="P2"><text:soft-page-break/></text:p>
        <text:p text:style-name="P2">知無？</text:p>
        <text:p text:style-name="P2">tsai --bô? </text:p>
        <text:p text:style-name="P2"/>
        <text:p text:style-name="P2">乎？</text:p>
        <text:p text:style-name="P2">Honnh?</text:p>
        <text:p text:style-name="P2"/>
        <text:p text:style-name="P2">頭家娘。 </text:p>
        <text:p text:style-name="P2">Thâu-ke-niû.</text:p>
        <text:p text:style-name="P2"/>
        <text:p text:style-name="P2">唅？</text:p>
        <text:p text:style-name="P2">Hannh?</text:p>
        <text:p text:style-name="P2"/>
        <text:p text:style-name="P2">我來挖空。</text:p>
        <text:p text:style-name="P2">Guá lâi óo-khang.</text:p>
        <text:p text:style-name="P2"/>
        <text:p text:style-name="P2">好。</text:p>
        <text:p text:style-name="P2">Hó. </text:p>
        <text:p text:style-name="P2"/>
        <text:p text:style-name="P2"><text:s/>Yuki 、阿惠，</text:p>
        <text:p text:style-name="P2"><text:s/>Yuki , A-huī, </text:p>
        <text:p text:style-name="P2"/>
        <text:p text:style-name="P2">莫驚見笑，</text:p>
        <text:p text:style-name="P2">mài kiann-kiàn-siàu, </text:p>
        <text:p text:style-name="P2"/>
        <text:p text:style-name="P2">衫共in換起來，</text:p>
        <text:p text:style-name="P2">sann kā in uānn --khí-lâi, </text:p>
        <text:p text:style-name="P2"/>
        <text:p text:style-name="P2">身軀共拭予焦鬆，</text:p>
        <text:p text:style-name="P2">sin-khu kā tshit hōo ta-sang, </text:p>
        <text:p text:style-name="P2"/>
        <text:p text:style-name="P2">in是有志氣的人，</text:p>
        <text:p text:style-name="P2">in sī ū tsì-khì ê lâng, </text:p>
        <text:p text:style-name="P2"/>
        <text:p text:style-name="P2">會曉分是非，</text:p>
        <text:p text:style-name="P2">ē-hiáu hun sī-hui, </text:p>
        <text:p text:style-name="P2"/>
        <text:p text:style-name="P2">會保庇恁平安幸福、囝孫將才乎。</text:p>
        <text:p text:style-name="P2">ē pó-pì lín pîng-an hīng-hok, kiánn-sun tsiòng-tsâi --honnh. </text:p>
        <text:p text:style-name="P2"/>
        <text:p text:style-name="P2">緊，</text:p>
        <text:p text:style-name="P2">Kín, </text:p>
        <text:p text:style-name="P2"/>
        <text:p text:style-name="P2">手放予軟喔，</text:p>
        <text:p text:style-name="P2">tshiú pàng hōo nńg --ooh, </text:p>
        <text:p text:style-name="P2"/>
        <text:p text:style-name="P2">阿母共你換衫乎。</text:p>
        <text:p text:style-name="P2">a-bú kā lí uānn sann --honnh. </text:p>
        <text:p text:style-name="P2"/>
        <text:p text:style-name="P2">你愛知影路，</text:p>
        <text:p text:style-name="P2">Lí ài tsai-iánn lōo, </text:p>
        <text:p text:style-name="P2"/>
        <text:p text:style-name="P2">阿母共你講喔，</text:p>
        <text:p text:style-name="P2">a-bú kā lí kóng --ooh, </text:p>
        <text:p text:style-name="P2"/>
        <text:p text:style-name="P2">較遠嘛著愛轉去，</text:p>
        <text:p text:style-name="P2">khah hn̄g mā to̍h-ài tńg--khì, </text:p>
        <text:p text:style-name="P2"/>
        <text:p text:style-name="P2">予厝的人知影講你這馬蹛佇阮兜的後壁溝，</text:p>
        <text:p text:style-name="P2">hōo tshù ê lâng tsai-iánn kóng lí tsit-má tuà tī gún tau ê āu-piah kau, </text:p>
        <text:p text:style-name="P2"/>
        <text:p text:style-name="P2">知影你這馬足平安的，</text:p>
        <text:p text:style-name="P2">tsai-iánn lí tsit-má tsiok pîng-an--ê, </text:p>
        <text:p text:style-name="P2"/>
        <text:p text:style-name="P2">知無，</text:p>
        <text:p text:style-name="P2">tsai --bô, </text:p>
        <text:p text:style-name="P2"/>
        <text:p text:style-name="P2">乖。</text:p>
        <text:p text:style-name="P2">kuai. </text:p>
        <text:p text:style-name="P2"/>
        <text:p text:style-name="P2">阿母共你換衫，</text:p>
        <text:p text:style-name="P2"><text:soft-page-break/>A-bú kā lí uānn sann, </text:p>
        <text:p text:style-name="P2"/>
        <text:p text:style-name="P2">乖。</text:p>
        <text:p text:style-name="P2">kuai. </text:p>
        <text:p text:style-name="P2"/>
        <text:p text:style-name="P2">武雄，</text:p>
        <text:p text:style-name="P2">Bú-hiông, </text:p>
        <text:p text:style-name="P2"/>
        <text:p text:style-name="P2">你是查埔囝呢，</text:p>
        <text:p text:style-name="P2">lí sī tsa-poo-kiánn --neh, </text:p>
        <text:p text:style-name="P2"/>
        <text:p text:style-name="P2">你哪會咧哭予兩个查某囡仔看。</text:p>
        <text:p text:style-name="P2">lí ná ē leh khàu hōo nn̄g ê tsa-bóo gín-á khuànn. </text:p>
        <text:p text:style-name="P2"/>
        <text:p text:style-name="P2">恁的目屎較細膩的，</text:p>
        <text:p text:style-name="P2">Lín ê ba̍k-sái khah sè-jī--ê, </text:p>
        <text:p text:style-name="P2"/>
        <text:p text:style-name="P2">毋好滴著in的身軀，</text:p>
        <text:p text:style-name="P2">m̄ hó tih-tio̍h in ê sin-khu, </text:p>
        <text:p text:style-name="P2"/>
        <text:p text:style-name="P2">會害in行袂開跤。</text:p>
        <text:p text:style-name="P2">ē hāi in kiânn-bē-khui-kha. </text:p>
        <text:p text:style-name="P2"/>
        <text:p text:style-name="P2">手放予軟，</text:p>
        <text:p text:style-name="P2">Tshiú pàng hōo nńg, </text:p>
        <text:p text:style-name="P2"/>
        <text:p text:style-name="P2">阿母共你換衫乎！</text:p>
        <text:p text:style-name="P2">a-bú kā lí uānn sann --honnh! </text:p>
        <text:p text:style-name="P2"/>
        <text:p text:style-name="P2">乖！</text:p>
        <text:p text:style-name="P2">Kuai! </text:p>
        <text:p text:style-name="P2"/>
        <text:p text:style-name="P2">誠乖喔！</text:p>
        <text:p text:style-name="P2">Tsiânn kuai --ooh!</text:p>
        <text:p text:style-name="P2"/>
        <text:p text:style-name="P2">這是我人生，</text:p>
        <text:p text:style-name="P2">Tse sī guá lîn-sing, </text:p>
        <text:p text:style-name="P2"/>
        <text:p text:style-name="P2">第一遍遐爾頂真去看一个查埔人的身軀，</text:p>
        <text:p text:style-name="P2">tē-it piàn hiah-nī tíng-tsin khì khuànn tsi̍t ê tsa-poo-lâng ê sin-khu, </text:p>
        <text:p text:style-name="P2"/>
        <text:p text:style-name="P2">毋過無歹勢的感覺，</text:p>
        <text:p text:style-name="P2">m̄-koh bô pháinn-sè ê kám-kak, </text:p>
        <text:p text:style-name="P2"/>
        <text:p text:style-name="P2">嘛袂驚見笑，</text:p>
        <text:p text:style-name="P2">mā bē kiann-kiàn-siàu, </text:p>
        <text:p text:style-name="P2"/>
        <text:p text:style-name="P2">是講，</text:p>
        <text:p text:style-name="P2">sī kóng, </text:p>
        <text:p text:style-name="P2"/>
        <text:p text:style-name="P2">毋知是毋是阮阿母咧共我騙，</text:p>
        <text:p text:style-name="P2">m̄ tsai sī m̄ sī gún a-bú teh kā guá phiàn, </text:p>
        <text:p text:style-name="P2"/>
        <text:p text:style-name="P2">抑是恁無守信用。</text:p>
        <text:p text:style-name="P2">a̍h-sī lín bô siú sìn-iōng. </text:p>
        <text:p text:style-name="P2"/>
        <text:p text:style-name="P2">講欲保庇我一世人平安幸福，</text:p>
        <text:p text:style-name="P2">Kóng beh pó-pì guá tsi̍t-sì-lâng pîng-an hīng-hok, </text:p>
        <text:p text:style-name="P2"/>
        <text:p text:style-name="P2">囝孫將才。</text:p>
        <text:p text:style-name="P2">kiánn-sun tsiòng-tsâi.</text:p>
        <text:p text:style-name="P2"/>
        <text:p text:style-name="P2">恁喔，</text:p>
        <text:p text:style-name="P2">Lín --ooh, </text:p>
        <text:p text:style-name="P2"/>
        <text:p text:style-name="P2">啊無影無跡。</text:p>
        <text:p text:style-name="P2">ah bô-iánn-bô-tsiah.</text:p>
        <text:p text:style-name="P2"/>
        <text:p text:style-name="P2"/>
        <text:p text:style-name="P2"><text:soft-page-break/></text:p>
        <text:p text:style-name="P2"/>
        <text:p text:style-name="P2">這馬是啥物情形啊？</text:p>
        <text:p text:style-name="P2">Tsit-má sī siánn-mih tsîng-hîng --ah? </text:p>
        <text:p text:style-name="P2"/>
        <text:p text:style-name="P2">半暝三更厝內底無半人！</text:p>
        <text:p text:style-name="P2">Puànn-mê-sann-kenn tshù lāi-té bô puànn lâng! </text:p>
        <text:p text:style-name="P2"/>
        <text:p text:style-name="P2">唅？</text:p>
        <text:p text:style-name="P2">Hannh? </text:p>
        <text:p text:style-name="P2"/>
        <text:p text:style-name="P2">唅？</text:p>
        <text:p text:style-name="P2">Hannh? </text:p>
        <text:p text:style-name="P2"/>
        <text:p text:style-name="P2">是我這个查埔人傷古意也是恁傷凊彩？</text:p>
        <text:p text:style-name="P2">Sī guá tsit ê tsa-poo-lâng siunn kóo-ì iā-sī lín siunn tshìn-tshái? </text:p>
        <text:p text:style-name="P2"/>
        <text:p text:style-name="P2">日子傷好過矣？</text:p>
        <text:p text:style-name="P2">Ji̍t-tsí siunn hó kuè --ah? </text:p>
        <text:p text:style-name="P2"/>
        <text:p text:style-name="P2">哼！</text:p>
        <text:p text:style-name="P2">Hngh!</text:p>
        <text:p text:style-name="P2"/>
        <text:p text:style-name="P2">街仔頂有人去予兵仔拍死，</text:p>
        <text:p text:style-name="P2">Ke-á-tíng ū lâng khì hōo ping-á phah--sí, </text:p>
        <text:p text:style-name="P2"/>
        <text:p text:style-name="P2">我是𤆬in去鬥相共，</text:p>
        <text:p text:style-name="P2">guá sī tshuā in khì tàu-sann-kāng, </text:p>
        <text:p text:style-name="P2"/>
        <text:p text:style-name="P2">啊你遮歹是欲死諾啦！</text:p>
        <text:p text:style-name="P2">ah lí tsiah pháinn sī beh sí --hioh --lah!</text:p>
        <text:p text:style-name="P2"/>
        <text:p text:style-name="P2">哼！</text:p>
        <text:p text:style-name="P2">Hngh!</text:p>
        <text:p text:style-name="P2"/>
        <text:p text:style-name="P2">我閣用你的名義捐三副板仔予in呢！</text:p>
        <text:p text:style-name="P2">Guá koh iōng lí ê bîng-gī kuan sann hù pán-á hōo in --neh!</text:p>
        <text:p text:style-name="P2"/>
        <text:p text:style-name="P2">啊你是咧三八閣假賢慧喔！</text:p>
        <text:p text:style-name="P2">Ah lí sī leh sam-pat koh ké hiân-huē --ooh! </text:p>
        <text:p text:style-name="P2"/>
        <text:p text:style-name="P2">這馬是啥物時機矣，</text:p>
        <text:p text:style-name="P2">Tsit-má sī siánn-mih sî-ki --ah, </text:p>
        <text:p text:style-name="P2"/>
        <text:p text:style-name="P2">你閣咧做這款的代誌！</text:p>
        <text:p text:style-name="P2">lí koh leh tsò tsit khuán ê tāi-tsì! </text:p>
        <text:p text:style-name="P2"/>
        <text:p text:style-name="P2">恁爸今仔日外口走規工佇咧創啥你知影無？</text:p>
        <text:p text:style-name="P2">Lín pē kin-á-ji̍t guā-kháu tsáu kui kang tī-leh tshòng sánn lí tsai-iánn --bô? </text:p>
        <text:p text:style-name="P2"/>
        <text:p text:style-name="P2">恁爸才拜託一个半山仔佮一个中國仔官講牽一條仔生理線，</text:p>
        <text:p text:style-name="P2">Lín pē tsiah pài-thok tsi̍t ê puànn-suann-á kah tsi̍t ê Tiong-kok-á kuann kóng khan tsi̍t-tiâu-á sing-lí suànn,</text:p>
        <text:p text:style-name="P2"/>
        <text:p text:style-name="P2">當咧歡喜講乎，</text:p>
        <text:p text:style-name="P2">tng-leh huann-hí kóng --hoonh, </text:p>
        <text:p text:style-name="P2"/>
        <text:p text:style-name="P2">後擺這孤門獨市的生理做袂完，</text:p>
        <text:p text:style-name="P2"><text:soft-page-break/>āu-pái tsit koo mn̂g to̍k tshī ê sing-lí tsò bē uân, </text:p>
        <text:p text:style-name="P2"/>
        <text:p text:style-name="P2">啊你共恁爸變這齣的？</text:p>
        <text:p text:style-name="P2">ah lí kā lín pē pìnn tsit tshut --ê? </text:p>
        <text:p text:style-name="P2"/>
        <text:p text:style-name="P2">這款的代誌若予人知影，</text:p>
        <text:p text:style-name="P2">Tsit khuán ê tāi-tsì nā hōo lâng tsai-iánn, </text:p>
        <text:p text:style-name="P2"/>
        <text:p text:style-name="P2">不但生理烏有啦，</text:p>
        <text:p text:style-name="P2">put-tān sing-lí oo-iú --lah, </text:p>
        <text:p text:style-name="P2"/>
        <text:p text:style-name="P2">咱規家伙仔攏去予人銃殺八遍！</text:p>
        <text:p text:style-name="P2">lán kui-ke-hué-á lóng khì hōo lâng tshìng-sat peh piàn! </text:p>
        <text:p text:style-name="P2"/>
        <text:p text:style-name="P2">恁查某人咧毋捌潲毋捌鼻，</text:p>
        <text:p text:style-name="P2">Lín tsa-bóo-lâng leh m̄ bat siâu m̄ bat phīnn,</text:p>
        <text:p text:style-name="P2"/>
        <text:p text:style-name="P2">棺柴送就送矣啦，</text:p>
        <text:p text:style-name="P2">kuann-tshâ sàng tiō sàng --ah --lah, </text:p>
        <text:p text:style-name="P2"/>
        <text:p text:style-name="P2">莫徛咱的名！</text:p>
        <text:p text:style-name="P2">mài khiā lán ê miâ! </text:p>
        <text:p text:style-name="P2"/>
        <text:p text:style-name="P2">武雄啊，</text:p>
        <text:p text:style-name="P2">Bú-hiông --ah, </text:p>
        <text:p text:style-name="P2"/>
        <text:p text:style-name="P2">去撨撨退退。</text:p>
        <text:p text:style-name="P2">khì tshiâu-tshiâu thè-thè.</text:p>
        <text:p text:style-name="P2"/>
        <text:p text:style-name="P2">喂頭家彼个棺柴。</text:p>
        <text:p text:style-name="P2">Ueh thâu-ke hit ê kuann-tshâ.</text:p>
        <text:p text:style-name="P2"/>
        <text:p text:style-name="P2">啊是按怎？</text:p>
        <text:p text:style-name="P2">Ah sī án-nuá?</text:p>
        <text:p text:style-name="P2"/>
        <text:p text:style-name="P2">毋是，我是講。</text:p>
        <text:p text:style-name="P2">M̄ sī, guá sī kóng.</text:p>
        <text:p text:style-name="P2"/>
        <text:p text:style-name="P2">查某人咧毋捌代誌無要緊，</text:p>
        <text:p text:style-name="P2">Tsa-bóo-lâng leh m̄ bat tāi-tsì bô iàu-kín, </text:p>
        <text:p text:style-name="P2"/>
        <text:p text:style-name="P2">你綴我遐爾久矣，</text:p>
        <text:p text:style-name="P2">lí tuè guá hiah-nī kú --ah, </text:p>
        <text:p text:style-name="P2"/>
        <text:p text:style-name="P2">嘛佮in佇遐咧戇參落去喔？</text:p>
        <text:p text:style-name="P2">mā kah in tī hia leh gōng tsham--lo̍h-khì --ooh? </text:p>
        <text:p text:style-name="P2"/>
        <text:p text:style-name="P2">無彩恁爸予你食穿遐濟年，</text:p>
        <text:p text:style-name="P2">Bô-tshái lín pē hōo lí tsia̍h-tshīng hiah tsē nî, </text:p>
        <text:p text:style-name="P2"/>
        <text:p text:style-name="P2">閣教你遐濟年！</text:p>
        <text:p text:style-name="P2">koh kà lí hiah tsē nî! </text:p>
        <text:p text:style-name="P2"/>
        <text:p text:style-name="P2">你喔！</text:p>
        <text:p text:style-name="P2">Lí --ooh! </text:p>
        <text:p text:style-name="P2"/>
        <text:p text:style-name="P2">是八字好啦！</text:p>
        <text:p text:style-name="P2">Sī peh-jī hó --lah! </text:p>
        <text:p text:style-name="P2"/>
        <text:p text:style-name="P2">綴著我，</text:p>
        <text:p text:style-name="P2">Tuè-tio̍h guá,</text:p>
        <text:p text:style-name="P2"/>
        <text:p text:style-name="P2">無喔，</text:p>
        <text:p text:style-name="P2">bô --ooh, </text:p>
        <text:p text:style-name="P2"/>
        <text:p text:style-name="P2">干焦像你這範戇面的喔，</text:p>
        <text:p text:style-name="P2">kan-na tshiūnn lí tsit pān <text:soft-page-break/>gōng-bīn--ê --ooh, </text:p>
        <text:p text:style-name="P2"/>
        <text:p text:style-name="P2">嘛佮死咧街仔路遐的白目仝款提木劍去佮人拚步銃，</text:p>
        <text:p text:style-name="P2">mā kah sí leh ke-á-lōo hia-ê pe̍h-ba̍k kāng-khuán the̍h bo̍k-kiàm khì kah lâng piànn pōo-tshìng,</text:p>
        <text:p text:style-name="P2"/>
        <text:p text:style-name="P2">戇死！</text:p>
        <text:p text:style-name="P2">gōng--sí!</text:p>
        <text:p text:style-name="P2"/>
        <text:p text:style-name="P2">恁著愛知影，</text:p>
        <text:p text:style-name="P2">Lín tio̍h-ài tsai-iánn, </text:p>
        <text:p text:style-name="P2"/>
        <text:p text:style-name="P2">這款時代喔，</text:p>
        <text:p text:style-name="P2">tsit khuán sî-tāi --ooh, </text:p>
        <text:p text:style-name="P2"/>
        <text:p text:style-name="P2">巧人是袂去佮人拚命啦，</text:p>
        <text:p text:style-name="P2">khiáu lâng sī bē khì kah lâng piànn-miā --lah, </text:p>
        <text:p text:style-name="P2"/>
        <text:p text:style-name="P2">巧人喔，</text:p>
        <text:p text:style-name="P2">khiáu lâng --ooh, </text:p>
        <text:p text:style-name="P2"/>
        <text:p text:style-name="P2">是愛會曉共伊安搭，</text:p>
        <text:p text:style-name="P2">sī ài ē-hiáu kā i an-tah, </text:p>
        <text:p text:style-name="P2"/>
        <text:p text:style-name="P2">耳仔邊喔，</text:p>
        <text:p text:style-name="P2">hīnn-á-pinn --ooh, </text:p>
        <text:p text:style-name="P2"/>
        <text:p text:style-name="P2">共伊擽一下擽一下擽予伊爽，</text:p>
        <text:p text:style-name="P2">kā i ngiau --tsi̍t-ē ngiau --tsi̍t-ē ngiau hōo i sóng, </text:p>
        <text:p text:style-name="P2"/>
        <text:p text:style-name="P2">予伊毋知影疼，</text:p>
        <text:p text:style-name="P2">hōo i m̄ tsai-iánn thiànn, </text:p>
        <text:p text:style-name="P2"/>
        <text:p text:style-name="P2">才慢慢仔𠞭in的肉來煮薑絲湯食，</text:p>
        <text:p text:style-name="P2">tsiah bān-bān-á liô in ê bah lâi tsú kiunn-si thng tsia̍h, </text:p>
        <text:p text:style-name="P2"/>
        <text:p text:style-name="P2">知無？</text:p>
        <text:p text:style-name="P2">tsai --bô? </text:p>
        <text:p text:style-name="P2"/>
        <text:p text:style-name="P2">等咧等咧等咧等咧！</text:p>
        <text:p text:style-name="P2">Tán --leh tán--leh tán--leh tán--leh! </text:p>
        <text:p text:style-name="P2"/>
        <text:p text:style-name="P2">看覓仔，</text:p>
        <text:p text:style-name="P2">Khuànn-māi-á, </text:p>
        <text:p text:style-name="P2"/>
        <text:p text:style-name="P2">看有佮意無？</text:p>
        <text:p text:style-name="P2">khuànn ū kah-ì --bô?</text:p>
        <text:p text:style-name="P2"/>
        <text:p text:style-name="P2">這是啥人？</text:p>
        <text:p text:style-name="P2">Tse sī siánn-lâng?</text:p>
        <text:p text:style-name="P2"/>
        <text:p text:style-name="P2">半山仔的後生啦，</text:p>
        <text:p text:style-name="P2">Puànn-suann-á ê hāu-sinn --lah, </text:p>
        <text:p text:style-name="P2"/>
        <text:p text:style-name="P2">這馬喔咧政府機關咧食頭路啦，</text:p>
        <text:p text:style-name="P2">tsit-má --ooh leh tsìng-hú ki-kuan leh tsia̍h-thâu-lōo --lah, </text:p>
        <text:p text:style-name="P2"/>
        <text:p text:style-name="P2">彼聽講謼咧音樂會捌見過 Yuki ，</text:p>
        <text:p text:style-name="P2">he thiann-kóng --hooh leh im-ga̍k-huē bat kiàn-kuè <text:s/>Yuki , </text:p>
        <text:p text:style-name="P2"/>
        <text:p text:style-name="P2">啊有佮意，</text:p>
        <text:p text:style-name="P2">ah ū kah-ì, </text:p>
        <text:p text:style-name="P2"/>
        <text:p text:style-name="P2">彼 piano 老師就共伊講啊，</text:p>
        <text:p text:style-name="P2">he <text:s/>piano <text:s/>lāu-su tiō kā i kóng --ah, </text:p>
        <text:p text:style-name="P2"/>
        <text:p text:style-name="P2"><text:soft-page-break/>講 Yuki 是咱的查某囝，</text:p>
        <text:p text:style-name="P2">kóng <text:s/>Yuki <text:s/>sī lán ê tsa-bóo-kiánn, </text:p>
        <text:p text:style-name="P2"/>
        <text:p text:style-name="P2">啊今仔日喔，</text:p>
        <text:p text:style-name="P2">ah kin-á-ji̍t --ooh, </text:p>
        <text:p text:style-name="P2"/>
        <text:p text:style-name="P2">這半山仔閣特別提這張相片來予我，</text:p>
        <text:p text:style-name="P2">tse puànn-suann-á koh ti̍k-pia̍t the̍h tsit tiunn siòng-phìnn lâi hōo guá, </text:p>
        <text:p text:style-name="P2"/>
        <text:p text:style-name="P2">問我講謼，</text:p>
        <text:p text:style-name="P2">mn̄g guá kóng --hooh, </text:p>
        <text:p text:style-name="P2"/>
        <text:p text:style-name="P2">看有機會佮咱做親情無，</text:p>
        <text:p text:style-name="P2">khuànn ū ki-huē kah lán tsò tshin-tsiânn --bô, </text:p>
        <text:p text:style-name="P2"/>
        <text:p text:style-name="P2">恁爸當然嘛講lâi-jióo-bú！</text:p>
        <text:p text:style-name="P2">lín pē tong-jiân mā kóng lâi-jióo-bú! </text:p>
        <text:p text:style-name="P2"/>
        <text:p text:style-name="P2">喂，</text:p>
        <text:p text:style-name="P2">Ueh, </text:p>
        <text:p text:style-name="P2"/>
        <text:p text:style-name="P2">生理掛親情，</text:p>
        <text:p text:style-name="P2">sing-lí kuà tshin-tsiânn, </text:p>
        <text:p text:style-name="P2"/>
        <text:p text:style-name="P2">彼袂輸敢若拍麻雀咧摃頂開花閣加一台咧，</text:p>
        <text:p text:style-name="P2">he buē-su kán-ná phah muâ-tshiok leh kòng tíng khui-hue koh ke tsi̍t tâi --leh, </text:p>
        <text:p text:style-name="P2"/>
        <text:p text:style-name="P2">半暝仔我嘛講好。</text:p>
        <text:p text:style-name="P2">puànn-mî-á guá mā kóng hó.</text:p>
        <text:p text:style-name="P2"/>
        <text:p text:style-name="P2">你看這囝婿才，</text:p>
        <text:p text:style-name="P2">Lí khuànn tse kiánn-sài tsâi, </text:p>
        <text:p text:style-name="P2"/>
        <text:p text:style-name="P2">緣投、古意閣將才，</text:p>
        <text:p text:style-name="P2">iân-tâu, kóo-ì koh tsiòng-tsâi, </text:p>
        <text:p text:style-name="P2"/>
        <text:p text:style-name="P2">後擺的發展喔，</text:p>
        <text:p text:style-name="P2">āu-pái ê huat-tián --ooh, </text:p>
        <text:p text:style-name="P2"/>
        <text:p text:style-name="P2">想嘛知啦。</text:p>
        <text:p text:style-name="P2">siūnn mā tsai --lah.</text:p>
        <text:p text:style-name="P2"/>
        <text:p text:style-name="P2">這若會成喔，</text:p>
        <text:p text:style-name="P2">Tse nā ē sîng --ooh, </text:p>
        <text:p text:style-name="P2"/>
        <text:p text:style-name="P2">恁爸後半世人就坐咧食，</text:p>
        <text:p text:style-name="P2">lín pē āu puànn-sì-lâng tiō tsē leh tsia̍h, </text:p>
        <text:p text:style-name="P2"/>
        <text:p text:style-name="P2">倒咧趁矣，按怎？</text:p>
        <text:p text:style-name="P2">tó leh thàn --ah, án-nuá? </text:p>
        <text:p text:style-name="P2"/>
        <text:p text:style-name="P2">聽著趁錢目睭遐爾大蕊喔，</text:p>
        <text:p text:style-name="P2">Thiann-tio̍h thàn-tsînn ba̍k-tsiu hiah-nī tuā luí --ooh, </text:p>
        <text:p text:style-name="P2"/>
        <text:p text:style-name="P2">唅，會啦！</text:p>
        <text:p text:style-name="P2">hannh, ē --lah! </text:p>
        <text:p text:style-name="P2"/>
        <text:p text:style-name="P2">你放心啦，</text:p>
        <text:p text:style-name="P2">Lí hòng-sim --lah, </text:p>
        <text:p text:style-name="P2"/>
        <text:p text:style-name="P2">恁爸食肉喔，</text:p>
        <text:p text:style-name="P2">lín pē tsia̍h bah --ooh, </text:p>
        <text:p text:style-name="P2"/>
        <text:p text:style-name="P2">你上無嘛有骨頭通好齧，</text:p>
        <text:p text:style-name="P2">lí siōng-bô mā ū kut-thâu thang-hó khè,</text:p>
        <text:p text:style-name="P2"/>
        <text:p text:style-name="P2"><text:soft-page-break/>綴著我喔，</text:p>
        <text:p text:style-name="P2">tuè-tio̍h guá --ooh, </text:p>
        <text:p text:style-name="P2"/>
        <text:p text:style-name="P2">是你八字好啦！</text:p>
        <text:p text:style-name="P2">sī lí peh-jī hó --lah! </text:p>
        <text:p text:style-name="P2"/>
        <text:p text:style-name="P2">嘿嘿嘿嘿！</text:p>
        <text:p text:style-name="P2">Heh heh heh heh! </text:p>
        <text:p text:style-name="P2"/>
        <text:p text:style-name="P2">啊無小看一下，</text:p>
        <text:p text:style-name="P2">Ah bô sió khuànn --tsi̍t-ē, </text:p>
        <text:p text:style-name="P2"/>
        <text:p text:style-name="P2">閣會驚見笑？</text:p>
        <text:p text:style-name="P2">koh ē kiann-kiàn-siàu? </text:p>
        <text:p text:style-name="P2"/>
        <text:p text:style-name="P2">嘿嘿！</text:p>
        <text:p text:style-name="P2">Heh heh! </text:p>
        <text:p text:style-name="P2"/>
        <text:p text:style-name="P2">啊！</text:p>
        <text:p text:style-name="P2">Ah! </text:p>
        <text:p text:style-name="P2"/>
        <text:p text:style-name="P2">莫怪啦，</text:p>
        <text:p text:style-name="P2">Bo̍k-kuài --lah,</text:p>
        <text:p text:style-name="P2"/>
        <text:p text:style-name="P2">這世人喔，</text:p>
        <text:p text:style-name="P2"><text:s/>tsit-sì-lâng --ooh, </text:p>
        <text:p text:style-name="P2"/>
        <text:p text:style-name="P2">連查埔人的手喔攏猶閣毋捌牽過。</text:p>
        <text:p text:style-name="P2">liân tsa-poo-lâng ê tshiú --ooh lóng iáu-koh m̄ bat khan--kuè.</text:p>
        <text:p text:style-name="P2"/>
        <text:p text:style-name="P2">這查某囝若幸福喔，</text:p>
        <text:p text:style-name="P2">Tse tsa-bóo-kiánn nā hīng-hok --ooh, </text:p>
        <text:p text:style-name="P2"/>
        <text:p text:style-name="P2">我這个做老爸這世人的任務喔，</text:p>
        <text:p text:style-name="P2">guá tsit ê tsò lāu-pē tsit-sì-lâng ê jīm-bū --ooh, </text:p>
        <text:p text:style-name="P2"/>
        <text:p text:style-name="P2">就完成一半矣啦，</text:p>
        <text:p text:style-name="P2">tiō uân-sîng tsi̍t-puànn --ah --lah,</text:p>
        <text:p text:style-name="P2"/>
        <text:p text:style-name="P2">好矣好矣好矣好矣好矣，</text:p>
        <text:p text:style-name="P2">hó --ah hó --ah hó --ah hó --ah hó --ah, </text:p>
        <text:p text:style-name="P2"/>
        <text:p text:style-name="P2">好來去睏好來去睏矣！</text:p>
        <text:p text:style-name="P2">hó lâi-khì khùn hó lâi-khì khùn --ah! </text:p>
        <text:p text:style-name="P2"/>
        <text:p text:style-name="P2">嘿嘿嘿嘿！</text:p>
        <text:p text:style-name="P2">Heh heh heh heh! </text:p>
        <text:p text:style-name="P2"/>
        <text:p text:style-name="P2">這查某囝閣會驚見笑，</text:p>
        <text:p text:style-name="P2">Tse tsa-bóo-kiánn koh ē kiann-kiàn-siàu, </text:p>
        <text:p text:style-name="P2"/>
        <text:p text:style-name="P2">唉，</text:p>
        <text:p text:style-name="P2">haih, </text:p>
        <text:p text:style-name="P2"/>
        <text:p text:style-name="P2">驚見笑嘛是愛嫁。</text:p>
        <text:p text:style-name="P2">kiann-kiàn-siàu mā sī ài kè.</text:p>
        <text:p text:style-name="P2"/>
        <text:p text:style-name="P2">喂，</text:p>
        <text:p text:style-name="P2">Eh, </text:p>
        <text:p text:style-name="P2"/>
        <text:p text:style-name="P2">啊你哪會規身軀澹糊糊？</text:p>
        <text:p text:style-name="P2">ah lí ná ē kui sin-khu tâm-kôo-kôo, </text:p>
        <text:p text:style-name="P2"/>
        <text:p text:style-name="P2">啊你是跋落去水內底是無？</text:p>
        <text:p text:style-name="P2">ah lí sī pua̍h lo̍h-khì tsuí lāi-té sī --bô?</text:p>
        <text:p text:style-name="P2"/>
        <text:p text:style-name="P2">我、我有話欲共你講，</text:p>
        <text:p text:style-name="P2">Guá, guá ū uē beh kā lí <text:soft-page-break/>kóng, </text:p>
        <text:p text:style-name="P2"/>
        <text:p text:style-name="P2">你、你可能會笑我，</text:p>
        <text:p text:style-name="P2">lí, lí khó-lîng ē tshiò guá,</text:p>
        <text:p text:style-name="P2"/>
        <text:p text:style-name="P2">我會一直蹛佇恁兜，</text:p>
        <text:p text:style-name="P2">guá ē it-ti̍t tuà tī lín tau, </text:p>
        <text:p text:style-name="P2"/>
        <text:p text:style-name="P2">共恁老爸鬥做生理，</text:p>
        <text:p text:style-name="P2">kā lín lāu-pē tàu tsò sing-lí,</text:p>
        <text:p text:style-name="P2"/>
        <text:p text:style-name="P2">有一大半的原因是因為你，</text:p>
        <text:p text:style-name="P2">ū tsi̍t tuā puànn ê guân-in sī in-uī lí,</text:p>
        <text:p text:style-name="P2"/>
        <text:p text:style-name="P2">彼工我有看著彼張相片，</text:p>
        <text:p text:style-name="P2">hit kang guá ū khuànn-tio̍h hit tiunn siòng-phìnn, </text:p>
        <text:p text:style-name="P2"/>
        <text:p text:style-name="P2">你未來的先生就若像頭家講的，</text:p>
        <text:p text:style-name="P2">lí bī-lâi ê sian-sinn tō ná-tshiūnn thâu-ke kóng --ê, </text:p>
        <text:p text:style-name="P2"/>
        <text:p text:style-name="P2">緣投、將才，厝的背景閣好，</text:p>
        <text:p text:style-name="P2">iân-tâu, tsiòng-tsâi. tshù ê puē-kíng koh hó, </text:p>
        <text:p text:style-name="P2"/>
        <text:p text:style-name="P2">我若和伊比起來實在見笑。</text:p>
        <text:p text:style-name="P2">guá nā hām i pí --khí-lâi si̍t-tsāi kiàn-siàu. </text:p>
        <text:p text:style-name="P2"/>
        <text:p text:style-name="P2">我、我想欲共你講，</text:p>
        <text:p text:style-name="P2">Guá, guá siūnn-beh kā lí kóng, </text:p>
        <text:p text:style-name="P2"/>
        <text:p text:style-name="P2">你若假使結婚，</text:p>
        <text:p text:style-name="P2">lí nā ká-sú kiat-hun, </text:p>
        <text:p text:style-name="P2"/>
        <text:p text:style-name="P2">我可能會永遠離開這个所在。</text:p>
        <text:p text:style-name="P2">guá khó-lîng ē íng-uán lī-khui tsit ê sóo-tsāi, </text:p>
        <text:p text:style-name="P2"/>
        <text:p text:style-name="P2">離開這間厝，</text:p>
        <text:p text:style-name="P2">lī-khui tsit king tshù,</text:p>
        <text:p text:style-name="P2"/>
        <text:p text:style-name="P2">除非有一工，</text:p>
        <text:p text:style-name="P2">tû-hui ū tsi̍t kang, </text:p>
        <text:p text:style-name="P2"/>
        <text:p text:style-name="P2">我感覺我和伊有比並，</text:p>
        <text:p text:style-name="P2">guá kám-kak guá hām i ū pí-phīng,</text:p>
        <text:p text:style-name="P2"/>
        <text:p text:style-name="P2">若假使彼種機會，</text:p>
        <text:p text:style-name="P2">nā ká-sú hit tsióng ki-huē, </text:p>
        <text:p text:style-name="P2"/>
        <text:p text:style-name="P2">我才閣敢行入來。</text:p>
        <text:p text:style-name="P2">guá tsiah koh kánn kiânn --ji̍p-lâi.</text:p>
        <text:p text:style-name="P2"/>
        <text:p text:style-name="P2">武雄，我問你，</text:p>
        <text:p text:style-name="P2">Bú-hiông, guá mn̄g --lí, </text:p>
        <text:p text:style-name="P2"/>
        <text:p text:style-name="P2">你這馬敢敢去共阮 tòo-sàng 講，</text:p>
        <text:p text:style-name="P2">lí tsit-má kám kánn khì kā gún <text:s/>tòo-sàng <text:s/>kóng, </text:p>
        <text:p text:style-name="P2"/>
        <text:p text:style-name="P2">你佮意我，</text:p>
        <text:p text:style-name="P2">lí kah-ì guá, </text:p>
        <text:p text:style-name="P2"/>
        <text:p text:style-name="P2">想欲娶我做某？</text:p>
        <text:p text:style-name="P2">siūnn-beh tshuā guá tsò bóo? </text:p>
        <text:p text:style-name="P2"/>
        <text:p text:style-name="P2">我閣問你一擺，</text:p>
        <text:p text:style-name="P2">Guá koh mn̄g lí tsi̍t pái, </text:p>
        <text:p text:style-name="P2"><text:soft-page-break/></text:p>
        <text:p text:style-name="P2">你敢無？</text:p>
        <text:p text:style-name="P2">lí kánn --bô? </text:p>
        <text:p text:style-name="P2"/>
        <text:p text:style-name="P2">毋敢是無？</text:p>
        <text:p text:style-name="P2">M̄ kánn sī --bô? </text:p>
        <text:p text:style-name="P2"/>
        <text:p text:style-name="P2">若是按呢，</text:p>
        <text:p text:style-name="P2">Nā sī án-ne, </text:p>
        <text:p text:style-name="P2"/>
        <text:p text:style-name="P2">你講甲一大堆欲創啥物？</text:p>
        <text:p text:style-name="P2">lí kóng kah tsi̍t-tuā-tui beh tshòng siánn-mih? </text:p>
        <text:p text:style-name="P2"/>
        <text:p text:style-name="P2">彼只不過是你軟弱的借口爾爾，</text:p>
        <text:p text:style-name="P2">He tsí-put-kò sī lí nńg-jio̍k ê tsioh-kháu niā-niā,</text:p>
        <text:p text:style-name="P2"/>
        <text:p text:style-name="P2">你閣講甲遐可憐創啥物？</text:p>
        <text:p text:style-name="P2">lí koh kóng kah hiah khó-liân tshòng siánn-mih?</text:p>
        <text:p text:style-name="P2"/>
        <text:p text:style-name="P2">我共你講，</text:p>
        <text:p text:style-name="P2">Guá kā lí kóng, </text:p>
        <text:p text:style-name="P2"/>
        <text:p text:style-name="P2">我到今仔日才知影，</text:p>
        <text:p text:style-name="P2">guá kàu kin-á-ji̍t tsiah tsai-iánn, </text:p>
        <text:p text:style-name="P2"/>
        <text:p text:style-name="P2">你根本佮別人攏仝款，</text:p>
        <text:p text:style-name="P2">lí kun-pún kah pa̍t-lâng lóng kāng-khuán, </text:p>
        <text:p text:style-name="P2"/>
        <text:p text:style-name="P2">你根本毋是一个查埔囝！</text:p>
        <text:p text:style-name="P2">lí kun-pún m̄ sī tsi̍t ê tsa-poo-kiánn! </text:p>
        <text:p text:style-name="P2"/>
        <text:p text:style-name="P2">你佮一堆臺灣的查埔人仝款！</text:p>
        <text:p text:style-name="P2">Lí kah tsi̍t tui Tâi-uân ê tsa-poo-lâng kāng-khuán! </text:p>
        <text:p text:style-name="P2"/>
        <text:p text:style-name="P2">干焦會曉出一支喙，</text:p>
        <text:p text:style-name="P2">Kan-na ē-hiáu tshut tsi̍t ki tshuì, </text:p>
        <text:p text:style-name="P2"/>
        <text:p text:style-name="P2">咒誓予別人死。</text:p>
        <text:p text:style-name="P2">tsiù-tsuā hōo pa̍t-lâng sí.</text:p>
        <text:p text:style-name="P2"/>
        <text:p text:style-name="P2"/>
        <text:p text:style-name="P2"/>
        <text:p text:style-name="P2"/>
        <text:p text:style-name="P2">轎門闔一聲，</text:p>
        <text:p text:style-name="P2">Kiō mn̂g kha̍h tsi̍t siann, </text:p>
        <text:p text:style-name="P2"/>
        <text:p text:style-name="P2">欲迎新娘入大廳，</text:p>
        <text:p text:style-name="P2">beh ngiâ sin-niû li̍p tuā-thiann, </text:p>
        <text:p text:style-name="P2"/>
        <text:p text:style-name="P2">轎門開予開，</text:p>
        <text:p text:style-name="P2">Kiō mn̂g khui hōo khui, </text:p>
        <text:p text:style-name="P2"/>
        <text:p text:style-name="P2">才子佳人過先敬，</text:p>
        <text:p text:style-name="P2">tsâi-tsú ka-lîn kuè sing kìng, </text:p>
        <text:p text:style-name="P2"/>
        <text:p text:style-name="P2">公媽愛跪拜，</text:p>
        <text:p text:style-name="P2">kong-má ài kuī-pài, </text:p>
        <text:p text:style-name="P2"/>
        <text:p text:style-name="P2">銀行存款幾百萬，</text:p>
        <text:p text:style-name="P2">gîn-hâng tshûn-khuán kuí pah bān, </text:p>
        <text:p text:style-name="P2"/>
        <text:p text:style-name="P2">新娘出轎門，</text:p>
        <text:p text:style-name="P2">sin-niû tshut kiō mn̂g, </text:p>
        <text:p text:style-name="P2"/>
        <text:p text:style-name="P2">帶來金銀佮田園，</text:p>
        <text:p text:style-name="P2">tuà lâi kim-gîn kah tshân-hn̂g, </text:p>
        <text:p text:style-name="P2"/>
        <text:p text:style-name="P2">新人牽做伙，</text:p>
        <text:p text:style-name="P2"><text:soft-page-break/>sin-lâng khian tsò-hué, </text:p>
        <text:p text:style-name="P2"/>
        <text:p text:style-name="P2">囝孫代代添香火。</text:p>
        <text:p text:style-name="P2">kiánn-sun tāi-tāi thiam hiunn-hué.</text:p>
        <text:p text:style-name="P2"/>
        <text:p text:style-name="P2">彼一暝，</text:p>
        <text:p text:style-name="P2">Hit tsi̍t mê, </text:p>
        <text:p text:style-name="P2"/>
        <text:p text:style-name="P2">就親像按呢，</text:p>
        <text:p text:style-name="P2">tō tshin-tshiūnn án-ne, </text:p>
        <text:p text:style-name="P2"/>
        <text:p text:style-name="P2">我徛踮這間厝的大門口，</text:p>
        <text:p text:style-name="P2">guá khiā tiàm tsit king tshù ê tuā-mn̂g-kháu, </text:p>
        <text:p text:style-name="P2"/>
        <text:p text:style-name="P2">看 Yuki 和新郎慢慢仔行入去大廳，</text:p>
        <text:p text:style-name="P2">khuànn <text:s/>Yuki <text:s/>hām sin-lông bān-bān-á kiânn ji̍p-khì tuā-thiann, </text:p>
        <text:p text:style-name="P2"/>
        <text:p text:style-name="P2">行入去洞房。</text:p>
        <text:p text:style-name="P2">kiânn ji̍p-khì tōng-pâng. </text:p>
        <text:p text:style-name="P2"/>
        <text:p text:style-name="P2">彼个時陣，</text:p>
        <text:p text:style-name="P2">Hit ê sî-tsūn, </text:p>
        <text:p text:style-name="P2"/>
        <text:p text:style-name="P2">我心內一直咧向望，</text:p>
        <text:p text:style-name="P2">guá sim-lāi it-ti̍t leh ǹg-bāng, </text:p>
        <text:p text:style-name="P2"/>
        <text:p text:style-name="P2">向望講 Yuki 你越一个頭一下，</text:p>
        <text:p text:style-name="P2">ǹg-bāng kóng <text:s/>Yuki <text:s/>lí ua̍t tsi̍t ê thâu tsi̍t-ē, </text:p>
        <text:p text:style-name="P2"/>
        <text:p text:style-name="P2">越一个頭看我一目，</text:p>
        <text:p text:style-name="P2">ua̍t tsi̍t ê thâu khuànn guá tsi̍t ba̍k, </text:p>
        <text:p text:style-name="P2"/>
        <text:p text:style-name="P2">予我知影你心內有我，</text:p>
        <text:p text:style-name="P2">hōo guá tsai-iánn lí sim-lāi ū guá, </text:p>
        <text:p text:style-name="P2"/>
        <text:p text:style-name="P2">我就心滿意足矣。</text:p>
        <text:p text:style-name="P2">guá tō sim-buán-ì-tsiok --ah. </text:p>
        <text:p text:style-name="P2"/>
        <text:p text:style-name="P2">結果，</text:p>
        <text:p text:style-name="P2">Kiat-kó, </text:p>
        <text:p text:style-name="P2"/>
        <text:p text:style-name="P2">你連躊躇一下都攏無，</text:p>
        <text:p text:style-name="P2">lí liân tiû-tû --tsi̍t-ē to lóng bô, </text:p>
        <text:p text:style-name="P2"/>
        <text:p text:style-name="P2">直接行入去洞房。</text:p>
        <text:p text:style-name="P2">ti̍t-tsiap kiânn ji̍p-khì tōng-pâng. </text:p>
        <text:p text:style-name="P2"/>
        <text:p text:style-name="P2">幾冬前有一條臺灣歌我若聽著我就受氣，</text:p>
        <text:p text:style-name="P2">Kuí tang tsîng ū tsi̍t tiâu Tâi-uân kua guá nā thiann-tio̍h guá tō siūnn-khì, </text:p>
        <text:p text:style-name="P2"/>
        <text:p text:style-name="P2">歌詞的意思講家己心愛的人去愛別人，</text:p>
        <text:p text:style-name="P2">kua-sû ê ì-sù kóng ka-tī sim-ài ê lâng khì ài pa̍t-lâng, </text:p>
        <text:p text:style-name="P2"/>
        <text:p text:style-name="P2">你既然按呢神明仝款的慈悲，</text:p>
        <text:p text:style-name="P2">lí kì-liân án-ne sîn-bîn kāng-khuán ê tsû-pi, </text:p>
        <text:p text:style-name="P2"/>
        <text:p text:style-name="P2">伊講：</text:p>
        <text:p text:style-name="P2">i kóng: </text:p>
        <text:p text:style-name="P2"/>
        <text:p text:style-name="P2">「只要你幸福，</text:p>
        <text:p text:style-name="P2">“Tsí-iàu lí hīng-hok, </text:p>
        <text:p text:style-name="P2"/>
        <text:p text:style-name="P2"><text:soft-page-break/>只要你快樂，</text:p>
        <text:p text:style-name="P2">tsí-iàu lí khuài-lo̍k, </text:p>
        <text:p text:style-name="P2"/>
        <text:p text:style-name="P2">我無怨嘆。」</text:p>
        <text:p text:style-name="P2">guá bô uàn-thàn.” </text:p>
        <text:p text:style-name="P2"/>
        <text:p text:style-name="P2">騙痟的，</text:p>
        <text:p text:style-name="P2">Phiàn siáu--ê, </text:p>
        <text:p text:style-name="P2"/>
        <text:p text:style-name="P2">啥人咧袂怨嘆唅！</text:p>
        <text:p text:style-name="P2">siánn-lâng leh bē uàn-thàn --hannh! </text:p>
        <text:p text:style-name="P2"/>
        <text:p text:style-name="P2">彼逐个人攏遐偉大乎！</text:p>
        <text:p text:style-name="P2">He ta̍k ê lâng lóng hiah uí-tāi --honnh! </text:p>
        <text:p text:style-name="P2"/>
        <text:p text:style-name="P2">彼報紙社會版都無新聞通看矣。</text:p>
        <text:p text:style-name="P2">He pò-tsuá siā-huē pán to bô sin-bûn thang khuànn --ah. </text:p>
        <text:p text:style-name="P2"/>
        <text:p text:style-name="P2">老實講啦，</text:p>
        <text:p text:style-name="P2">Láu-si̍t kóng --lah, </text:p>
        <text:p text:style-name="P2"/>
        <text:p text:style-name="P2">你罵我想規暝，</text:p>
        <text:p text:style-name="P2">lí mē guá siūnn kui mê, </text:p>
        <text:p text:style-name="P2"/>
        <text:p text:style-name="P2">我咧想講這个世間哪會遮無公平是按怎唅？</text:p>
        <text:p text:style-name="P2">guá leh siūnn-kóng tsit ê sè-kan ná ē tsiah bô kong-pênn sī án-tsuánn --hannh? </text:p>
        <text:p text:style-name="P2"/>
        <text:p text:style-name="P2">平平一个人，</text:p>
        <text:p text:style-name="P2">Pênn-pênn tsi̍t ê lâng, </text:p>
        <text:p text:style-name="P2"/>
        <text:p text:style-name="P2">就是因為in兜的尪仔標比別人較濟，</text:p>
        <text:p text:style-name="P2">tō sī in-uī in tau ê ang-á-phiau pí pa̍t-lâng khah tsē, </text:p>
        <text:p text:style-name="P2"/>
        <text:p text:style-name="P2">就會當免出喙，</text:p>
        <text:p text:style-name="P2">tō ē-tàng bián tshut-tshuì, </text:p>
        <text:p text:style-name="P2"/>
        <text:p text:style-name="P2">免出力，</text:p>
        <text:p text:style-name="P2">bián tshut-la̍t, </text:p>
        <text:p text:style-name="P2"/>
        <text:p text:style-name="P2">規盤全捀去煠，</text:p>
        <text:p text:style-name="P2">kui puânn tsuân phâng khì sa̍h, </text:p>
        <text:p text:style-name="P2"/>
        <text:p text:style-name="P2">啊若像咱這款人，</text:p>
        <text:p text:style-name="P2">ah nā tshiūnn lán tsit khuán lâng, </text:p>
        <text:p text:style-name="P2"/>
        <text:p text:style-name="P2">連看人食米粉喝燒喔，</text:p>
        <text:p text:style-name="P2">liân khuànn lâng tsia̍h bí-hún huah sio --ooh, </text:p>
        <text:p text:style-name="P2"/>
        <text:p text:style-name="P2">都毋敢喝出聲，</text:p>
        <text:p text:style-name="P2">to m̄ kánn huah tshut siann, </text:p>
        <text:p text:style-name="P2"/>
        <text:p text:style-name="P2">干焦會當徛咧門跤口看人房間的電火化，</text:p>
        <text:p text:style-name="P2"><text:soft-page-break/>kan-na ē-tàng khiā leh mn̂g-kha-kháu khuànn lâng pâng-king ê tiān-hué hua, </text:p>
        <text:p text:style-name="P2"/>
        <text:p text:style-name="P2">然後戇戇按呢想講，</text:p>
        <text:p text:style-name="P2">liân-āu gōng-gōng án-ne siūnn-kóng, </text:p>
        <text:p text:style-name="P2"/>
        <text:p text:style-name="P2">啊in這馬毋知咧創啥乎？</text:p>
        <text:p text:style-name="P2">ah in tsit-má m̄ tsai leh tshòng siánn --honnh? </text:p>
        <text:p text:style-name="P2"/>
        <text:p text:style-name="P2">頭家娘可能知影我欲走，</text:p>
        <text:p text:style-name="P2">Thâu-ke-niû khó-lîng tsai-iánn guá beh tsáu, </text:p>
        <text:p text:style-name="P2"/>
        <text:p text:style-name="P2">隔工七早八早就坐佇大廳咧等我。</text:p>
        <text:p text:style-name="P2">keh-kang tshit-tsá-peh-tsá tō tsē tī tuā-thiann leh tán guá. </text:p>
        <text:p text:style-name="P2"/>
        <text:p text:style-name="P2">伊看著我共我講：</text:p>
        <text:p text:style-name="P2">I khuànn-tio̍h guá kā guá kóng, </text:p>
        <text:p text:style-name="P2"/>
        <text:p text:style-name="P2">「武雄啊！</text:p>
        <text:p text:style-name="P2">“Bú-hiông --ah! </text:p>
        <text:p text:style-name="P2"/>
        <text:p text:style-name="P2">這一切攏是緣份啊！」</text:p>
        <text:p text:style-name="P2">Tse it-tshè lóng sī iân-hūn --ah!” </text:p>
        <text:p text:style-name="P2"/>
        <text:p text:style-name="P2">然後提一个大紅包予我講欲予我做本錢，</text:p>
        <text:p text:style-name="P2">Liân-āu the̍h tsi̍t ê tuā âng-pau hōo guá kóng beh hōo guá tsò pún-tsînn, </text:p>
        <text:p text:style-name="P2"/>
        <text:p text:style-name="P2">家己去做生理。</text:p>
        <text:p text:style-name="P2"><text:soft-page-break/>ka-tī khì tsò sing-lí. </text:p>
        <text:p text:style-name="P2"/>
        <text:p text:style-name="P2">伊講：</text:p>
        <text:p text:style-name="P2">I kóng: </text:p>
        <text:p text:style-name="P2"/>
        <text:p text:style-name="P2">「啊武雄啊！</text:p>
        <text:p text:style-name="P2">“Ah Bú-hiông --ah! </text:p>
        <text:p text:style-name="P2"/>
        <text:p text:style-name="P2">啊你這支鼻仔都比別人較大支啦！</text:p>
        <text:p text:style-name="P2">Ah lí tsit ki phīnn-á to pí pa̍t-lâng khah tuā ki --lah! </text:p>
        <text:p text:style-name="P2"/>
        <text:p text:style-name="P2">少年奔波乎，</text:p>
        <text:p text:style-name="P2">Siàu-liân pun-pho --honnh, </text:p>
        <text:p text:style-name="P2"/>
        <text:p text:style-name="P2">四十歲以後會足有錢的！」</text:p>
        <text:p text:style-name="P2">sì-tsa̍p huè í-āu ē tsiok ū-tsînn--ê!” </text:p>
        <text:p text:style-name="P2"/>
        <text:p text:style-name="P2">然後我就離開這間對十二歲蹛甲二十二歲的厝，</text:p>
        <text:p text:style-name="P2">Liân-āu guá tō lī-khui tsit king tuì tsa̍p-lī huè tuà kah jī-tsa̍p-jī huè ê tshù, </text:p>
        <text:p text:style-name="P2"/>
        <text:p text:style-name="P2">毋捌閣踏入門。</text:p>
        <text:p text:style-name="P2">m̄ bat koh ta̍p ji̍p mn̂g. </text:p>
        <text:p text:style-name="P2"/>
        <text:p text:style-name="P2">我會記得我彼陣最後一目，</text:p>
        <text:p text:style-name="P2">Guá ē-kì-tit guá hit-tsūn tsuè-āu tsi̍t ba̍k, </text:p>
        <text:p text:style-name="P2"/>
        <text:p text:style-name="P2">嘛是徛佇大門口，</text:p>
        <text:p text:style-name="P2">mā sī khiā tī tuā-mn̂g-kháu, </text:p>
        <text:p text:style-name="P2"/>
        <text:p text:style-name="P2">嘛是看著 Yuki 的房間，</text:p>
        <text:p text:style-name="P2">mā sī khuànn-tio̍h <text:s/>Yuki <text:s/>ê pâng-king, </text:p>
        <text:p text:style-name="P2"/>
        <text:p text:style-name="P2">嘛是戇戇仔咧想。</text:p>
        <text:p text:style-name="P2">mā sī gōng-gōng-á leh siūnn. </text:p>
        <text:p text:style-name="P2"/>
        <text:p text:style-name="P2">啊！</text:p>
        <text:p text:style-name="P2">Ah! </text:p>
        <text:p text:style-name="P2"/>
        <text:p text:style-name="P2">啊in這馬毋知咧創啥乎？</text:p>
        <text:p text:style-name="P2">Ah in tsit-má m̄ tsai leh tshòng sánn --honnh? </text:p>
        <text:p text:style-name="P2"/>
        <text:p text:style-name="P2">啊in這馬毋知咧創啥？</text:p>
        <text:p text:style-name="P2">Ah in tsit-má m̄ tsai leh tshòng sánn?</text:p>
        <text:p text:style-name="P2"/>
        <text:p text:style-name="P2">你毋好按呢啦！</text:p>
        <text:p text:style-name="P2">Lí m̄ hó án-ne --lah!</text:p>
        <text:p text:style-name="P2"/>
        <text:p text:style-name="P2">啊你是咧講啥？</text:p>
        <text:p text:style-name="P2">Ah lí sī leh kóng sánn? </text:p>
        <text:p text:style-name="P2"/>
        <text:p text:style-name="P2">我是恁翁呢！</text:p>
        <text:p text:style-name="P2">Guá sī lín ang --neh! </text:p>
        <text:p text:style-name="P2"/>
        <text:p text:style-name="P2">你無聽人講：</text:p>
        <text:p text:style-name="P2">Lí bô thiann lâng kóng: </text:p>
        <text:p text:style-name="P2"/>
        <text:p text:style-name="P2">「頭暝工若無死某就死翁喔。」</text:p>
        <text:p text:style-name="P2">“Thâu mê kang nā-bô sí bóo tō sí ang --ooh.”</text:p>
        <text:p text:style-name="P2"/>
        <text:p text:style-name="P2">來啦。</text:p>
        <text:p text:style-name="P2"><text:s/>Lâi --lah!</text:p>
        <text:p text:style-name="P2"/>
        <text:p text:style-name="P2">你共我的衫搝破去矣啦！</text:p>
        <text:p text:style-name="P2">Lí kā guá ê sann giú-phuà--khì --ah --lah!</text:p>
        <text:p text:style-name="P2"/>
        <text:p text:style-name="P2"><text:soft-page-break/>驚啥，</text:p>
        <text:p text:style-name="P2">Kiann sánn, </text:p>
        <text:p text:style-name="P2"/>
        <text:p text:style-name="P2">彼衫閣買就有矣！</text:p>
        <text:p text:style-name="P2">he sann koh bué tiō ū --ah!</text:p>
        <text:p text:style-name="P2"/>
        <text:p text:style-name="P2">我的手會斷去啦！</text:p>
        <text:p text:style-name="P2">Guá ê tshiú ē tn̄g--khì --lah! </text:p>
        <text:p text:style-name="P2"/>
        <text:p text:style-name="P2">我的手啦！</text:p>
        <text:p text:style-name="P2">Guá ê tshiú --lah!</text:p>
        <text:p text:style-name="P2"/>
        <text:p text:style-name="P2">較細聲的啦！</text:p>
        <text:p text:style-name="P2">Khah sè-siann --ê --lah! </text:p>
        <text:p text:style-name="P2"/>
        <text:p text:style-name="P2">你真囉嗦呢！</text:p>
        <text:p text:style-name="P2">Lí tsin lo-so --neh! </text:p>
        <text:p text:style-name="P2"/>
        <text:p text:style-name="P2">閃啦！</text:p>
        <text:p text:style-name="P2">Siám --lah! </text:p>
        <text:p text:style-name="P2"/>
        <text:p text:style-name="P2">啊我真正是你第一个查埔人喔？</text:p>
        <text:p text:style-name="P2">Ah guá tsin-tsiànn sī lí tē-it ê tsa-poo-lâng --ooh!</text:p>
        <text:p text:style-name="P2"/>
        <text:p text:style-name="P2">啊我是你第一个查某人？</text:p>
        <text:p text:style-name="P2">Ah guá sī lí tē-it ê tsa-bóo-lâng?</text:p>
        <text:p text:style-name="P2"/>
        <text:p text:style-name="P2">你講啥？</text:p>
        <text:p text:style-name="P2">Lí kóng sánn?</text:p>
        <text:p text:style-name="P2"/>
        <text:p text:style-name="P2">我講，</text:p>
        <text:p text:style-name="P2">Guá kóng, </text:p>
        <text:p text:style-name="P2"/>
        <text:p text:style-name="P2">我哪會知影我是毋是你第一个查某人。</text:p>
        <text:p text:style-name="P2">guá ná ē tsai-iánn guá sī m̄ sī lí tē-it ê tsa-bóo-lâng.</text:p>
        <text:p text:style-name="P2"/>
        <text:p text:style-name="P2">喂！</text:p>
        <text:p text:style-name="P2">Ueh! </text:p>
        <text:p text:style-name="P2"/>
        <text:p text:style-name="P2">你是按怎？</text:p>
        <text:p text:style-name="P2">Lí sī án-nuá? </text:p>
        <text:p text:style-name="P2"/>
        <text:p text:style-name="P2">小姐做慣勢矣nih唅？</text:p>
        <text:p text:style-name="P2">Sió-tsiá tsò kuàn-sì --ah --nih --hannh? </text:p>
        <text:p text:style-name="P2"/>
        <text:p text:style-name="P2">真聳勢喔！</text:p>
        <text:p text:style-name="P2">Tsin sáng-sè --ooh! </text:p>
        <text:p text:style-name="P2"/>
        <text:p text:style-name="P2">外口的人咧講，</text:p>
        <text:p text:style-name="P2">Guā-kháu ê lâng leh kóng, </text:p>
        <text:p text:style-name="P2"/>
        <text:p text:style-name="P2">恁老爸倩的彼个武雄佮你袂䆀，</text:p>
        <text:p text:style-name="P2">lín lāu-pē tshiànn--ê hit ê Bú-hiông kah lí bē-bái, </text:p>
        <text:p text:style-name="P2"/>
        <text:p text:style-name="P2">我足驚你是伊食賰的，</text:p>
        <text:p text:style-name="P2">guá tsiok kiann lí sī i tsia̍h tshun--ê, </text:p>
        <text:p text:style-name="P2"/>
        <text:p text:style-name="P2">你知無？</text:p>
        <text:p text:style-name="P2">lí tsai --bô? </text:p>
        <text:p text:style-name="P2"/>
        <text:p text:style-name="P2">你是真正小姐做慣勢矣nih唅！</text:p>
        <text:p text:style-name="P2">Lí sī tsin-tsiànn sió-tsiá tsò kuàn-sì --ah --nih --hannh! </text:p>
        <text:p text:style-name="P2"/>
        <text:p text:style-name="P2">莫怪恁老爸叫我一定愛共你壓落底！</text:p>
        <text:p text:style-name="P2">Bo̍k-kuài lín lāu-pē kiò guá it-tīng ài kā lí ah lo̍h té! </text:p>
        <text:p text:style-name="P2"><text:soft-page-break/></text:p>
        <text:p text:style-name="P2">喂、喂！</text:p>
        <text:p text:style-name="P2">Eh, eh! </text:p>
        <text:p text:style-name="P2"/>
        <text:p text:style-name="P2">我是恁翁咧唅！</text:p>
        <text:p text:style-name="P2">Guá sī lín ang --eh --hannh! </text:p>
        <text:p text:style-name="P2"/>
        <text:p text:style-name="P2">你敢共我應喙應舌，</text:p>
        <text:p text:style-name="P2">Lí kánn kā guá ìn-tshuì-ìn-tsi̍h, </text:p>
        <text:p text:style-name="P2"/>
        <text:p text:style-name="P2">閣共我聳勢唅！</text:p>
        <text:p text:style-name="P2">koh kā guá sáng-sè --hannh! </text:p>
        <text:p text:style-name="P2"/>
        <text:p text:style-name="P2">閣共查某人的垃圾血擲佇恁爸的頭殼頂，</text:p>
        <text:p text:style-name="P2">Koh kā tsa-bóo-lâng ê lah-sap hueh tàn tī lín pē ê thâu-khak-tíng, </text:p>
        <text:p text:style-name="P2"/>
        <text:p text:style-name="P2">你是按怎？</text:p>
        <text:p text:style-name="P2">lí sī án-nuá? </text:p>
        <text:p text:style-name="P2"/>
        <text:p text:style-name="P2">唅？</text:p>
        <text:p text:style-name="P2">Hannh? </text:p>
        <text:p text:style-name="P2"/>
        <text:p text:style-name="P2">你有夠可惡！</text:p>
        <text:p text:style-name="P2">Lí ū-kàu khó-ònn! </text:p>
        <text:p text:style-name="P2"/>
        <text:p text:style-name="P2">查某人可惡！</text:p>
        <text:p text:style-name="P2">Tsa-bóo-lâng khó-ònn! </text:p>
        <text:p text:style-name="P2"/>
        <text:p text:style-name="P2">閣聳勢啊！</text:p>
        <text:p text:style-name="P2">Koh sáng-sè --ah! </text:p>
        <text:p text:style-name="P2"/>
        <text:p text:style-name="P2">唅！</text:p>
        <text:p text:style-name="P2">Hannh! </text:p>
        <text:p text:style-name="P2"/>
        <text:p text:style-name="P2">可惡！</text:p>
        <text:p text:style-name="P2">Khó-ònn! </text:p>
        <text:p text:style-name="P2"/>
        <text:p text:style-name="P2">可惡！</text:p>
        <text:p text:style-name="P2">Khó-ònn!</text:p>
        <text:p text:style-name="P2"/>
        <text:p text:style-name="P2"/>
        <text:p text:style-name="P2"/>
        <text:p text:style-name="P2"/>
        <text:p text:style-name="P2">我毋知影臺灣的某捌去予翁拍過的有幾个，</text:p>
        <text:p text:style-name="P2">Guá m̄ tsai-iánn Tâi-uân ê bóo bat khì hōo ang phah--kuè-ê ū kuí ê, </text:p>
        <text:p text:style-name="P2"/>
        <text:p text:style-name="P2">毋過，</text:p>
        <text:p text:style-name="P2">m̄-koh, </text:p>
        <text:p text:style-name="P2"/>
        <text:p text:style-name="P2">洞房的第一暗，</text:p>
        <text:p text:style-name="P2">tōng-pâng ê tē-it àm, </text:p>
        <text:p text:style-name="P2"/>
        <text:p text:style-name="P2">都予人拍甲頂身佮下身攏流血，</text:p>
        <text:p text:style-name="P2">to hōo lâng phah kah tíng-sin kah ē-sin lóng lâu-hueh, </text:p>
        <text:p text:style-name="P2"/>
        <text:p text:style-name="P2">一定無遐濟。</text:p>
        <text:p text:style-name="P2">it-tīng bô hiah tsē. </text:p>
        <text:p text:style-name="P2"/>
        <text:p text:style-name="P2">唉。</text:p>
        <text:p text:style-name="P2">Haih. </text:p>
        <text:p text:style-name="P2"/>
        <text:p text:style-name="P2">若講看戲頭就知影戲尾，</text:p>
        <text:p text:style-name="P2">Nā kóng khuànn hì thâu tō tsai-iánn hì bué, </text:p>
        <text:p text:style-name="P2"/>
        <text:p text:style-name="P2">啊這齣戲穩歹看。</text:p>
        <text:p text:style-name="P2">ah tsit tshut hì ún pháinn-khuànn. </text:p>
        <text:p text:style-name="P2"/>
        <text:p text:style-name="P2"><text:soft-page-break/>莫看吧！</text:p>
        <text:p text:style-name="P2">Mài khuànn --pah! </text:p>
        <text:p text:style-name="P2"/>
        <text:p text:style-name="P2">啊毋過，</text:p>
        <text:p text:style-name="P2">Ah m̄-koh, </text:p>
        <text:p text:style-name="P2"/>
        <text:p text:style-name="P2">咱看戲會當莫看，</text:p>
        <text:p text:style-name="P2">lán khuànn hì ē-tàng mài khuànn, </text:p>
        <text:p text:style-name="P2"/>
        <text:p text:style-name="P2">啊搬戲的你敢會當講叫伊莫搬就莫搬？</text:p>
        <text:p text:style-name="P2">ah puann-hì--ê lí kám ē-tàng kóng kiò i mài puann tō mài puann? </text:p>
        <text:p text:style-name="P2"/>
        <text:p text:style-name="P2">恁逐家婚姻乎，</text:p>
        <text:p text:style-name="P2">Lín ta̍k-ke hun-in --honnh, </text:p>
        <text:p text:style-name="P2"/>
        <text:p text:style-name="P2">有偌幸福，</text:p>
        <text:p text:style-name="P2">ū guā hīng-hok,</text:p>
        <text:p text:style-name="P2"/>
        <text:p text:style-name="P2">偌快樂，</text:p>
        <text:p text:style-name="P2"><text:s/>guā khuài-lo̍k, </text:p>
        <text:p text:style-name="P2"/>
        <text:p text:style-name="P2">彼我攏毋知影，</text:p>
        <text:p text:style-name="P2">he guá lóng m̄ tsai-iánn, </text:p>
        <text:p text:style-name="P2"/>
        <text:p text:style-name="P2">啊若我的乎，</text:p>
        <text:p text:style-name="P2">ah nā guá ê --honnh, </text:p>
        <text:p text:style-name="P2"/>
        <text:p text:style-name="P2">就親像這馬連續劇咧搬的，</text:p>
        <text:p text:style-name="P2">tō <text:s/>tshan-tshiūnn tsit-má liân-sio̍k-kio̍k teh puann--ê, </text:p>
        <text:p text:style-name="P2"/>
        <text:p text:style-name="P2">歹戲拖棚，</text:p>
        <text:p text:style-name="P2">pháinn hì thua-pênn, </text:p>
        <text:p text:style-name="P2"/>
        <text:p text:style-name="P2">搬袂煞。</text:p>
        <text:p text:style-name="P2">puann bē suah. </text:p>
        <text:p text:style-name="P2"/>
        <text:p text:style-name="P2">彼時陣，</text:p>
        <text:p text:style-name="P2">Hit-sî-tsūn, </text:p>
        <text:p text:style-name="P2"/>
        <text:p text:style-name="P2">我若出門都穿予媠媠做小旦，</text:p>
        <text:p text:style-name="P2">guá nā tshut-mn̂g to tshīng hōo suí-suí tsò sió-tuànn, </text:p>
        <text:p text:style-name="P2"/>
        <text:p text:style-name="P2">啊行到佗位人攏呵咾講我足好命，</text:p>
        <text:p text:style-name="P2">ah kiânn kàu tó-uī lâng lóng o-ló kóng guá tsiok hó-miā, </text:p>
        <text:p text:style-name="P2"/>
        <text:p text:style-name="P2">啊若入門，</text:p>
        <text:p text:style-name="P2">ah nā ji̍p-mn̂g, </text:p>
        <text:p text:style-name="P2"/>
        <text:p text:style-name="P2">我就媠衫仔褪褪咧，</text:p>
        <text:p text:style-name="P2">guá tō suí sann-á thǹg-thǹg--eh, </text:p>
        <text:p text:style-name="P2"/>
        <text:p text:style-name="P2">毋是做三花仔就是做苦旦。</text:p>
        <text:p text:style-name="P2">m̄ sī tsò sann-hue-á tō sī tsuè khóo-tuànn. </text:p>
        <text:p text:style-name="P2"/>
        <text:p text:style-name="P2">唉！</text:p>
        <text:p text:style-name="P2">Haih! </text:p>
        <text:p text:style-name="P2"/>
        <text:p text:style-name="P2">是講我嘛誠厲害啦！</text:p>
        <text:p text:style-name="P2">Sī kóng guá mā tsiânn lī-hāi --lah! </text:p>
        <text:p text:style-name="P2"/>
        <text:p text:style-name="P2">會當佮一个乎，</text:p>
        <text:p text:style-name="P2">Ē-tàng kah tsi̍t ê --honnh, </text:p>
        <text:p text:style-name="P2"/>
        <text:p text:style-name="P2">永遠攏看起來足生份的查埔人睏仝眠床，</text:p>
        <text:p text:style-name="P2">íng-uán lóng khuànn --khí-lâi tsiok tshinn-hūn ê tsa-poo-lâng khùn kāng <text:soft-page-break/>bîn-tshn̂g, </text:p>
        <text:p text:style-name="P2"/>
        <text:p text:style-name="P2">啊囡仔是一个仔一个共生落來。</text:p>
        <text:p text:style-name="P2">ah gín-á sī tsi̍t-ê-á tsi̍t ê kā senn--lo̍h-lâi. </text:p>
        <text:p text:style-name="P2"/>
        <text:p text:style-name="P2">人生啊，</text:p>
        <text:p text:style-name="P2">Lîn-sing --ah, </text:p>
        <text:p text:style-name="P2"/>
        <text:p text:style-name="P2">這馬看起來乎，</text:p>
        <text:p text:style-name="P2">tsit-má khuànn --khí-lâi --honnh, </text:p>
        <text:p text:style-name="P2"/>
        <text:p text:style-name="P2">有影親像是電影，</text:p>
        <text:p text:style-name="P2">ū-iánn tshan-tshiūnn sī tiān-iánn, </text:p>
        <text:p text:style-name="P2"/>
        <text:p text:style-name="P2">中央無廣告。</text:p>
        <text:p text:style-name="P2">tiong-ng bô kóng-kò. </text:p>
        <text:p text:style-name="P2"/>
        <text:p text:style-name="P2">一搬規十年電火一光，</text:p>
        <text:p text:style-name="P2">Tsi̍t puann kui tsa̍p nî tiān-hué tsi̍t kng, </text:p>
        <text:p text:style-name="P2"/>
        <text:p text:style-name="P2">才知影講人生按呢就共行煞矣。</text:p>
        <text:p text:style-name="P2">tsiah tsai-iánn kóng lîn-sîng án-ne tō kā kiânn suah --ah. </text:p>
        <text:p text:style-name="P2"/>
        <text:p text:style-name="P2">阿惠啊開門啦，</text:p>
        <text:p text:style-name="P2">A-huī --ah khui-mn̂g --lah, </text:p>
        <text:p text:style-name="P2"/>
        <text:p text:style-name="P2">小生佮苦旦轉來矣。</text:p>
        <text:p text:style-name="P2">Sió-sing kah khóo-tuànn tńg--lâi --ah.</text:p>
        <text:p text:style-name="P2"/>
        <text:p text:style-name="P2">來矣，</text:p>
        <text:p text:style-name="P2">Lâi --ah, </text:p>
        <text:p text:style-name="P2"/>
        <text:p text:style-name="P2">哎唷！</text:p>
        <text:p text:style-name="P2">aih-ioh! </text:p>
        <text:p text:style-name="P2"/>
        <text:p text:style-name="P2">啊恁轉來矣喔！</text:p>
        <text:p text:style-name="P2">Ah lín tńg--lâi --ah --ooh! </text:p>
        <text:p text:style-name="P2"/>
        <text:p text:style-name="P2">嘿！</text:p>
        <text:p text:style-name="P2">Heh! </text:p>
        <text:p text:style-name="P2"/>
        <text:p text:style-name="P2">唷！</text:p>
        <text:p text:style-name="P2">Ioh! </text:p>
        <text:p text:style-name="P2"/>
        <text:p text:style-name="P2">囡仔！</text:p>
        <text:p text:style-name="P2">Gín-á! </text:p>
        <text:p text:style-name="P2"/>
        <text:p text:style-name="P2">欲佗位唅？</text:p>
        <text:p text:style-name="P2">Beh tó-uī --hannh? </text:p>
        <text:p text:style-name="P2"/>
        <text:p text:style-name="P2">喂！</text:p>
        <text:p text:style-name="P2">Eh! </text:p>
        <text:p text:style-name="P2"/>
        <text:p text:style-name="P2">恁字猶未寫了的呢！</text:p>
        <text:p text:style-name="P2">Lín lī ah-buē siá liáu --ê --neh! </text:p>
        <text:p text:style-name="P2"/>
        <text:p text:style-name="P2">乎！</text:p>
        <text:p text:style-name="P2">Honnh!</text:p>
        <text:p text:style-name="P2"/>
        <text:p text:style-name="P2">奇怪，</text:p>
        <text:p text:style-name="P2">Kî-kuài, </text:p>
        <text:p text:style-name="P2"/>
        <text:p text:style-name="P2">你囡仔是按怎教的？</text:p>
        <text:p text:style-name="P2">lí gín-á sī án-nuá kà--ê? </text:p>
        <text:p text:style-name="P2"/>
        <text:p text:style-name="P2">看老爸老母敢若看著鬼咧。</text:p>
        <text:p text:style-name="P2">Khuànn lāu-pē lāu-bú kán-ná khuànn-tio̍h kuí --leh.</text:p>
        <text:p text:style-name="P2"/>
        <text:p text:style-name="P2">尊敬你啊。</text:p>
        <text:p text:style-name="P2">Tsun-kìng --lí --ah. </text:p>
        <text:p text:style-name="P2"><text:soft-page-break/></text:p>
        <text:p text:style-name="P2">In攏愛對報紙才看會著你，</text:p>
        <text:p text:style-name="P2">In lóng ài uì pò-tsuá tsiah khuànn ē tio̍h lí, </text:p>
        <text:p text:style-name="P2"/>
        <text:p text:style-name="P2">對 la-jí-òo 才會聽會著你的聲。</text:p>
        <text:p text:style-name="P2">uì <text:s/>la-jí-òo <text:s/>tsiah ē thiann ē tio̍h lí ê siann. </text:p>
        <text:p text:style-name="P2"/>
        <text:p text:style-name="P2">你對in來講，</text:p>
        <text:p text:style-name="P2">Lí tuì in lâi kóng, </text:p>
        <text:p text:style-name="P2"/>
        <text:p text:style-name="P2">佮蔣總統仝款。</text:p>
        <text:p text:style-name="P2">kah Tsiúnn tsóng-thóng kāng-khuán.</text:p>
        <text:p text:style-name="P2"/>
        <text:p text:style-name="P2">你是咧講啥啊你！</text:p>
        <text:p text:style-name="P2">Lí sī leh kóng sánn --ah lí!</text:p>
        <text:p text:style-name="P2"/>
        <text:p text:style-name="P2"><text:s/>Moo-si，moo-si？ </text:p>
        <text:p text:style-name="P2"><text:s text:c="2"/>Moo-si, moo-si? <text:s/></text:p>
        <text:p text:style-name="P2"/>
        <text:p text:style-name="P2">喂？</text:p>
        <text:p text:style-name="P2">Uê? </text:p>
        <text:p text:style-name="P2"/>
        <text:p text:style-name="P2">喂？</text:p>
        <text:p text:style-name="P2">Uê?</text:p>
        <text:p text:style-name="P2"/>
        <text:p text:style-name="P2">啥人啊？</text:p>
        <text:p text:style-name="P2">Siánn-lâng --ah?</text:p>
        <text:p text:style-name="P2"/>
        <text:p text:style-name="P2">啊知？</text:p>
        <text:p text:style-name="P2">Ah tsai? </text:p>
        <text:p text:style-name="P2"/>
        <text:p text:style-name="P2">足奇怪的，</text:p>
        <text:p text:style-name="P2">Tsiok kî-kuài--ê, </text:p>
        <text:p text:style-name="P2"/>
        <text:p text:style-name="P2">彼我明明聽乎，</text:p>
        <text:p text:style-name="P2">he guá bîng-bîng thiann --honnh, </text:p>
        <text:p text:style-name="P2"/>
        <text:p text:style-name="P2">是查某聲共我講：</text:p>
        <text:p text:style-name="P2">sī tsa-bóo siann kā guá kóng: </text:p>
        <text:p text:style-name="P2"/>
        <text:p text:style-name="P2">「喂！」喔！</text:p>
        <text:p text:style-name="P2">“Uê!”--ooh! </text:p>
        <text:p text:style-name="P2"/>
        <text:p text:style-name="P2">啊我若共「喂」轉去乎，</text:p>
        <text:p text:style-name="P2">Ah guá nā kā “Uê” tńg-khì --honnh, </text:p>
        <text:p text:style-name="P2"/>
        <text:p text:style-name="P2">電話就共我切斷呢。</text:p>
        <text:p text:style-name="P2">tiān-uē tō kā guá tshiat--tn̄g --neh. </text:p>
        <text:p text:style-name="P2"/>
        <text:p text:style-name="P2">啊！</text:p>
        <text:p text:style-name="P2">Ah! </text:p>
        <text:p text:style-name="P2"/>
        <text:p text:style-name="P2">啊頭家啊，</text:p>
        <text:p text:style-name="P2">Ah thâu-ke --ah, </text:p>
        <text:p text:style-name="P2"/>
        <text:p text:style-name="P2">你這陣敢欲洗身軀？</text:p>
        <text:p text:style-name="P2">lí tsit-tsūn kám beh sé-sin-khu? </text:p>
        <text:p text:style-name="P2"/>
        <text:p text:style-name="P2"><text:s/>若欲乎，</text:p>
        <text:p text:style-name="P2">Nā bueh --honnh, </text:p>
        <text:p text:style-name="P2"/>
        <text:p text:style-name="P2">我來燃燒水啦！</text:p>
        <text:p text:style-name="P2">guá lâi hiânn sio-tsuí --la̍h! </text:p>
        <text:p text:style-name="P2"/>
        <text:p text:style-name="P2">彼拄仔彼桶乎，</text:p>
        <text:p text:style-name="P2">He tú-á hit tháng --honnh, </text:p>
        <text:p text:style-name="P2"/>
        <text:p text:style-name="P2">予三个囡仔攏洗了矣。</text:p>
        <text:p text:style-name="P2">hōo sann ê gín-á lóng sé liáu --ah.</text:p>
        <text:p text:style-name="P2"><text:soft-page-break/></text:p>
        <text:p text:style-name="P2">免啦！</text:p>
        <text:p text:style-name="P2">Bián --lah! </text:p>
        <text:p text:style-name="P2"/>
        <text:p text:style-name="P2">免啦！</text:p>
        <text:p text:style-name="P2">Bián --lah! </text:p>
        <text:p text:style-name="P2"/>
        <text:p text:style-name="P2">免啦！</text:p>
        <text:p text:style-name="P2">Bián --lah! </text:p>
        <text:p text:style-name="P2"/>
        <text:p text:style-name="P2">我連鞭閣愛去議會，</text:p>
        <text:p text:style-name="P2">Guá liâm-mi koh ài khì gī-huē, </text:p>
        <text:p text:style-name="P2"/>
        <text:p text:style-name="P2">彼市政府的預算猶未審了咧啦。</text:p>
        <text:p text:style-name="P2">he tshī-tsìng-hú ê ī-suàn ah-bē sím liáu --eh --lah. </text:p>
        <text:p text:style-name="P2"/>
        <text:p text:style-name="P2">喂！</text:p>
        <text:p text:style-name="P2">Eh! </text:p>
        <text:p text:style-name="P2"/>
        <text:p text:style-name="P2">啊你共彼厝契佮印鑑提予我。</text:p>
        <text:p text:style-name="P2">Ah lí kā he tshù-khè kah ìn-kàm the̍h hōo guá.</text:p>
        <text:p text:style-name="P2"/>
        <text:p text:style-name="P2">厝契？</text:p>
        <text:p text:style-name="P2">Tshù-khè? </text:p>
        <text:p text:style-name="P2"/>
        <text:p text:style-name="P2">欲創啥物？</text:p>
        <text:p text:style-name="P2">Beh tshòng siánn-mih?</text:p>
        <text:p text:style-name="P2"/>
        <text:p text:style-name="P2">啊就、啊就欲用啦！</text:p>
        <text:p text:style-name="P2">Ah tiō, ah tiō beh iōng --lah! </text:p>
        <text:p text:style-name="P2"/>
        <text:p text:style-name="P2">查埔人的代誌你問遐濟欲創啥？</text:p>
        <text:p text:style-name="P2">Tsa-poo-lâng ê tāi-tsì lí mn̄g hiah tsē beh tshòng sánn? </text:p>
        <text:p text:style-name="P2"/>
        <text:p text:style-name="P2">阿惠，</text:p>
        <text:p text:style-name="P2">A-huī, </text:p>
        <text:p text:style-name="P2"/>
        <text:p text:style-name="P2">你去無閒。</text:p>
        <text:p text:style-name="P2">lí khì bô-îng.</text:p>
        <text:p text:style-name="P2"/>
        <text:p text:style-name="P2">喔！</text:p>
        <text:p text:style-name="P2">Ooh!</text:p>
        <text:p text:style-name="P2"/>
        <text:p text:style-name="P2">厝是我老爸老母予我的嫁粧，</text:p>
        <text:p text:style-name="P2">Tshù sī guá lāu-pē lāu-bú hōo guá ê kè-tsng, </text:p>
        <text:p text:style-name="P2"/>
        <text:p text:style-name="P2">是阮老爸的名，</text:p>
        <text:p text:style-name="P2">sī gún lāu-pē ê miâ, </text:p>
        <text:p text:style-name="P2"/>
        <text:p text:style-name="P2">啊我問一下嘛袂用得喔？</text:p>
        <text:p text:style-name="P2">ah guá mn̄g --tsi̍t-ē mā bē-īng-eh --ooh?</text:p>
        <text:p text:style-name="P2"/>
        <text:p text:style-name="P2">就是你的嫁粧，</text:p>
        <text:p text:style-name="P2">Tō sī lí ê kè-tsng, </text:p>
        <text:p text:style-name="P2"/>
        <text:p text:style-name="P2">恁老爸的名，</text:p>
        <text:p text:style-name="P2">lín lāu-pē ê miâ, </text:p>
        <text:p text:style-name="P2"/>
        <text:p text:style-name="P2">我蹛咧遮才會無面子啦，</text:p>
        <text:p text:style-name="P2">guá tuà leh tsia tsiah ē bô bīn-tsú --lah, </text:p>
        <text:p text:style-name="P2"/>
        <text:p text:style-name="P2">知無？</text:p>
        <text:p text:style-name="P2">tsai --bô? </text:p>
        <text:p text:style-name="P2"/>
        <text:p text:style-name="P2">我敢若予人招的咧。</text:p>
        <text:p text:style-name="P2">Guá kánn-ná hōo-lâng-tsio--ê --leh. </text:p>
        <text:p text:style-name="P2"/>
        <text:p text:style-name="P2">唉，</text:p>
        <text:p text:style-name="P2">Haih, </text:p>
        <text:p text:style-name="P2"/>
        <text:p text:style-name="P2"><text:soft-page-break/>啊我是想講乎趁我這屆議員猶未做了，</text:p>
        <text:p text:style-name="P2">ah guá sī siūnn-kóng --honnh thàn guá tsit kài gī-uân ah-bē tsò liáu, </text:p>
        <text:p text:style-name="P2"/>
        <text:p text:style-name="P2">緊提來改改咧，</text:p>
        <text:p text:style-name="P2">kín the̍h lâi kái-kái --leh, </text:p>
        <text:p text:style-name="P2"/>
        <text:p text:style-name="P2">後擺才袂予人扣稅啦。</text:p>
        <text:p text:style-name="P2">āu-pái tsiah bē hōo lâng khàu suè --lah.</text:p>
        <text:p text:style-name="P2"/>
        <text:p text:style-name="P2">厝若無欲賣，</text:p>
        <text:p text:style-name="P2">Tshù nā-bô beh bē, </text:p>
        <text:p text:style-name="P2"/>
        <text:p text:style-name="P2">哪有啥物稅愛扣？</text:p>
        <text:p text:style-name="P2">ná ū siánn-mih suè ài khàu? </text:p>
        <text:p text:style-name="P2"/>
        <text:p text:style-name="P2">唉！</text:p>
        <text:p text:style-name="P2">Haih!</text:p>
        <text:p text:style-name="P2"/>
        <text:p text:style-name="P2">你佇外面創啥物，</text:p>
        <text:p text:style-name="P2">Lí tī guā-bīn tshòng siánn-mih, </text:p>
        <text:p text:style-name="P2"/>
        <text:p text:style-name="P2">我是毋知，</text:p>
        <text:p text:style-name="P2">guá sī m̄ tsai, </text:p>
        <text:p text:style-name="P2"/>
        <text:p text:style-name="P2">對結婚到這馬，</text:p>
        <text:p text:style-name="P2">uì kiat-hun kàu tsit-má, </text:p>
        <text:p text:style-name="P2"/>
        <text:p text:style-name="P2">咱厝裡的錢是有出無入，</text:p>
        <text:p text:style-name="P2">lán tshù--lí ê tsînn sī ū tshut bô ji̍p, </text:p>
        <text:p text:style-name="P2"/>
        <text:p text:style-name="P2">我嘛無半句話啊。</text:p>
        <text:p text:style-name="P2">guá mā bô puànn kù uē --ah. </text:p>
        <text:p text:style-name="P2"/>
        <text:p text:style-name="P2">猶毋過，</text:p>
        <text:p text:style-name="P2">iáu-m̄-koh, </text:p>
        <text:p text:style-name="P2"/>
        <text:p text:style-name="P2">這間厝，</text:p>
        <text:p text:style-name="P2">tsit king tshù, </text:p>
        <text:p text:style-name="P2"/>
        <text:p text:style-name="P2">這塊地，</text:p>
        <text:p text:style-name="P2">tsit tè tē, </text:p>
        <text:p text:style-name="P2"/>
        <text:p text:style-name="P2">以後較艱苦，</text:p>
        <text:p text:style-name="P2">í-āu khah kan-khóo, </text:p>
        <text:p text:style-name="P2"/>
        <text:p text:style-name="P2">我嘛是會留落來。</text:p>
        <text:p text:style-name="P2">guá mā sī ē lâu --lo̍h-lâi. </text:p>
        <text:p text:style-name="P2"/>
        <text:p text:style-name="P2">阮阿母欲過身進前，</text:p>
        <text:p text:style-name="P2">Gún a-bú beh kuè-sin tsìn-tsîng, </text:p>
        <text:p text:style-name="P2"/>
        <text:p text:style-name="P2">佇咧病院上無力的時陣，</text:p>
        <text:p text:style-name="P2">tī-leh pēnn-īnn siōng bô-la̍t ê sî-tsūn, </text:p>
        <text:p text:style-name="P2"/>
        <text:p text:style-name="P2">伊嘛是交代我這間厝，</text:p>
        <text:p text:style-name="P2">i mā sī kau-tài guá tsit king tshù, </text:p>
        <text:p text:style-name="P2"/>
        <text:p text:style-name="P2">佇咧我看會著的時陣一定愛顧予好，</text:p>
        <text:p text:style-name="P2">tī-leh guá khuànn ē tio̍h ê sî-tsūn it-tīng ài kòo hōo hó, </text:p>
        <text:p text:style-name="P2"/>
        <text:p text:style-name="P2">袂當振動，</text:p>
        <text:p text:style-name="P2">bē-tàng tín-tāng, </text:p>
        <text:p text:style-name="P2"/>
        <text:p text:style-name="P2">袂當無去。</text:p>
        <text:p text:style-name="P2">bē-tàng bô--khì.</text:p>
        <text:p text:style-name="P2"/>
        <text:p text:style-name="P2"><text:soft-page-break/>喂喂喂！</text:p>
        <text:p text:style-name="P2">Eh eh eh! </text:p>
        <text:p text:style-name="P2"/>
        <text:p text:style-name="P2">我佮你結婚敢若咧插政治的唅！</text:p>
        <text:p text:style-name="P2">Guá kah lí kiat-hun kánn-ná leh tshap tsìng-tī--ê --hannh! </text:p>
        <text:p text:style-name="P2"/>
        <text:p text:style-name="P2">喂！</text:p>
        <text:p text:style-name="P2">Eh! </text:p>
        <text:p text:style-name="P2"/>
        <text:p text:style-name="P2">啊恁老爸靠阮老爸按呢做生理、趁大錢，</text:p>
        <text:p text:style-name="P2">Ah lín lāu-pē khò gún lāu-pē án-ne tsò-sing-lí, thàn tuā tsînn, </text:p>
        <text:p text:style-name="P2"/>
        <text:p text:style-name="P2">遐的嫁粧予我看乎！</text:p>
        <text:p text:style-name="P2">hia-ê kè-tsng hōo guá khuànn --honnh! </text:p>
        <text:p text:style-name="P2"/>
        <text:p text:style-name="P2">登記是恁的名呢！</text:p>
        <text:p text:style-name="P2">Ting-kì sī lín ê miâ --neh! </text:p>
        <text:p text:style-name="P2"/>
        <text:p text:style-name="P2">好啦！</text:p>
        <text:p text:style-name="P2">Hó --lah! </text:p>
        <text:p text:style-name="P2"/>
        <text:p text:style-name="P2">你永遠貿贏無貿輸的啦！</text:p>
        <text:p text:style-name="P2">Lí íng-uán bāu iânn bô bāu su--ê --lah! </text:p>
        <text:p text:style-name="P2"/>
        <text:p text:style-name="P2">唉，</text:p>
        <text:p text:style-name="P2">Haih, </text:p>
        <text:p text:style-name="P2"/>
        <text:p text:style-name="P2">我和你講，</text:p>
        <text:p text:style-name="P2">guá hām lí kóng, </text:p>
        <text:p text:style-name="P2"/>
        <text:p text:style-name="P2">你莫傷囂俳啦！</text:p>
        <text:p text:style-name="P2">lí mài siunn hiau-pai --lah! </text:p>
        <text:p text:style-name="P2"/>
        <text:p text:style-name="P2">你敢知影金門這馬咧砲戰唅？</text:p>
        <text:p text:style-name="P2">Lí kám tsai-iánn Kim-mn̂g tsit-má leh phàu tsiàn --hannh? </text:p>
        <text:p text:style-name="P2"/>
        <text:p text:style-name="P2">彼輸贏猶閣毋知喔，</text:p>
        <text:p text:style-name="P2">He su-iânn ah-koh m̄ tsai --ooh, </text:p>
        <text:p text:style-name="P2"/>
        <text:p text:style-name="P2">萬一遐的阿共仔若拍贏乎，</text:p>
        <text:p text:style-name="P2">bān-it hia-ê a-kiōng-á nā phah iânn --honnh, </text:p>
        <text:p text:style-name="P2"/>
        <text:p text:style-name="P2">有錢有厝的死代先啦，</text:p>
        <text:p text:style-name="P2">ū-tsînn ū-tshù--ê sí tāi-sing --lah, </text:p>
        <text:p text:style-name="P2"/>
        <text:p text:style-name="P2">我共你講！</text:p>
        <text:p text:style-name="P2">guá kā lí kóng! </text:p>
        <text:p text:style-name="P2"/>
        <text:p text:style-name="P2">喂？</text:p>
        <text:p text:style-name="P2">Uê? </text:p>
        <text:p text:style-name="P2"/>
        <text:p text:style-name="P2"><text:s/>喔！</text:p>
        <text:p text:style-name="P2"><text:s/>喔! </text:p>
        <text:p text:style-name="P2"/>
        <text:p text:style-name="P2">我才剛進門沒多久。</text:p>
        <text:p text:style-name="P2">我才剛進門沒多久。</text:p>
        <text:p text:style-name="P2"/>
        <text:p text:style-name="P2">不是啦，</text:p>
        <text:p text:style-name="P2">不是啦，</text:p>
        <text:p text:style-name="P2"/>
        <text:p text:style-name="P2">那是傭人啦！</text:p>
        <text:p text:style-name="P2">那是傭人啦！</text:p>
        <text:p text:style-name="P2"/>
        <text:p text:style-name="P2">你幹嘛那麼心虛啊？</text:p>
        <text:p text:style-name="P2">你幹嘛那麼心虛啊？</text:p>
        <text:p text:style-name="P2"/>
        <text:p text:style-name="P2"><text:soft-page-break/>好、好，</text:p>
        <text:p text:style-name="P2">好、好，</text:p>
        <text:p text:style-name="P2"/>
        <text:p text:style-name="P2">馬上，</text:p>
        <text:p text:style-name="P2">馬上，</text:p>
        <text:p text:style-name="P2"/>
        <text:p text:style-name="P2">我家裡業績做完就過去。 </text:p>
        <text:p text:style-name="P2">我家裡業績做完就過去。 </text:p>
        <text:p text:style-name="P2"/>
        <text:p text:style-name="P2">好、好，</text:p>
        <text:p text:style-name="P2">Hó, hó, </text:p>
        <text:p text:style-name="P2"/>
        <text:p text:style-name="P2">恁先審啦！</text:p>
        <text:p text:style-name="P2">lín sing sím --lah! </text:p>
        <text:p text:style-name="P2"/>
        <text:p text:style-name="P2">好，</text:p>
        <text:p text:style-name="P2">Hó, </text:p>
        <text:p text:style-name="P2"/>
        <text:p text:style-name="P2">我看乎，</text:p>
        <text:p text:style-name="P2">guá khuànn --honnh, </text:p>
        <text:p text:style-name="P2"/>
        <text:p text:style-name="P2">愛審到天光矣。</text:p>
        <text:p text:style-name="P2">ài sím kàu thinn-kng --ah. </text:p>
        <text:p text:style-name="P2"/>
        <text:p text:style-name="P2">好、好恁先恁先，</text:p>
        <text:p text:style-name="P2">Hó, hó lín sing lín sing, </text:p>
        <text:p text:style-name="P2"/>
        <text:p text:style-name="P2">隨去！</text:p>
        <text:p text:style-name="P2">suî khì! </text:p>
        <text:p text:style-name="P2"/>
        <text:p text:style-name="P2">好！</text:p>
        <text:p text:style-name="P2">Hó!</text:p>
        <text:p text:style-name="P2"/>
        <text:p text:style-name="P2">我攏毋知影你轉來厝裡是咧做業績喔。</text:p>
        <text:p text:style-name="P2">Guá lóng m̄ tsai-iánn lí tńg-lâi tshù--lí sī leh tsò gia̍p-tsik --ooh. </text:p>
        <text:p text:style-name="P2"/>
        <text:p text:style-name="P2">真歹勢呢，</text:p>
        <text:p text:style-name="P2">Tsin pháinn-sè --neh, </text:p>
        <text:p text:style-name="P2"/>
        <text:p text:style-name="P2">你毋但愛服務選民，</text:p>
        <text:p text:style-name="P2">lí m̄-nā ài ho̍k-bū suán-bîn, </text:p>
        <text:p text:style-name="P2"/>
        <text:p text:style-name="P2">愛閣服務咱一家伙仔，</text:p>
        <text:p text:style-name="P2">ài koh ho̍k-bū lán tsi̍t-ke-hué-á, </text:p>
        <text:p text:style-name="P2"/>
        <text:p text:style-name="P2">有影辛苦呢！</text:p>
        <text:p text:style-name="P2">ū-iánn sin-khóo --neh!</text:p>
        <text:p text:style-name="P2"/>
        <text:p text:style-name="P2">莫佇遐烏白臆啦，</text:p>
        <text:p text:style-name="P2">Mài tī hia oo-pe̍h ioh --lah, </text:p>
        <text:p text:style-name="P2"/>
        <text:p text:style-name="P2">北京語無半句的人，</text:p>
        <text:p text:style-name="P2">Pak-kiann-gí bô puànn kù ê lâng, </text:p>
        <text:p text:style-name="P2"/>
        <text:p text:style-name="P2">莫佇遐聽一个影，</text:p>
        <text:p text:style-name="P2">mài tī hia thiann tsi̍t ê iánn, </text:p>
        <text:p text:style-name="P2"/>
        <text:p text:style-name="P2">生十外个囝。</text:p>
        <text:p text:style-name="P2">senn tsa̍p guā ê kiánn.</text:p>
        <text:p text:style-name="P2"/>
        <text:p text:style-name="P2">我是議員太太啊，</text:p>
        <text:p text:style-name="P2">Guá sī gī-uân thài-thài --ah, </text:p>
        <text:p text:style-name="P2"/>
        <text:p text:style-name="P2">我嘛愛服務選民，</text:p>
        <text:p text:style-name="P2">guá mā ài ho̍k-bū suán-bîn, </text:p>
        <text:p text:style-name="P2"/>
        <text:p text:style-name="P2">我嘛愛共遐敲電話，</text:p>
        <text:p text:style-name="P2">guá mā ài kā hia khà tiān-uē, </text:p>
        <text:p text:style-name="P2"/>
        <text:p text:style-name="P2">敲電話來揣你的一寡查某人講：</text:p>
        <text:p text:style-name="P2"><text:soft-page-break/>khà tiān-uē lâi tshuē lí ê tsi̍t-kuá tsa-bóo-lâng kóng: </text:p>
        <text:p text:style-name="P2"/>
        <text:p text:style-name="P2">「 我是議員太太，</text:p>
        <text:p text:style-name="P2">“ 我是議員太太，</text:p>
        <text:p text:style-name="P2"/>
        <text:p text:style-name="P2">他不在家，</text:p>
        <text:p text:style-name="P2">他不在家，</text:p>
        <text:p text:style-name="P2"/>
        <text:p text:style-name="P2">如果你有遇到他，</text:p>
        <text:p text:style-name="P2">如果你有遇到他，</text:p>
        <text:p text:style-name="P2"/>
        <text:p text:style-name="P2">麻煩跟他說一聲，</text:p>
        <text:p text:style-name="P2">麻煩跟他說一聲，</text:p>
        <text:p text:style-name="P2"/>
        <text:p text:style-name="P2">他的太太、小孩都在等他回來。</text:p>
        <text:p text:style-name="P2">他的太太、小孩都在等他回來。</text:p>
        <text:p text:style-name="P2"/>
        <text:p text:style-name="P2">我是議員太太的是 ，</text:p>
        <text:p text:style-name="P2">我是議員太太的是 , </text:p>
        <text:p text:style-name="P2"/>
        <text:p text:style-name="P2">我攏會記得咧 要捲舌 。</text:p>
        <text:p text:style-name="P2">guá lóng ē-kì-tit --eh <text:s/>要捲舌 .</text:p>
        <text:p text:style-name="P2"/>
        <text:p text:style-name="P2">遮𠢕喔，</text:p>
        <text:p text:style-name="P2">Tsiah gâu --ooh, </text:p>
        <text:p text:style-name="P2"/>
        <text:p text:style-name="P2">若按呢囡仔的北京語順紲教予好啦。</text:p>
        <text:p text:style-name="P2">nā án-ne gín-á ê Pak-kiann-gí sūn-suà kà hōo hó --lah. </text:p>
        <text:p text:style-name="P2"/>
        <text:p text:style-name="P2">北京語講袂輾轉的人後擺免想咧社會佮人徛起。</text:p>
        <text:p text:style-name="P2">Pak-kiann-gí kóng bē liàn-tńg ê lâng āu-pái bián siūnn leh siā-huē kah lâng khiā-khí. </text:p>
        <text:p text:style-name="P2"/>
        <text:p text:style-name="P2">我閣問你一遍，</text:p>
        <text:p text:style-name="P2">Guá koh mn̄g lí tsi̍t piàn, </text:p>
        <text:p text:style-name="P2"/>
        <text:p text:style-name="P2">彼厝契欲予我無？</text:p>
        <text:p text:style-name="P2">he tshù-khè beh hōo guá --bô?</text:p>
        <text:p text:style-name="P2"/>
        <text:p text:style-name="P2">應該予你的，</text:p>
        <text:p text:style-name="P2">Ing-kai hōo lí--ê, </text:p>
        <text:p text:style-name="P2"/>
        <text:p text:style-name="P2">我全部攏予你矣。</text:p>
        <text:p text:style-name="P2">guá tsuân-pōo lóng hōo lí --ah. </text:p>
        <text:p text:style-name="P2"/>
        <text:p text:style-name="P2">我的青春，</text:p>
        <text:p text:style-name="P2">Guá ê tshing-tshun, </text:p>
        <text:p text:style-name="P2"/>
        <text:p text:style-name="P2">我一生的夢，</text:p>
        <text:p text:style-name="P2">guá it-sing ê bāng, </text:p>
        <text:p text:style-name="P2"/>
        <text:p text:style-name="P2">攏予你矣。</text:p>
        <text:p text:style-name="P2">lóng hōo --lí --ah.</text:p>
        <text:p text:style-name="P2"/>
        <text:p text:style-name="P2">好，</text:p>
        <text:p text:style-name="P2">Hó, </text:p>
        <text:p text:style-name="P2"/>
        <text:p text:style-name="P2">你會後悔，</text:p>
        <text:p text:style-name="P2">lí ē hiō-hué, </text:p>
        <text:p text:style-name="P2"/>
        <text:p text:style-name="P2">我共你講。</text:p>
        <text:p text:style-name="P2">guá kā lí kóng. </text:p>
        <text:p text:style-name="P2"/>
        <text:p text:style-name="P2">可惡，</text:p>
        <text:p text:style-name="P2">Khó-ònn, </text:p>
        <text:p text:style-name="P2"/>
        <text:p text:style-name="P2">實在！</text:p>
        <text:p text:style-name="P2">si̍t-tsāi!</text:p>
        <text:p text:style-name="P2"/>
        <text:p text:style-name="P2">袂啦！</text:p>
        <text:p text:style-name="P2"><text:soft-page-break/>Bē --lah! </text:p>
        <text:p text:style-name="P2"/>
        <text:p text:style-name="P2">家己決定的代誌，</text:p>
        <text:p text:style-name="P2">Ka-kī kuat-tīng ê tāi-tsì, </text:p>
        <text:p text:style-name="P2"/>
        <text:p text:style-name="P2">我袂後悔。</text:p>
        <text:p text:style-name="P2">guá bē hiō-hué.</text:p>
        <text:p text:style-name="P2"/>
        <text:p text:style-name="P2"/>
        <text:p text:style-name="P2"/>
        <text:p text:style-name="P2"/>
        <text:p text:style-name="P2">阿勇伯啊， 謝謝喔 好！我先來去矣唅！</text:p>
        <text:p text:style-name="P2">A-ióng-peh --ah, <text:s/>謝謝喔 <text:s/>Hó! Guá sing lâi-khì --ah --hannh!</text:p>
        <text:p text:style-name="P2"/>
        <text:p text:style-name="P2">阿惠，來啦來啦來啦！</text:p>
        <text:p text:style-name="P2">A-huī, lâi --lah lâi --lah lâi --lah!</text:p>
        <text:p text:style-name="P2"/>
        <text:p text:style-name="P2">我的好矣乎？</text:p>
        <text:p text:style-name="P2">Guá ê hó --ah --honnh?</text:p>
        <text:p text:style-name="P2"/>
        <text:p text:style-name="P2">嘿，你的包好矣。</text:p>
        <text:p text:style-name="P2">Hennh, lí ê pau hó --ah.</text:p>
        <text:p text:style-name="P2"/>
        <text:p text:style-name="P2"><text:s/>謝謝！ </text:p>
        <text:p text:style-name="P2"><text:s/>謝謝！ </text:p>
        <text:p text:style-name="P2"/>
        <text:p text:style-name="P2">多謝乎。</text:p>
        <text:p text:style-name="P2">To-siā --honnh.</text:p>
        <text:p text:style-name="P2"/>
        <text:p text:style-name="P2">喂！</text:p>
        <text:p text:style-name="P2">Eh!</text:p>
        <text:p text:style-name="P2"/>
        <text:p text:style-name="P2">來啊，</text:p>
        <text:p text:style-name="P2">Lâi --ah,</text:p>
        <text:p text:style-name="P2"/>
        <text:p text:style-name="P2">來看，</text:p>
        <text:p text:style-name="P2">lâi khuànn,</text:p>
        <text:p text:style-name="P2"/>
        <text:p text:style-name="P2">遮有足濟菜的呢！</text:p>
        <text:p text:style-name="P2">tsia ū tsiok tsē tshài --ê --neh!</text:p>
        <text:p text:style-name="P2"/>
        <text:p text:style-name="P2">喂！</text:p>
        <text:p text:style-name="P2">Eh!</text:p>
        <text:p text:style-name="P2"/>
        <text:p text:style-name="P2">你足奇怪的呢，</text:p>
        <text:p text:style-name="P2">Lí tsiok kî-kuài--ê --neh,</text:p>
        <text:p text:style-name="P2"/>
        <text:p text:style-name="P2">啊生理是按怎做的唅？</text:p>
        <text:p text:style-name="P2">ah sing-lí sī án-nuá tsò --ê --hannh?</text:p>
        <text:p text:style-name="P2"/>
        <text:p text:style-name="P2">彼人客乎，</text:p>
        <text:p text:style-name="P2"><text:s/>He lâng-kheh --honnh,</text:p>
        <text:p text:style-name="P2"/>
        <text:p text:style-name="P2">行到你面頭前矣，</text:p>
        <text:p text:style-name="P2">kiânn kàu lí bīn-thâu-tsîng --ah,</text:p>
        <text:p text:style-name="P2"/>
        <text:p text:style-name="P2">上無你嘛招呼一下，著無？</text:p>
        <text:p text:style-name="P2">siōng-bô lí mā tsio-hoo --tsi̍t-ē, tio̍h --bô?</text:p>
        <text:p text:style-name="P2"/>
        <text:p text:style-name="P2">啊遮無喙水是欲按怎佮人做生理啦！</text:p>
        <text:p text:style-name="P2">Ah tsiah bô tshuì-tsuí sī beh án-nuá kah lâng tsuè-sing-lí --lah!</text:p>
        <text:p text:style-name="P2"/>
        <text:p text:style-name="P2">無乎，</text:p>
        <text:p text:style-name="P2">Bô --honnh,</text:p>
        <text:p text:style-name="P2"/>
        <text:p text:style-name="P2">你嘛大聲喝一下，</text:p>
        <text:p text:style-name="P2">lí mā tuā-siann huah --tsi̍t-ē,</text:p>
        <text:p text:style-name="P2"/>
        <text:p text:style-name="P2">講：「 啊！太太，來買菜！</text:p>
        <text:p text:style-name="P2"><text:soft-page-break/>kóng: “ 啊！太太，來買菜！</text:p>
        <text:p text:style-name="P2"/>
        <text:p text:style-name="P2">啊！小姐，很便宜！ 」</text:p>
        <text:p text:style-name="P2">啊！小姐，很便宜! ”</text:p>
        <text:p text:style-name="P2"/>
        <text:p text:style-name="P2">按呢毋才 可以 ！</text:p>
        <text:p text:style-name="P2">Án-ne m̄-tsiah <text:s/>可以 !</text:p>
        <text:p text:style-name="P2"/>
        <text:p text:style-name="P2"><text:s/>不好意思啊，俺是第一天做生意，</text:p>
        <text:p text:style-name="P2"><text:s/>不好意思啊，俺是第一天做生意，</text:p>
        <text:p text:style-name="P2"/>
        <text:p text:style-name="P2">您是第一个客人啊。 </text:p>
        <text:p text:style-name="P2">您是第一个客人啊。 </text:p>
        <text:p text:style-name="P2"/>
        <text:p text:style-name="P2"><text:s/>第一天喔？ </text:p>
        <text:p text:style-name="P2"><text:s/>第一天喔？ </text:p>
        <text:p text:style-name="P2"/>
        <text:p text:style-name="P2"><text:s/>對啊！ </text:p>
        <text:p text:style-name="P2"><text:s/>對啊！ </text:p>
        <text:p text:style-name="P2"/>
        <text:p text:style-name="P2">我娘咧，啊我這是好運抑歹運啊？</text:p>
        <text:p text:style-name="P2">Guá niâ --leh, ah guá tse sī hó-ūn a̍h pháinn-ūn --ah?</text:p>
        <text:p text:style-name="P2"/>
        <text:p text:style-name="P2"><text:s/>啥啊？ </text:p>
        <text:p text:style-name="P2"><text:s/>啥啊？ </text:p>
        <text:p text:style-name="P2"/>
        <text:p text:style-name="P2">無啦！ 給我借問一下 乎， 啊這是什麼菜 唅？</text:p>
        <text:p text:style-name="P2">Bô --lah! <text:s/>給我借問一下 --honnh， 啊這是什麼菜 --hannh?</text:p>
        <text:p text:style-name="P2"/>
        <text:p text:style-name="P2"><text:s/>這啊？</text:p>
        <text:p text:style-name="P2"><text:s/>這啊？</text:p>
        <text:p text:style-name="P2"/>
        <text:p text:style-name="P2">這是豇豆，</text:p>
        <text:p text:style-name="P2">這是豇豆，</text:p>
        <text:p text:style-name="P2"/>
        <text:p text:style-name="P2">啊你要就是將它切得碎碎的啊，</text:p>
        <text:p text:style-name="P2">啊你要就是將它切得碎碎的啊，</text:p>
        <text:p text:style-name="P2"/>
        <text:p text:style-name="P2">炒辣椒、炒肉末，</text:p>
        <text:p text:style-name="P2">炒辣椒、炒肉末，</text:p>
        <text:p text:style-name="P2"/>
        <text:p text:style-name="P2">下飯很好吃呢！ </text:p>
        <text:p text:style-name="P2">下飯很好吃呢！ </text:p>
        <text:p text:style-name="P2"/>
        <text:p text:style-name="P2">乎，啊恁娘，歹勢啦！</text:p>
        <text:p text:style-name="P2">Honnh, ah lín niâ, pháinn-sè --lah!</text:p>
        <text:p text:style-name="P2"/>
        <text:p text:style-name="P2">我哪會講甲遮歹聽啊。</text:p>
        <text:p text:style-name="P2">Guá ná ē kóng kah tsiah pháinn-thiann --ah.</text:p>
        <text:p text:style-name="P2"/>
        <text:p text:style-name="P2"><text:s/>我是說，啊你媽媽 啊佮你 唐山過臺灣喔？ </text:p>
        <text:p text:style-name="P2"><text:s/>我是說，啊你媽媽 <text:s/>ah kah lí 唐山過臺灣喔? </text:p>
        <text:p text:style-name="P2"/>
        <text:p text:style-name="P2"><text:s/>俺娘沒來臺灣啊，</text:p>
        <text:p text:style-name="P2"><text:s/>俺娘沒來臺灣阿，</text:p>
        <text:p text:style-name="P2"/>
        <text:p text:style-name="P2">來不了啊，俺自己，</text:p>
        <text:p text:style-name="P2">來不了啊，俺自己，</text:p>
        <text:p text:style-name="P2"/>
        <text:p text:style-name="P2">也是莫名其妙，迷迷糊糊來的。 </text:p>
        <text:p text:style-name="P2">也是莫名其妙，迷迷糊糊來的。 </text:p>
        <text:p text:style-name="P2"/>
        <text:p text:style-name="P2">唅？</text:p>
        <text:p text:style-name="P2">Hannh? </text:p>
        <text:p text:style-name="P2"/>
        <text:p text:style-name="P2"><text:s/>你單超一個來喔？ </text:p>
        <text:p text:style-name="P2"><text:s/>你單超一個來喔？ <text:s/></text:p>
        <text:p text:style-name="P2"/>
        <text:p text:style-name="P2">啊嘛可憐呢。</text:p>
        <text:p text:style-name="P2">Ah mā khó-liân --neh. </text:p>
        <text:p text:style-name="P2"/>
        <text:p text:style-name="P2"><text:soft-page-break/>阿枝仔！</text:p>
        <text:p text:style-name="P2">A-ki--á! </text:p>
        <text:p text:style-name="P2"/>
        <text:p text:style-name="P2">阿枝仔！</text:p>
        <text:p text:style-name="P2">A-ki--á! </text:p>
        <text:p text:style-name="P2"/>
        <text:p text:style-name="P2">啊你嘛來買菜喔？</text:p>
        <text:p text:style-name="P2">Ah lí mā lâi bé tshài --ooh? </text:p>
        <text:p text:style-name="P2"/>
        <text:p text:style-name="P2">喂！</text:p>
        <text:p text:style-name="P2">Eh! </text:p>
        <text:p text:style-name="P2"/>
        <text:p text:style-name="P2">恁頭家宛若外省的，</text:p>
        <text:p text:style-name="P2">Lín thâu-ke uan-nā guā-síng--ê, </text:p>
        <text:p text:style-name="P2"/>
        <text:p text:style-name="P2">著無？ </text:p>
        <text:p text:style-name="P2">tio̍h --bô? </text:p>
        <text:p text:style-name="P2"/>
        <text:p text:style-name="P2">嘿啊。</text:p>
        <text:p text:style-name="P2">Hennh --ah.</text:p>
        <text:p text:style-name="P2"/>
        <text:p text:style-name="P2">共交關一下啦！</text:p>
        <text:p text:style-name="P2">Kā kau-kuan --tsi̍t-ē --lah!</text:p>
        <text:p text:style-name="P2"/>
        <text:p text:style-name="P2">按怎諾？</text:p>
        <text:p text:style-name="P2">Án-nuá --hioh?</text:p>
        <text:p text:style-name="P2"/>
        <text:p text:style-name="P2">伊乎， 單超 一个佇臺灣，</text:p>
        <text:p text:style-name="P2">I --honnh, <text:s/>單超 <text:s/>tsi̍t ê tī Tâi-uân,</text:p>
        <text:p text:style-name="P2"/>
        <text:p text:style-name="P2">啊閣賣頭一工，</text:p>
        <text:p text:style-name="P2">ah koh bē thâu tsi̍t kang,</text:p>
        <text:p text:style-name="P2"/>
        <text:p text:style-name="P2">和人客按怎招呼就毋知的呢。</text:p>
        <text:p text:style-name="P2">hām lâng-kheh án-nuá tsio-hoo tō m̄ tsai --ê --neh.</text:p>
        <text:p text:style-name="P2"/>
        <text:p text:style-name="P2">喂！平平出外人，加減予趁啦！</text:p>
        <text:p text:style-name="P2">Eh! Pênn-pênn tshut-guā lâng, ke-kiám hōo thàn --lah!</text:p>
        <text:p text:style-name="P2"/>
        <text:p text:style-name="P2">好啦、好啦！</text:p>
        <text:p text:style-name="P2">Hó --lah, hó --lah!</text:p>
        <text:p text:style-name="P2"/>
        <text:p text:style-name="P2"><text:s/>啊我多少？ </text:p>
        <text:p text:style-name="P2"><text:s/>啊我多少？ </text:p>
        <text:p text:style-name="P2"/>
        <text:p text:style-name="P2"><text:s/>不用啦，你幫俺，俺請你！ </text:p>
        <text:p text:style-name="P2"><text:s/>不用啦，你幫俺，俺請你！ </text:p>
        <text:p text:style-name="P2"/>
        <text:p text:style-name="P2"><text:s/>喔！不用錢喔？ 袂當啦，</text:p>
        <text:p text:style-name="P2"><text:s/>喔！不用錢喔？ <text:s/>Bē-tàng --lah,</text:p>
        <text:p text:style-name="P2"/>
        <text:p text:style-name="P2">彼 第一天 乎，愛好彩頭啦，</text:p>
        <text:p text:style-name="P2">he <text:s/>第一天 <text:s/>--honnh, ài hó tshái-thâu --lah,</text:p>
        <text:p text:style-name="P2"/>
        <text:p text:style-name="P2">啊欲相請乎，後擺才來啦！</text:p>
        <text:p text:style-name="P2">ah beh sio-tshiánn --honnh, āu-pái tsiah lâi --lah!</text:p>
        <text:p text:style-name="P2"/>
        <text:p text:style-name="P2">阿枝仔，我先來轉乎！</text:p>
        <text:p text:style-name="P2">A-ki--á, guá sing lâi-tńg --honnh!</text:p>
        <text:p text:style-name="P2"/>
        <text:p text:style-name="P2">頭家佮頭家娘無佇咧，</text:p>
        <text:p text:style-name="P2">Thâu-ke kah thâu-ke-niû bô tī --eh,</text:p>
        <text:p text:style-name="P2"/>
        <text:p text:style-name="P2">啊厝閣三个囡仔咧等我。</text:p>
        <text:p text:style-name="P2">ah tshù koh sann ê gín-á leh tán guá.</text:p>
        <text:p text:style-name="P2"/>
        <text:p text:style-name="P2"><text:soft-page-break/><text:s/>太太！ </text:p>
        <text:p text:style-name="P2"><text:s/>太太! </text:p>
        <text:p text:style-name="P2"/>
        <text:p text:style-name="P2">喂！啥物 太太 ！</text:p>
        <text:p text:style-name="P2">Eh! Siánn-mih <text:s/>太太 !</text:p>
        <text:p text:style-name="P2"/>
        <text:p text:style-name="P2">你共叫老去矣啦！</text:p>
        <text:p text:style-name="P2">Lí kā kiò lāu --khì ah --lah!</text:p>
        <text:p text:style-name="P2"/>
        <text:p text:style-name="P2">猶未結婚，愛叫 小姐 ！</text:p>
        <text:p text:style-name="P2">Ah-buē kiat-hun, ài kiò <text:s/>小姐 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，</text:p>
        <text:p text:style-name="P2">gín-á ê sann-á-khòo,</text:p>
        <text:p text:style-name="P2"/>
        <text:p text:style-name="P2"><text:s/>小姐 的衫仔褲，</text:p>
        <text:p text:style-name="P2"><text:s/>小姐 <text:s/>ê sann-á-khòo,</text:p>
        <text:p text:style-name="P2"/>
        <text:p text:style-name="P2">少年人的衫仔褲。</text:p>
        <text:p text:style-name="P2">siàu-liân-lâng ê sann-á-khòo.</text:p>
        <text:p text:style-name="P2"/>
        <text:p text:style-name="P2">來！</text:p>
        <text:p text:style-name="P2">Lâi!</text:p>
        <text:p text:style-name="P2"/>
        <text:p text:style-name="P2">一領十箍！</text:p>
        <text:p text:style-name="P2">Tsi̍t niá tsa̍p khoo!</text:p>
        <text:p text:style-name="P2"/>
        <text:p text:style-name="P2">工場家己做的！</text:p>
        <text:p text:style-name="P2">Kang-tiûnn ka-tī tsò --ê!</text:p>
        <text:p text:style-name="P2"/>
        <text:p text:style-name="P2">來！</text:p>
        <text:p text:style-name="P2">Lâi!</text:p>
        <text:p text:style-name="P2"/>
        <text:p text:style-name="P2">試看覓咧！</text:p>
        <text:p text:style-name="P2">Tshì-khuànn-māi --leh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！</text:p>
        <text:p text:style-name="P2">gín-á ê sann-á-khòo!</text:p>
        <text:p text:style-name="P2"/>
        <text:p text:style-name="P2">來來來來！</text:p>
        <text:p text:style-name="P2">Lâi lâi lâi lâi!</text:p>
        <text:p text:style-name="P2"/>
        <text:p text:style-name="P2">上俗的喔！</text:p>
        <text:p text:style-name="P2">siōng sio̍k--ê --ooh!</text:p>
        <text:p text:style-name="P2"/>
        <text:p text:style-name="P2">一領一箍！</text:p>
        <text:p text:style-name="P2">Tsi̍t niá tsi̍t khoo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，</text:p>
        <text:p text:style-name="P2">gín-á ê sann-á-khòo,</text:p>
        <text:p text:style-name="P2"/>
        <text:p text:style-name="P2">工場家己做的衫仔褲！</text:p>
        <text:p text:style-name="P2">kang-tiûnn ka-tī tsò ê sann-á-khòo!</text:p>
        <text:p text:style-name="P2"/>
        <text:p text:style-name="P2">上俗的衫仔褲，</text:p>
        <text:p text:style-name="P2">siōng sio̍k ê sann-á-khòo,</text:p>
        <text:p text:style-name="P2"/>
        <text:p text:style-name="P2">上俗的衫仔褲，</text:p>
        <text:p text:style-name="P2">siōng sio̍k ê sann-á-khòo,</text:p>
        <text:p text:style-name="P2"/>
        <text:p text:style-name="P2">一領十箍銀啦，</text:p>
        <text:p text:style-name="P2">tsi̍t niá tsa̍p khoo gîn --lah,</text:p>
        <text:p text:style-name="P2"/>
        <text:p text:style-name="P2">十箍銀爾爾就好矣，</text:p>
        <text:p text:style-name="P2">tsa̍p khoo gîn niā-niā tō hó --ah,</text:p>
        <text:p text:style-name="P2"><text:soft-page-break/></text:p>
        <text:p text:style-name="P2">今仔日無買，</text:p>
        <text:p text:style-name="P2">kin-á-ji̍t bô bé, </text:p>
        <text:p text:style-name="P2"/>
        <text:p text:style-name="P2">大人的衫仔褲，</text:p>
        <text:p text:style-name="P2">tuā-lâng ê sann-á-khòo, </text:p>
        <text:p text:style-name="P2"/>
        <text:p text:style-name="P2">囡仔的衫仔褲，</text:p>
        <text:p text:style-name="P2">gín-á ê sann-á-khòo,</text:p>
        <text:p text:style-name="P2"/>
        <text:p text:style-name="P2">大拍賣。</text:p>
        <text:p text:style-name="P2">tuā phah-bē.</text:p>
        <text:p text:style-name="P2"/>
        <text:p text:style-name="P2">各位鄉親、各位兄弟姊妹！</text:p>
        <text:p text:style-name="P2">Kok-uī hiong-tshin, kok-uī hiann-tī-tsí-muē! </text:p>
        <text:p text:style-name="P2"/>
        <text:p text:style-name="P2">市議員登記第三號林春生，</text:p>
        <text:p text:style-name="P2">Tshī-gī-uân ting-kì tē-sann hō Lîm Tshun-sing, </text:p>
        <text:p text:style-name="P2"/>
        <text:p text:style-name="P2">林春生今仔日特別愛來橋仔頭市場，</text:p>
        <text:p text:style-name="P2">Lîm Tshun-sing kin-á-ji̍t ti̍k-pia̍t ài lâi Kiô-á-thâu tshī-tiûnn, </text:p>
        <text:p text:style-name="P2"/>
        <text:p text:style-name="P2">共逐家親身拜票，</text:p>
        <text:p text:style-name="P2">kā ta̍k-ke tshin-sin pài-phiò, </text:p>
        <text:p text:style-name="P2"/>
        <text:p text:style-name="P2">市議員登記第三號，</text:p>
        <text:p text:style-name="P2">tshī-gī-uân ting-kì tē-sann hō, </text:p>
        <text:p text:style-name="P2"/>
        <text:p text:style-name="P2">林春生是無黨無派，</text:p>
        <text:p text:style-name="P2">Lîm Tshun-sing sī bô tóng bô phài, </text:p>
        <text:p text:style-name="P2"/>
        <text:p text:style-name="P2">為民眾服務上蓋有心，</text:p>
        <text:p text:style-name="P2">uī bîn-tsiòng ho̍k-bū siōng kài ū-sim, </text:p>
        <text:p text:style-name="P2"/>
        <text:p text:style-name="P2">各位父老兄弟姊妹請多多支持市議員，</text:p>
        <text:p text:style-name="P2">kok-uī hū ló hiann-tī tsí-muē tshiánn to-to tsi-tshî tshī-gī-uân, </text:p>
        <text:p text:style-name="P2"/>
        <text:p text:style-name="P2">登記第三號，</text:p>
        <text:p text:style-name="P2">ting-kì tē-sann hō, </text:p>
        <text:p text:style-name="P2"/>
        <text:p text:style-name="P2">拜託拜託！</text:p>
        <text:p text:style-name="P2">pài-thok pài-thok! </text:p>
        <text:p text:style-name="P2"/>
        <text:p text:style-name="P2">拜託拜託！</text:p>
        <text:p text:style-name="P2">Pài-thok pài-thok! <text:s/></text:p>
        <text:p text:style-name="P2"/>
        <text:p text:style-name="P2">市議員候選人，</text:p>
        <text:p text:style-name="P2">Tshī-gī-uân hāu-suán-lîn, </text:p>
        <text:p text:style-name="P2"/>
        <text:p text:style-name="P2">登記第三號，</text:p>
        <text:p text:style-name="P2">ting-kì tē-sann hō, </text:p>
        <text:p text:style-name="P2"/>
        <text:p text:style-name="P2">林春生，</text:p>
        <text:p text:style-name="P2">Lîm Tshun-sing, </text:p>
        <text:p text:style-name="P2"/>
        <text:p text:style-name="P2">林春生，</text:p>
        <text:p text:style-name="P2">Lîm Tshun-sing, </text:p>
        <text:p text:style-name="P2"/>
        <text:p text:style-name="P2">拜託拜託拜託！</text:p>
        <text:p text:style-name="P2">pài-thok pài-thok pài-thok!</text:p>
        <text:p text:style-name="P2"/>
        <text:p text:style-name="P2">上好的衫仔褲佇遮啦！</text:p>
        <text:p text:style-name="P2">siōng hó ê sann-á-khòo tī tsia --lah! </text:p>
        <text:p text:style-name="P2"/>
        <text:p text:style-name="P2">無欲去佗買？</text:p>
        <text:p text:style-name="P2">Bô beh khì tó bé? </text:p>
        <text:p text:style-name="P2"/>
        <text:p text:style-name="P2"><text:soft-page-break/>唅！</text:p>
        <text:p text:style-name="P2">Hannh! </text:p>
        <text:p text:style-name="P2"/>
        <text:p text:style-name="P2">無地買矣！</text:p>
        <text:p text:style-name="P2">Bô tē bé --ah! </text:p>
        <text:p text:style-name="P2"/>
        <text:p text:style-name="P2">工場家己做的衫仔褲！</text:p>
        <text:p text:style-name="P2">Kang-tiûnn ka-tī tsò ê sann-á-khòo! </text:p>
        <text:p text:style-name="P2"/>
        <text:p text:style-name="P2">來！</text:p>
        <text:p text:style-name="P2">Lâi! </text:p>
        <text:p text:style-name="P2"/>
        <text:p text:style-name="P2">試看覓、試看覓！</text:p>
        <text:p text:style-name="P2">Tshì-khuànn-māi, tshì-khuànn-māi! </text:p>
        <text:p text:style-name="P2"/>
        <text:p text:style-name="P2">讚啦、讚啦！</text:p>
        <text:p text:style-name="P2">Tsán --lah, tsán --lah! </text:p>
        <text:p text:style-name="P2"/>
        <text:p text:style-name="P2">俗啦、俗啦！</text:p>
        <text:p text:style-name="P2">Sio̍k --lah, sio̍k --lah! </text:p>
        <text:p text:style-name="P2"/>
        <text:p text:style-name="P2">來！</text:p>
        <text:p text:style-name="P2">Lâi! </text:p>
        <text:p text:style-name="P2"/>
        <text:p text:style-name="P2">試看覓咧！</text:p>
        <text:p text:style-name="P2">Tshì khuànn-māi --eh! </text:p>
        <text:p text:style-name="P2"/>
        <text:p text:style-name="P2">來！</text:p>
        <text:p text:style-name="P2">Lâi!</text:p>
        <text:p text:style-name="P2"/>
        <text:p text:style-name="P2">紅頭起痟存範了！</text:p>
        <text:p text:style-name="P2">Âng thâu khí-siáu tshûn-pān liáu! </text:p>
        <text:p text:style-name="P2"/>
        <text:p text:style-name="P2">來！</text:p>
        <text:p text:style-name="P2">Lâi! </text:p>
        <text:p text:style-name="P2"/>
        <text:p text:style-name="P2">來！</text:p>
        <text:p text:style-name="P2">Lâi! </text:p>
        <text:p text:style-name="P2"/>
        <text:p text:style-name="P2">上俗！</text:p>
        <text:p text:style-name="P2">siōng sio̍k! </text:p>
        <text:p text:style-name="P2"/>
        <text:p text:style-name="P2">一領十五！</text:p>
        <text:p text:style-name="P2">Tsi̍t niá tsa̍p-gōo! </text:p>
        <text:p text:style-name="P2"/>
        <text:p text:style-name="P2">毋免！</text:p>
        <text:p text:style-name="P2">M̄-bián! </text:p>
        <text:p text:style-name="P2"/>
        <text:p text:style-name="P2">來！</text:p>
        <text:p text:style-name="P2">Lâi! </text:p>
        <text:p text:style-name="P2"/>
        <text:p text:style-name="P2">三領五箍！</text:p>
        <text:p text:style-name="P2">Sann niá gōo khoo! </text:p>
        <text:p text:style-name="P2"/>
        <text:p text:style-name="P2">三領五箍！</text:p>
        <text:p text:style-name="P2">Sann niá gōo khoo! </text:p>
        <text:p text:style-name="P2"/>
        <text:p text:style-name="P2">上俗的衫仔褲！</text:p>
        <text:p text:style-name="P2">siōng sio̍k ê sann-á-khòo! </text:p>
        <text:p text:style-name="P2"/>
        <text:p text:style-name="P2">工場家己做的！</text:p>
        <text:p text:style-name="P2">Kang-tiûnn ka-tī tsò--ê! </text:p>
        <text:p text:style-name="P2"/>
        <text:p text:style-name="P2">來！</text:p>
        <text:p text:style-name="P2">Lâi! </text:p>
        <text:p text:style-name="P2"/>
        <text:p text:style-name="P2">免啦免啦！</text:p>
        <text:p text:style-name="P2">Bián --lah bián --lah! </text:p>
        <text:p text:style-name="P2"/>
        <text:p text:style-name="P2">存範攏了一領一箍銀、</text:p>
        <text:p text:style-name="P2">Tshûn-pān lóng liáu tsi̍t niá tsi̍t khoo gîn,</text:p>
        <text:p text:style-name="P2"/>
        <text:p text:style-name="P2">一領一箍銀！</text:p>
        <text:p text:style-name="P2">tsi̍t niá tsi̍t khoo gîn! </text:p>
        <text:p text:style-name="P2"/>
        <text:p text:style-name="P2">啊無來！</text:p>
        <text:p text:style-name="P2"><text:soft-page-break/>Ah-bô lâi! </text:p>
        <text:p text:style-name="P2"/>
        <text:p text:style-name="P2">拜託咧！</text:p>
        <text:p text:style-name="P2">Pài-thok --leh! </text:p>
        <text:p text:style-name="P2"/>
        <text:p text:style-name="P2">買一領啦！</text:p>
        <text:p text:style-name="P2">Bé --tsi̍t-niá --lah! </text:p>
        <text:p text:style-name="P2"/>
        <text:p text:style-name="P2">買一領！</text:p>
        <text:p text:style-name="P2">Bé --tsi̍t-niá! </text:p>
        <text:p text:style-name="P2"/>
        <text:p text:style-name="P2">拜託一下！</text:p>
        <text:p text:style-name="P2">Pài-thok --tsi̍t-ē! </text:p>
        <text:p text:style-name="P2"/>
        <text:p text:style-name="P2">來，</text:p>
        <text:p text:style-name="P2">Lâi, </text:p>
        <text:p text:style-name="P2"/>
        <text:p text:style-name="P2">衫仔褲！</text:p>
        <text:p text:style-name="P2">sann-á-khòo! </text:p>
        <text:p text:style-name="P2"/>
        <text:p text:style-name="P2">上俗的衫仔褲！</text:p>
        <text:p text:style-name="P2">siōng sio̍k ê sann-á-khòo! </text:p>
        <text:p text:style-name="P2"/>
        <text:p text:style-name="P2">一領一箍！</text:p>
        <text:p text:style-name="P2">Tsi̍t niá tsi̍t khoo! </text:p>
        <text:p text:style-name="P2"/>
        <text:p text:style-name="P2">拜託咧！</text:p>
        <text:p text:style-name="P2">Pài-thok --leh!</text:p>
        <text:p text:style-name="P2"/>
        <text:p text:style-name="P2">來買一領！</text:p>
        <text:p text:style-name="P2">Lâi bé tsi̍t niá! </text:p>
        <text:p text:style-name="P2"/>
        <text:p text:style-name="P2">一箍就好嘛！</text:p>
        <text:p text:style-name="P2">Tsi̍t khoo tō hó --mah!</text:p>
        <text:p text:style-name="P2"/>
        <text:p text:style-name="P2">拜託的嘛！</text:p>
        <text:p text:style-name="P2">Pài-thok --ê --mah!</text:p>
        <text:p text:style-name="P2"/>
        <text:p text:style-name="P2"/>
        <text:p text:style-name="P2"/>
        <text:p text:style-name="P2"/>
        <text:p text:style-name="P2">我到今閣會記得武雄看著我的時陣，</text:p>
        <text:p text:style-name="P2">Guá kàu-tann koh ē-kì-tit Bú-hiông khuànn-tio̍h guá ê sî-tsūn, </text:p>
        <text:p text:style-name="P2"/>
        <text:p text:style-name="P2">忽然間共頭越過去的表情。</text:p>
        <text:p text:style-name="P2">hut-liân kan kā thâu ua̍t kuè-khì ê piáu-tsîng. </text:p>
        <text:p text:style-name="P2"/>
        <text:p text:style-name="P2">彼是伊離開阮厝十年了後，</text:p>
        <text:p text:style-name="P2">He sī i lī-khui gún tshù tsa̍p nî liáu-āu, </text:p>
        <text:p text:style-name="P2"/>
        <text:p text:style-name="P2">阮第一擺相拄。</text:p>
        <text:p text:style-name="P2">gún tē-it pái sio-tú. </text:p>
        <text:p text:style-name="P2"/>
        <text:p text:style-name="P2">二十偌年了後，</text:p>
        <text:p text:style-name="P2">Lī-tsa̍p guā nî liáu-āu, </text:p>
        <text:p text:style-name="P2"/>
        <text:p text:style-name="P2">阮第二擺相逢的時陣，</text:p>
        <text:p text:style-name="P2">gún tē-lī pái siong-hông ê sî-tsūn, </text:p>
        <text:p text:style-name="P2"/>
        <text:p text:style-name="P2">伊共我講，</text:p>
        <text:p text:style-name="P2">i kā guá kóng, </text:p>
        <text:p text:style-name="P2"/>
        <text:p text:style-name="P2">彼當陣伊毋敢看我，</text:p>
        <text:p text:style-name="P2">hit-tang-tsūn i m̄ kánn khuànn guá, </text:p>
        <text:p text:style-name="P2"/>
        <text:p text:style-name="P2">是因為伊驚見笑，</text:p>
        <text:p text:style-name="P2">sī in-uī i kiann-kiàn-siàu, </text:p>
        <text:p text:style-name="P2"/>
        <text:p text:style-name="P2">伊講：</text:p>
        <text:p text:style-name="P2">i kóng: </text:p>
        <text:p text:style-name="P2"/>
        <text:p text:style-name="P2">「經過十年矣，</text:p>
        <text:p text:style-name="P2">“King-kuè tsa̍p nî --ah, </text:p>
        <text:p text:style-name="P2"><text:soft-page-break/></text:p>
        <text:p text:style-name="P2">伊猶是佮別人袂比並。」</text:p>
        <text:p text:style-name="P2">i iáu sī kah pa̍t-lâng bē pí-phīng.” </text:p>
        <text:p text:style-name="P2"/>
        <text:p text:style-name="P2">查埔人乎，</text:p>
        <text:p text:style-name="P2">Tsa-poo-lâng --honnh, </text:p>
        <text:p text:style-name="P2"/>
        <text:p text:style-name="P2">有時陣乎實在實在足好笑，</text:p>
        <text:p text:style-name="P2">ū sî-tsūn --honnh si̍t-tsāi si̍t-tsāi tsiok hó-tshiò, </text:p>
        <text:p text:style-name="P2"/>
        <text:p text:style-name="P2">敢若囡仔咧，</text:p>
        <text:p text:style-name="P2">kánn-ná gín-á --leh, </text:p>
        <text:p text:style-name="P2"/>
        <text:p text:style-name="P2">永遠攏袂大漢，</text:p>
        <text:p text:style-name="P2">íng-uán lóng bē tuā-hàn, </text:p>
        <text:p text:style-name="P2"/>
        <text:p text:style-name="P2">無代誌，</text:p>
        <text:p text:style-name="P2">bô tāi-tsì, </text:p>
        <text:p text:style-name="P2"/>
        <text:p text:style-name="P2">就共褲袋仔內面的玻璃珠仔、</text:p>
        <text:p text:style-name="P2">tō kā khòo-tē-á lāi-bīn ê po-lê tsu-á, </text:p>
        <text:p text:style-name="P2"/>
        <text:p text:style-name="P2">尪仔標搝搝出來，</text:p>
        <text:p text:style-name="P2">ang-á-phiau giú-giú --tshut-lâi, </text:p>
        <text:p text:style-name="P2"/>
        <text:p text:style-name="P2">比看啥人較濟。</text:p>
        <text:p text:style-name="P2">pí khuànn sánn-lâng khah tsē. </text:p>
        <text:p text:style-name="P2"/>
        <text:p text:style-name="P2">In永遠攏袂了解，</text:p>
        <text:p text:style-name="P2">In íng-uán lóng bē liáu-kái, </text:p>
        <text:p text:style-name="P2"/>
        <text:p text:style-name="P2">佇查某人的心肝內，</text:p>
        <text:p text:style-name="P2">tī tsa-bóo-lâng ê sim-kuann lāi, </text:p>
        <text:p text:style-name="P2"/>
        <text:p text:style-name="P2">一个人的份量，</text:p>
        <text:p text:style-name="P2">tsi̍t ê lâng ê hūn-liōng, </text:p>
        <text:p text:style-name="P2"/>
        <text:p text:style-name="P2">毋是玻璃珠仔、</text:p>
        <text:p text:style-name="P2">m̄ sī po-lê tsu--á, </text:p>
        <text:p text:style-name="P2"/>
        <text:p text:style-name="P2">尪仔標會當來秤的，</text:p>
        <text:p text:style-name="P2">ang-á-phiau ē-tàng lâi tshìn--ê, </text:p>
        <text:p text:style-name="P2"/>
        <text:p text:style-name="P2">一个人的份量，</text:p>
        <text:p text:style-name="P2">tsi̍t ê lâng ê hūn-liōng, </text:p>
        <text:p text:style-name="P2"/>
        <text:p text:style-name="P2">佇查某人的心肝內，</text:p>
        <text:p text:style-name="P2">tī tsa-bóo-lâng ê sim-kuann lāi, </text:p>
        <text:p text:style-name="P2"/>
        <text:p text:style-name="P2">只是一種感覺。</text:p>
        <text:p text:style-name="P2">tsí-sī tsi̍t tsióng kám-kak. </text:p>
        <text:p text:style-name="P2"/>
        <text:p text:style-name="P2">這種感覺無論偌大、偌重，</text:p>
        <text:p text:style-name="P2">Tsit tsióng kám-kak bô-lūn guā tuā, guā tāng, </text:p>
        <text:p text:style-name="P2"/>
        <text:p text:style-name="P2">查某人攏有法度共伊藏佇咧心肝底，</text:p>
        <text:p text:style-name="P2">tsa-bóo-lâng lóng ū huat-tōo kā i tshàng tī-leh sim-kuann té, </text:p>
        <text:p text:style-name="P2"/>
        <text:p text:style-name="P2">藏甲足好勢。</text:p>
        <text:p text:style-name="P2">tshàng kah tsiok hó-sè. </text:p>
        <text:p text:style-name="P2"/>
        <text:p text:style-name="P2">而且會當隨時提出來想想咧，</text:p>
        <text:p text:style-name="P2">Lî-tshiánn ē-tàng suî-sî the̍h--tshut-lâi siūnn-siūnn--leh, </text:p>
        <text:p text:style-name="P2"/>
        <text:p text:style-name="P2">看看咧。</text:p>
        <text:p text:style-name="P2"><text:soft-page-break/>khuànn-khuànn--leh. </text:p>
        <text:p text:style-name="P2"/>
        <text:p text:style-name="P2">彼工行過菜市仔的時陣，</text:p>
        <text:p text:style-name="P2">Hit kang kiânn-kuè tshài-tshī-á ê sî-tsūn, </text:p>
        <text:p text:style-name="P2"/>
        <text:p text:style-name="P2">兩个人兩種感覺，</text:p>
        <text:p text:style-name="P2">nn̄g ê lâng nn̄g tsióng kám-kak, </text:p>
        <text:p text:style-name="P2"/>
        <text:p text:style-name="P2">伊感覺見笑，</text:p>
        <text:p text:style-name="P2">i kám-kak kiàn-siàu, </text:p>
        <text:p text:style-name="P2"/>
        <text:p text:style-name="P2">我是忽然間感覺空虛，</text:p>
        <text:p text:style-name="P2">guá sī hut-liân kan kám-kak khang-hi, </text:p>
        <text:p text:style-name="P2"/>
        <text:p text:style-name="P2">感覺這款親像搬戲的人生，</text:p>
        <text:p text:style-name="P2">kám-kak tsit khuán tshan-tshiūnn puann-hì ê lîn-sing, </text:p>
        <text:p text:style-name="P2"/>
        <text:p text:style-name="P2">閣行落去嘛無啥物意義矣。</text:p>
        <text:p text:style-name="P2">koh kiânn--lo̍h-khì mā bô siánn-mih ì-gī --ah. </text:p>
        <text:p text:style-name="P2"/>
        <text:p text:style-name="P2">只是阮兩个攏毋知影，</text:p>
        <text:p text:style-name="P2">Tsí-sī gún nn̄g ê lóng m̄ tsai-iánn, </text:p>
        <text:p text:style-name="P2"/>
        <text:p text:style-name="P2">就是佇這个時陣，</text:p>
        <text:p text:style-name="P2">tō sī tī tsit ê sî-tsūn, </text:p>
        <text:p text:style-name="P2"/>
        <text:p text:style-name="P2">世情照常咧演變，</text:p>
        <text:p text:style-name="P2">sè-tsîng tsiàu-siông teh ián-piàn, </text:p>
        <text:p text:style-name="P2"/>
        <text:p text:style-name="P2">有人起行、有人落崎；</text:p>
        <text:p text:style-name="P2">ū lâng khí-kiânn, ū lâng lo̍h kiā; </text:p>
        <text:p text:style-name="P2"/>
        <text:p text:style-name="P2">有人的緣份慢慢仔消失、</text:p>
        <text:p text:style-name="P2">ū lâng ê iân-hūn bān-bān-á siau-sit,</text:p>
        <text:p text:style-name="P2"/>
        <text:p text:style-name="P2">有人的緣份才拄拄仔開始。</text:p>
        <text:p text:style-name="P2">ū lâng ê iân-hūn tsiah tú-tú-á khai-sí. </text:p>
        <text:p text:style-name="P2"/>
        <text:p text:style-name="P2">有人的心開始變冷，</text:p>
        <text:p text:style-name="P2">Ū lâng ê sim khai-sí piàn líng, </text:p>
        <text:p text:style-name="P2"/>
        <text:p text:style-name="P2">有人的幸福才準備欲開花結果。</text:p>
        <text:p text:style-name="P2">ū lâng ê hīng-hok tsiah tsún-pī beh khui-hue kiat-kó.</text:p>
        <text:p text:style-name="P2"/>
        <text:p text:style-name="P2">入來啦！</text:p>
        <text:p text:style-name="P2">Li̍p-lâi --lah! </text:p>
        <text:p text:style-name="P2"/>
        <text:p text:style-name="P2">啊到門口矣，</text:p>
        <text:p text:style-name="P2">Ah kàu mn̂g-kháu --ah, </text:p>
        <text:p text:style-name="P2"/>
        <text:p text:style-name="P2">閣驚見笑！</text:p>
        <text:p text:style-name="P2">koh kiann-kiàn-siàu! </text:p>
        <text:p text:style-name="P2"/>
        <text:p text:style-name="P2">來啦！</text:p>
        <text:p text:style-name="P2">Lâi --lah! </text:p>
        <text:p text:style-name="P2"/>
        <text:p text:style-name="P2">唉唷，</text:p>
        <text:p text:style-name="P2">Haih-ioh, </text:p>
        <text:p text:style-name="P2"/>
        <text:p text:style-name="P2">遐坐啦。</text:p>
        <text:p text:style-name="P2">hia tsē --lah. </text:p>
        <text:p text:style-name="P2"/>
        <text:p text:style-name="P2"><text:s/>Hooh，</text:p>
        <text:p text:style-name="P2"><text:s text:c="2"/>Hooh，</text:p>
        <text:p text:style-name="P2"/>
        <text:p text:style-name="P2">拜託，</text:p>
        <text:p text:style-name="P2"><text:soft-page-break/>拜託，</text:p>
        <text:p text:style-name="P2"/>
        <text:p text:style-name="P2">啊你沒有看過 piano 喔？</text:p>
        <text:p text:style-name="P2">啊你沒有看過 piano 喔？</text:p>
        <text:p text:style-name="P2"/>
        <text:p text:style-name="P2">來啦。 </text:p>
        <text:p text:style-name="P2">來啦。 <text:s/></text:p>
        <text:p text:style-name="P2"/>
        <text:p text:style-name="P2">彼喔！</text:p>
        <text:p text:style-name="P2">He --ooh! </text:p>
        <text:p text:style-name="P2"/>
        <text:p text:style-name="P2">是阮 太太 少年的時陣，</text:p>
        <text:p text:style-name="P2">Sī gún <text:s/>太太 <text:s/>siàu-liân ê sî-tsūn, </text:p>
        <text:p text:style-name="P2"/>
        <text:p text:style-name="P2"><text:s/>啊每天彈喔，</text:p>
        <text:p text:style-name="P2"><text:s/>啊每天彈喔，</text:p>
        <text:p text:style-name="P2"/>
        <text:p text:style-name="P2">現在 --hoonh，</text:p>
        <text:p text:style-name="P2">現在 <text:s/>--hoonh，</text:p>
        <text:p text:style-name="P2"/>
        <text:p text:style-name="P2"><text:s/>已經啞巴很久了啦。 </text:p>
        <text:p text:style-name="P2"><text:s/>已經啞巴很久了啦。 </text:p>
        <text:p text:style-name="P2"/>
        <text:p text:style-name="P2"><text:s/>好大的房子耶，有錢的人。 </text:p>
        <text:p text:style-name="P2"><text:s/>好大的房子耶，有錢的人。 </text:p>
        <text:p text:style-name="P2"/>
        <text:p text:style-name="P2">嘿nah！</text:p>
        <text:p text:style-name="P2">Hennh nah! </text:p>
        <text:p text:style-name="P2"/>
        <text:p text:style-name="P2">這有錢乎，</text:p>
        <text:p text:style-name="P2">Tse ū-tsînn --honnh, </text:p>
        <text:p text:style-name="P2"/>
        <text:p text:style-name="P2">是較早的代誌矣！</text:p>
        <text:p text:style-name="P2">sī khah-tsá ê tāi-tsì --ah! </text:p>
        <text:p text:style-name="P2"/>
        <text:p text:style-name="P2">喂，</text:p>
        <text:p text:style-name="P2">Ueh, </text:p>
        <text:p text:style-name="P2"/>
        <text:p text:style-name="P2">我拄來的時陣乎，</text:p>
        <text:p text:style-name="P2">guá tú lâi ê sî-tsūn --honnh, </text:p>
        <text:p text:style-name="P2"/>
        <text:p text:style-name="P2">才十幾歲喔，</text:p>
        <text:p text:style-name="P2">tsiah tsa̍p kuí huè --ooh, </text:p>
        <text:p text:style-name="P2"/>
        <text:p text:style-name="P2">啊蹛庄跤，</text:p>
        <text:p text:style-name="P2">ah tuà tsng-kha, </text:p>
        <text:p text:style-name="P2"/>
        <text:p text:style-name="P2"><text:s/>沒有看過這麼大的房子喔！</text:p>
        <text:p text:style-name="P2"><text:s/>沒有看過這麼大的房子喔！</text:p>
        <text:p text:style-name="P2"/>
        <text:p text:style-name="P2">啊晚上起來小便啊，</text:p>
        <text:p text:style-name="P2">啊晚上起來小便啊，</text:p>
        <text:p text:style-name="P2"/>
        <text:p text:style-name="P2">小完 就，</text:p>
        <text:p text:style-name="P2">小完 <text:s/>tō, </text:p>
        <text:p text:style-name="P2"/>
        <text:p text:style-name="P2">哇！</text:p>
        <text:p text:style-name="P2">uah! </text:p>
        <text:p text:style-name="P2"/>
        <text:p text:style-name="P2">啊煞自按呢揣袂著 房間門 啦，</text:p>
        <text:p text:style-name="P2">Ah suah tsū-án-ne tshuē bē tio̍h <text:s/>房間門 <text:s/>--lah, </text:p>
        <text:p text:style-name="P2"/>
        <text:p text:style-name="P2">啊就按呢開始烏白傱喔，</text:p>
        <text:p text:style-name="P2">ah tō án-ne khai-sí oo-pe̍h tsông --ooh, </text:p>
        <text:p text:style-name="P2"/>
        <text:p text:style-name="P2">啊傱到尾仔乎，</text:p>
        <text:p text:style-name="P2">ah tsông kàu bué-á --honnh, </text:p>
        <text:p text:style-name="P2"/>
        <text:p text:style-name="P2">煞自按呢坐佇咧塗跤哭，</text:p>
        <text:p text:style-name="P2">suah tsū-án-ne tsē tī-leh thôo-kha khàu, </text:p>
        <text:p text:style-name="P2"/>
        <text:p text:style-name="P2">啊阮 小姐 聽著，</text:p>
        <text:p text:style-name="P2">ah gún <text:s/>小姐 <text:s/>thiann--tio̍h, </text:p>
        <text:p text:style-name="P2"><text:soft-page-break/></text:p>
        <text:p text:style-name="P2">出來。</text:p>
        <text:p text:style-name="P2">tshut--lâi. </text:p>
        <text:p text:style-name="P2"/>
        <text:p text:style-name="P2"><text:s/>啊沒給我罵喔，</text:p>
        <text:p text:style-name="P2"><text:s/>啊沒給我罵喔，</text:p>
        <text:p text:style-name="P2"/>
        <text:p text:style-name="P2">啊還問我說乎 ：</text:p>
        <text:p text:style-name="P2">啊還問我說乎 : </text:p>
        <text:p text:style-name="P2"/>
        <text:p text:style-name="P2">「啊你是毋是想厝啊？」</text:p>
        <text:p text:style-name="P2">“Ah lí sī m̄ sī siūnn tshù --ah?” </text:p>
        <text:p text:style-name="P2"/>
        <text:p text:style-name="P2">哎唷，</text:p>
        <text:p text:style-name="P2">Aih-ioh, </text:p>
        <text:p text:style-name="P2"/>
        <text:p text:style-name="P2">啊我就歹勢共講 小便小完 揣無眠床，</text:p>
        <text:p text:style-name="P2">ah guá tō pháinn-sè kā kóng <text:s/>小便小完 <text:s/>tshuē bô bîn-tshn̂g, </text:p>
        <text:p text:style-name="P2"/>
        <text:p text:style-name="P2">只好共應是啦，</text:p>
        <text:p text:style-name="P2">tsí-hó kā ìn sī --lah, </text:p>
        <text:p text:style-name="P2"/>
        <text:p text:style-name="P2">啊後來按怎你知無？</text:p>
        <text:p text:style-name="P2">ah āu--lâi án-nuá lí tsai --bô? </text:p>
        <text:p text:style-name="P2"/>
        <text:p text:style-name="P2">伊乎，</text:p>
        <text:p text:style-name="P2">I --honnh, </text:p>
        <text:p text:style-name="P2"/>
        <text:p text:style-name="P2">竟然叫我和伊做伙睏呢，</text:p>
        <text:p text:style-name="P2">kìng-liân kiò guá hām i tsò-hué khùn --neh, </text:p>
        <text:p text:style-name="P2"/>
        <text:p text:style-name="P2">謼，</text:p>
        <text:p text:style-name="P2">hooh, </text:p>
        <text:p text:style-name="P2"/>
        <text:p text:style-name="P2">實在是有夠好的。</text:p>
        <text:p text:style-name="P2">si̍t-tsāi sī ū-kàu hó--ê.</text:p>
        <text:p text:style-name="P2"/>
        <text:p text:style-name="P2"><text:s/>太太人真好啊！ </text:p>
        <text:p text:style-name="P2"><text:s/>太太人真好啊！ </text:p>
        <text:p text:style-name="P2"/>
        <text:p text:style-name="P2"><text:s/>啊就是這樣，</text:p>
        <text:p text:style-name="P2"><text:s/>啊就是這樣，</text:p>
        <text:p text:style-name="P2"/>
        <text:p text:style-name="P2">我才會一直在這邊做啊，</text:p>
        <text:p text:style-name="P2">我才會一直在這邊做啊，</text:p>
        <text:p text:style-name="P2"/>
        <text:p text:style-name="P2">啊做到乎現在都老了。 </text:p>
        <text:p text:style-name="P2">啊做到乎現在都老了。 </text:p>
        <text:p text:style-name="P2"/>
        <text:p text:style-name="P2"><text:s/>喝茶 。</text:p>
        <text:p text:style-name="P2"><text:s/>喝茶 。</text:p>
        <text:p text:style-name="P2"/>
        <text:p text:style-name="P2"><text:s/>你喝啦！ </text:p>
        <text:p text:style-name="P2"><text:s/>你喝啦！ </text:p>
        <text:p text:style-name="P2"/>
        <text:p text:style-name="P2">講甲遐爾好聽乎，</text:p>
        <text:p text:style-name="P2">Kóng kah hiah-nī hó-thiann --honnh, </text:p>
        <text:p text:style-name="P2"/>
        <text:p text:style-name="P2">是你家己無愛轉去佮田頭家的囝結親情，</text:p>
        <text:p text:style-name="P2">sī lí ka-kī bô ài tńg-khì kah tshân-thâu-ke ê kiánn kiat tshin-tsiânn, </text:p>
        <text:p text:style-name="P2"/>
        <text:p text:style-name="P2">烏白牽拖。</text:p>
        <text:p text:style-name="P2">oo-pe̍h khan-thua.</text:p>
        <text:p text:style-name="P2"/>
        <text:p text:style-name="P2"><text:s/>太太好！ </text:p>
        <text:p text:style-name="P2"><text:s/>太太好！ </text:p>
        <text:p text:style-name="P2"/>
        <text:p text:style-name="P2"><text:s/>Yuki 啊，</text:p>
        <text:p text:style-name="P2"><text:s/>Yuki <text:s/>--ah,</text:p>
        <text:p text:style-name="P2"/>
        <text:p text:style-name="P2"><text:soft-page-break/>這个乎，</text:p>
        <text:p text:style-name="P2">tsit ê --honnh,</text:p>
        <text:p text:style-name="P2"/>
        <text:p text:style-name="P2">就是，</text:p>
        <text:p text:style-name="P2">tō sī,</text:p>
        <text:p text:style-name="P2"/>
        <text:p text:style-name="P2">彼个啦！</text:p>
        <text:p text:style-name="P2">hit ê --lah!</text:p>
        <text:p text:style-name="P2"/>
        <text:p text:style-name="P2"><text:s/>請坐。 </text:p>
        <text:p text:style-name="P2"><text:s/>請坐。 </text:p>
        <text:p text:style-name="P2"/>
        <text:p text:style-name="P2"><text:s/>坐啦。 </text:p>
        <text:p text:style-name="P2"><text:s/>坐啦。 </text:p>
        <text:p text:style-name="P2"/>
        <text:p text:style-name="P2">阿惠，</text:p>
        <text:p text:style-name="P2">A-huī, </text:p>
        <text:p text:style-name="P2"/>
        <text:p text:style-name="P2"><text:s/>一直跟我像姊妹，</text:p>
        <text:p text:style-name="P2"><text:s/>一直跟我像姊妹，</text:p>
        <text:p text:style-name="P2"/>
        <text:p text:style-name="P2">她能夠認識你，</text:p>
        <text:p text:style-name="P2">她能夠認識你，</text:p>
        <text:p text:style-name="P2"/>
        <text:p text:style-name="P2">我也很高興，</text:p>
        <text:p text:style-name="P2">我也很高興，</text:p>
        <text:p text:style-name="P2"/>
        <text:p text:style-name="P2">聽說你們準備得差不多了，</text:p>
        <text:p text:style-name="P2">聽說你們準備得差不多了，</text:p>
        <text:p text:style-name="P2"/>
        <text:p text:style-name="P2">我好像也幫不上什麼忙 ，</text:p>
        <text:p text:style-name="P2">我好像也幫不上什麼忙 ,</text:p>
        <text:p text:style-name="P2"/>
        <text:p text:style-name="P2">實在是真見笑啦！</text:p>
        <text:p text:style-name="P2">si̍t-tsāi sī tsin kiàn-siàu --lah!</text:p>
        <text:p text:style-name="P2"/>
        <text:p text:style-name="P2"><text:s/>太太，您不要這麼說嘛。 </text:p>
        <text:p text:style-name="P2"><text:s/>太太，您不要這麼說嘛。 </text:p>
        <text:p text:style-name="P2"/>
        <text:p text:style-name="P2"><text:s/>Yuki 啊，你是咧講啥啦！</text:p>
        <text:p text:style-name="P2"><text:s/>Yuki <text:s/>--ah, lí sī teh kóng siánn --lah!</text:p>
        <text:p text:style-name="P2"/>
        <text:p text:style-name="P2">我講的是實在話啦，</text:p>
        <text:p text:style-name="P2">Guá kóng --ê sī si̍t-tsāi uē --lah,</text:p>
        <text:p text:style-name="P2"/>
        <text:p text:style-name="P2">當年阮 khà-sàng 有交代，</text:p>
        <text:p text:style-name="P2">tong-nî gún <text:s/>khà-sàng <text:s/>ū kau-tài,</text:p>
        <text:p text:style-name="P2"/>
        <text:p text:style-name="P2">講，阿惠 有一天要嫁人，</text:p>
        <text:p text:style-name="P2">kóng, A-huī <text:s/>有一天要嫁人，</text:p>
        <text:p text:style-name="P2"/>
        <text:p text:style-name="P2">要把她當成自己的女兒一樣，</text:p>
        <text:p text:style-name="P2">要把她當成自己的女兒一樣，</text:p>
        <text:p text:style-name="P2"/>
        <text:p text:style-name="P2">要讓她風風光光的 ，</text:p>
        <text:p text:style-name="P2">要讓她風風光光的 ,</text:p>
        <text:p text:style-name="P2"/>
        <text:p text:style-name="P2">這馬阿惠是家己人啦，</text:p>
        <text:p text:style-name="P2">tsit-má A-huī sī ka-kī-lâng --lah,</text:p>
        <text:p text:style-name="P2"/>
        <text:p text:style-name="P2">伊上清楚，</text:p>
        <text:p text:style-name="P2">i siōng tshing-tshó,</text:p>
        <text:p text:style-name="P2"/>
        <text:p text:style-name="P2">我干焦賰這个殼。</text:p>
        <text:p text:style-name="P2">guá kan-na tshun tsit ê khak.</text:p>
        <text:p text:style-name="P2"/>
        <text:p text:style-name="P2">唉唷，</text:p>
        <text:p text:style-name="P2">Haih-ioh, </text:p>
        <text:p text:style-name="P2"/>
        <text:p text:style-name="P2"><text:s/>Yuki 啊，</text:p>
        <text:p text:style-name="P2"><text:s/>Yuki <text:s/>--ah, </text:p>
        <text:p text:style-name="P2"/>
        <text:p text:style-name="P2">莫講這啦！</text:p>
        <text:p text:style-name="P2">mài kóng tse --lah! </text:p>
        <text:p text:style-name="P2"><text:soft-page-break/></text:p>
        <text:p text:style-name="P2">後擺乎，</text:p>
        <text:p text:style-name="P2">Āu-pái --honnh, </text:p>
        <text:p text:style-name="P2"/>
        <text:p text:style-name="P2">你莫看阮兩个無就好矣，</text:p>
        <text:p text:style-name="P2">lí mài khuànn gún nn̄g ê bô tiō hó --ah, </text:p>
        <text:p text:style-name="P2"/>
        <text:p text:style-name="P2">啊就像你講的啊，</text:p>
        <text:p text:style-name="P2">ah tō tshiūnn lí kóng --ê --ah, </text:p>
        <text:p text:style-name="P2"/>
        <text:p text:style-name="P2">共我當做是姊妹仔，</text:p>
        <text:p text:style-name="P2">kā guá tòng-tsò sī tsí-muē-á, </text:p>
        <text:p text:style-name="P2"/>
        <text:p text:style-name="P2">啊嘛共伊當做家己人，</text:p>
        <text:p text:style-name="P2">ah mā kā i tòng-tsuè ka-tī-lâng, </text:p>
        <text:p text:style-name="P2"/>
        <text:p text:style-name="P2">按呢乎，</text:p>
        <text:p text:style-name="P2">án-ne --honnh, </text:p>
        <text:p text:style-name="P2"/>
        <text:p text:style-name="P2">我就真滿足矣。</text:p>
        <text:p text:style-name="P2">guá tō tsin buán-tsiok --ah.</text:p>
        <text:p text:style-name="P2"/>
        <text:p text:style-name="P2">無論按怎，</text:p>
        <text:p text:style-name="P2">Bô-lūn án-tsuánn, </text:p>
        <text:p text:style-name="P2"/>
        <text:p text:style-name="P2">你總是比我較好命啦，</text:p>
        <text:p text:style-name="P2">lí tsóng--sī pí guá khah hó-miā --lah, </text:p>
        <text:p text:style-name="P2"/>
        <text:p text:style-name="P2">上無翁是家己揀的，</text:p>
        <text:p text:style-name="P2">siōng-bô ang sī ka-kī kíng--ê, </text:p>
        <text:p text:style-name="P2"/>
        <text:p text:style-name="P2">家己決定的，</text:p>
        <text:p text:style-name="P2">ka-kī kuat-tīng--ê, </text:p>
        <text:p text:style-name="P2"/>
        <text:p text:style-name="P2">十幾年前，</text:p>
        <text:p text:style-name="P2">tsa̍p kuí nî tsîng, </text:p>
        <text:p text:style-name="P2"/>
        <text:p text:style-name="P2">你捌共我講，</text:p>
        <text:p text:style-name="P2">lí bat kā guá kóng, </text:p>
        <text:p text:style-name="P2"/>
        <text:p text:style-name="P2">講，</text:p>
        <text:p text:style-name="P2">kóng, </text:p>
        <text:p text:style-name="P2"/>
        <text:p text:style-name="P2">以後，</text:p>
        <text:p text:style-name="P2">í-āu, </text:p>
        <text:p text:style-name="P2"/>
        <text:p text:style-name="P2">你的命若是有我一半好就好矣，</text:p>
        <text:p text:style-name="P2">lí ê miā nā sī ū guá tsi̍t-puànn hó tō hó --ah, </text:p>
        <text:p text:style-name="P2"/>
        <text:p text:style-name="P2">啊你這馬，</text:p>
        <text:p text:style-name="P2">ah lí tsit-má, </text:p>
        <text:p text:style-name="P2"/>
        <text:p text:style-name="P2">敢猶閣有按呢想？</text:p>
        <text:p text:style-name="P2">kám iah-koh ū án-ne siūnn?</text:p>
        <text:p text:style-name="P2"/>
        <text:p text:style-name="P2">唉唷，</text:p>
        <text:p text:style-name="P2">Haih-ioh,</text:p>
        <text:p text:style-name="P2"/>
        <text:p text:style-name="P2">咱莫講以前的代誌啦。</text:p>
        <text:p text:style-name="P2">lán mài kóng í-tsîng ê tāi-tsì --lah.</text:p>
        <text:p text:style-name="P2"/>
        <text:p text:style-name="P2">啊就像頭家娘講的啊有無？</text:p>
        <text:p text:style-name="P2">Ah tō tshiūnn thâu-ke-niû kóng --ê --ah ū --bô?</text:p>
        <text:p text:style-name="P2"/>
        <text:p text:style-name="P2">彼四个啊，</text:p>
        <text:p text:style-name="P2">He sì ê --ah,</text:p>
        <text:p text:style-name="P2"/>
        <text:p text:style-name="P2">in啊，</text:p>
        <text:p text:style-name="P2">in --ah,</text:p>
        <text:p text:style-name="P2"/>
        <text:p text:style-name="P2"><text:soft-page-break/>攏會保庇咱平安，</text:p>
        <text:p text:style-name="P2">lóng ē pó-pì lán pîng-an,</text:p>
        <text:p text:style-name="P2"/>
        <text:p text:style-name="P2">囝孫將才。</text:p>
        <text:p text:style-name="P2">kiánn-sun tsiòng-tsâi.</text:p>
        <text:p text:style-name="P2"/>
        <text:p text:style-name="P2">啊毋管以前按怎，</text:p>
        <text:p text:style-name="P2">Ah m̄-kuán í-tsîng án-tsuánn,</text:p>
        <text:p text:style-name="P2"/>
        <text:p text:style-name="P2">咱後擺乎，</text:p>
        <text:p text:style-name="P2">lán āu-pái --honnh,</text:p>
        <text:p text:style-name="P2"/>
        <text:p text:style-name="P2">一定攏愛好命，</text:p>
        <text:p text:style-name="P2">it-tīng lóng ài hó-miā,</text:p>
        <text:p text:style-name="P2"/>
        <text:p text:style-name="P2">好無？</text:p>
        <text:p text:style-name="P2">hó --bô?</text:p>
        <text:p text:style-name="P2"/>
        <text:p text:style-name="P2">一定是猴囡仔放學轉來矣，</text:p>
        <text:p text:style-name="P2">It-tīng sī kâu gín-á pàng-o̍h tńg--lâi --ah,</text:p>
        <text:p text:style-name="P2"/>
        <text:p text:style-name="P2">喂，</text:p>
        <text:p text:style-name="P2">eh,</text:p>
        <text:p text:style-name="P2"/>
        <text:p text:style-name="P2">啊等咧in若問講伊是啥人，</text:p>
        <text:p text:style-name="P2">ah tán --leh in nā mn̄g-kóng i sī siánn-lâng,</text:p>
        <text:p text:style-name="P2"/>
        <text:p text:style-name="P2">啊我欲按怎共in講唅？</text:p>
        <text:p text:style-name="P2">ah guá beh án-nuá kā in kóng --hannh?</text:p>
        <text:p text:style-name="P2"/>
        <text:p text:style-name="P2">啊你袂曉共in講這个就是，</text:p>
        <text:p text:style-name="P2">Ah lí bē-hiáu kā in kóng tsit ê tō sī,</text:p>
        <text:p text:style-name="P2"/>
        <text:p text:style-name="P2">彼个啊，</text:p>
        <text:p text:style-name="P2">hit ê --ah,</text:p>
        <text:p text:style-name="P2"/>
        <text:p text:style-name="P2">啊你頭拄仔嘛是按呢講的啊。</text:p>
        <text:p text:style-name="P2">ah lí thâu-tú-á mā sī án-ne kóng --ê --ah.</text:p>
        <text:p text:style-name="P2"/>
        <text:p text:style-name="P2">哎唷，來矣、來矣！</text:p>
        <text:p text:style-name="P2">Aih-ioh, lâi --ah, lâi --ah!</text:p>
        <text:p text:style-name="P2"/>
        <text:p text:style-name="P2">阿惠，</text:p>
        <text:p text:style-name="P2">A-huī,</text:p>
        <text:p text:style-name="P2"/>
        <text:p text:style-name="P2"><text:s/>就拜託你了，</text:p>
        <text:p text:style-name="P2"><text:s/>就拜託你了，</text:p>
        <text:p text:style-name="P2"/>
        <text:p text:style-name="P2">你一定要對她好，</text:p>
        <text:p text:style-name="P2">你一定要對她好，</text:p>
        <text:p text:style-name="P2"/>
        <text:p text:style-name="P2">讓她快樂，好不好？ </text:p>
        <text:p text:style-name="P2">讓她快樂，好不好？ </text:p>
        <text:p text:style-name="P2"/>
        <text:p text:style-name="P2"><text:s/>俺會！</text:p>
        <text:p text:style-name="P2"><text:s/>俺會！</text:p>
        <text:p text:style-name="P2"/>
        <text:p text:style-name="P2">現在在臺灣，</text:p>
        <text:p text:style-name="P2">現在在臺灣，</text:p>
        <text:p text:style-name="P2"/>
        <text:p text:style-name="P2">俺也只有她一個是親人啦。 </text:p>
        <text:p text:style-name="P2">俺也只有她一個是親人啦。 </text:p>
        <text:p text:style-name="P2"/>
        <text:p text:style-name="P2"><text:s/>Yuki 啊，</text:p>
        <text:p text:style-name="P2"><text:s/>Yuki <text:s/>--ah,</text:p>
        <text:p text:style-name="P2"/>
        <text:p text:style-name="P2">in講乎，</text:p>
        <text:p text:style-name="P2">in kóng --honnh,</text:p>
        <text:p text:style-name="P2"/>
        <text:p text:style-name="P2">一定愛見你呢。</text:p>
        <text:p text:style-name="P2">it-tīng ài kìnn --lí --neh.</text:p>
        <text:p text:style-name="P2"/>
        <text:p text:style-name="P2"><text:soft-page-break/>恁頭拄仔毋是講欲去看電影買眠床？</text:p>
        <text:p text:style-name="P2">Lín thâu-tú-á m̄ sī kóng beh khì khuànn tiān-iánn bé bîn-tshn̂g?</text:p>
        <text:p text:style-name="P2"/>
        <text:p text:style-name="P2">時間差不多矣，</text:p>
        <text:p text:style-name="P2">Sî-kan tsha-put-to --ah,</text:p>
        <text:p text:style-name="P2"/>
        <text:p text:style-name="P2">趕緊去啦。</text:p>
        <text:p text:style-name="P2">kuánn-kín khì --lah.</text:p>
        <text:p text:style-name="P2"/>
        <text:p text:style-name="P2"><text:s/>Yuki！ </text:p>
        <text:p text:style-name="P2"><text:s/>Yuki! </text:p>
        <text:p text:style-name="P2"/>
        <text:p text:style-name="P2">我知影是啥物代誌，</text:p>
        <text:p text:style-name="P2">Guá tsai-iánn sī siánn-mih tāi-tsì,</text:p>
        <text:p text:style-name="P2"/>
        <text:p text:style-name="P2">我來處理就好，</text:p>
        <text:p text:style-name="P2">guá lâi tshú-lí tō hó,</text:p>
        <text:p text:style-name="P2"/>
        <text:p text:style-name="P2">這款場面，</text:p>
        <text:p text:style-name="P2">tsit khuán tiûnn-bīn,</text:p>
        <text:p text:style-name="P2"/>
        <text:p text:style-name="P2">莫予伊佇遮啦，</text:p>
        <text:p text:style-name="P2">mài hōo i tī tsia --lah,</text:p>
        <text:p text:style-name="P2"/>
        <text:p text:style-name="P2">莫予伊共咱看輕。</text:p>
        <text:p text:style-name="P2">mài hōo i kā lán khuànn-khin.</text:p>
        <text:p text:style-name="P2"/>
        <text:p text:style-name="P2">行啦。</text:p>
        <text:p text:style-name="P2">Kiânn --lah!</text:p>
        <text:p text:style-name="P2"/>
        <text:p text:style-name="P2"><text:s/>太太再見啊！ </text:p>
        <text:p text:style-name="P2"><text:s/>太太再見啊！ </text:p>
        <text:p text:style-name="P2"/>
        <text:p text:style-name="P2"><text:s/>走啦！ </text:p>
        <text:p text:style-name="P2"><text:s/>走啦！ <text:s/></text:p>
        <text:p text:style-name="P2"/>
        <text:p text:style-name="P2">你喔，</text:p>
        <text:p text:style-name="P2">Lí --ooh,</text:p>
        <text:p text:style-name="P2"/>
        <text:p text:style-name="P2">後擺若敢像按呢，</text:p>
        <text:p text:style-name="P2">āu-pái nā kánn tshiūnn án-ne,</text:p>
        <text:p text:style-name="P2"/>
        <text:p text:style-name="P2">無責無任，</text:p>
        <text:p text:style-name="P2">bô tsik bô līm,</text:p>
        <text:p text:style-name="P2"/>
        <text:p text:style-name="P2">我就共你 槍斃 ！</text:p>
        <text:p text:style-name="P2">guá tō kā lí <text:s/>槍斃 !</text:p>
        <text:p text:style-name="P2"/>
        <text:p text:style-name="P2">請坐啦！</text:p>
        <text:p text:style-name="P2">Tshiánn tsē --lah!</text:p>
        <text:p text:style-name="P2"/>
        <text:p text:style-name="P2">坐啦。</text:p>
        <text:p text:style-name="P2">Tsē --lah.</text:p>
        <text:p text:style-name="P2"/>
        <text:p text:style-name="P2">拄滿月的款乎！</text:p>
        <text:p text:style-name="P2">Tú muá-gue̍h ê khuán --honnh! </text:p>
        <text:p text:style-name="P2"/>
        <text:p text:style-name="P2">嗯！</text:p>
        <text:p text:style-name="P2">Mh!</text:p>
        <text:p text:style-name="P2"/>
        <text:p text:style-name="P2">你看起來嘛無幾歲啊。</text:p>
        <text:p text:style-name="P2">Lí khuànn --khí-lâi mā bô kuí huè --ah.</text:p>
        <text:p text:style-name="P2"/>
        <text:p text:style-name="P2">就是猶少年啦，無幾歲毋才會予伊創治。</text:p>
        <text:p text:style-name="P2">Tiō sī iáu siàu-liân --lah, bô kuí huè m̄-tsiah ē hōo i tshòng-tī.</text:p>
        <text:p text:style-name="P2"/>
        <text:p text:style-name="P2">你佮伊佇佗位熟似的？</text:p>
        <text:p text:style-name="P2">Lí kah i tī tó-uī si̍k-sāi --ê?</text:p>
        <text:p text:style-name="P2"/>
        <text:p text:style-name="P2"><text:soft-page-break/>阮老爸是伊的柱仔跤呢，</text:p>
        <text:p text:style-name="P2">Gún lāu-pē sī i ê thiāu-á-kha --neh,</text:p>
        <text:p text:style-name="P2"/>
        <text:p text:style-name="P2">伨伊伨幾若暝矣呢，唅！</text:p>
        <text:p text:style-name="P2">thīn i thīn kuí-nā mê --ah --neh, hannh!</text:p>
        <text:p text:style-name="P2"/>
        <text:p text:style-name="P2">啊伊這馬咧？這馬。</text:p>
        <text:p text:style-name="P2">Ah i tsit-má --leh? Tsit-má.</text:p>
        <text:p text:style-name="P2"/>
        <text:p text:style-name="P2">當初你敢知影伊有某？ </text:p>
        <text:p text:style-name="P2">Tong-tshoo lí kám tsai-iánn i ū bóo? </text:p>
        <text:p text:style-name="P2"/>
        <text:p text:style-name="P2">嗯！</text:p>
        <text:p text:style-name="P2">Mh!</text:p>
        <text:p text:style-name="P2"/>
        <text:p text:style-name="P2">按呢喔！啊當初，你嘛有佮意伊啦，著無？</text:p>
        <text:p text:style-name="P2">Án-ne --ooh! Ah tong-tshoo, lí mā ū kah-ì i --lah, tio̍h --bô?</text:p>
        <text:p text:style-name="P2"/>
        <text:p text:style-name="P2">林 太太 啊，話袂當按呢講的。</text:p>
        <text:p text:style-name="P2">Lîm <text:s/>太太 <text:s/>--ah, uē bē-tàng án-ne kóng --ê.</text:p>
        <text:p text:style-name="P2"/>
        <text:p text:style-name="P2">我是咧問伊，</text:p>
        <text:p text:style-name="P2">Guá sī teh mn̄g --i , </text:p>
        <text:p text:style-name="P2"/>
        <text:p text:style-name="P2">毋是咧問你。</text:p>
        <text:p text:style-name="P2">m̄ sī teh mn̄g --lí. </text:p>
        <text:p text:style-name="P2"/>
        <text:p text:style-name="P2">我是講，</text:p>
        <text:p text:style-name="P2">Guá sī kóng, </text:p>
        <text:p text:style-name="P2"/>
        <text:p text:style-name="P2">若準做伊無佮意彼个人，</text:p>
        <text:p text:style-name="P2">nā-tsún tsò i bô kah-ì hit ê lâng, </text:p>
        <text:p text:style-name="P2"/>
        <text:p text:style-name="P2">啊伊予你大腹肚生囝，</text:p>
        <text:p text:style-name="P2">ah i hōo lí tuā-pak-tóo senn-kiánn, </text:p>
        <text:p text:style-name="P2"/>
        <text:p text:style-name="P2">按呢，</text:p>
        <text:p text:style-name="P2">án-ne, </text:p>
        <text:p text:style-name="P2"/>
        <text:p text:style-name="P2">你毋免來揣我啊，</text:p>
        <text:p text:style-name="P2">lí m̄-bián lâi tshuē guá --ah, </text:p>
        <text:p text:style-name="P2"/>
        <text:p text:style-name="P2">啊你直接去派出所告伊強姦就好矣啊。</text:p>
        <text:p text:style-name="P2">ah lí ti̍t-tsiap khì phài-tshut-sóo kò i kiông-kan tō hó --ah --ah.</text:p>
        <text:p text:style-name="P2"/>
        <text:p text:style-name="P2">喂！</text:p>
        <text:p text:style-name="P2">Eh!</text:p>
        <text:p text:style-name="P2"/>
        <text:p text:style-name="P2">嗯！</text:p>
        <text:p text:style-name="P2">Mh!</text:p>
        <text:p text:style-name="P2"/>
        <text:p text:style-name="P2">所以你有佮意伊啦？ </text:p>
        <text:p text:style-name="P2">Sóo-í lí ū kah-ì --i --lah?</text:p>
        <text:p text:style-name="P2"/>
        <text:p text:style-name="P2">嗯！</text:p>
        <text:p text:style-name="P2">Mh!</text:p>
        <text:p text:style-name="P2"/>
        <text:p text:style-name="P2">若按呢，</text:p>
        <text:p text:style-name="P2">Nā án-ne,</text:p>
        <text:p text:style-name="P2"/>
        <text:p text:style-name="P2">你哪會敢來揣我？</text:p>
        <text:p text:style-name="P2">lí ná ē kánn lâi tshuē guá?</text:p>
        <text:p text:style-name="P2"/>
        <text:p text:style-name="P2">啊你明明知影伊有某，</text:p>
        <text:p text:style-name="P2"><text:soft-page-break/>Ah lí bîng-bîng tsai-iánn i ū bóo,</text:p>
        <text:p text:style-name="P2"/>
        <text:p text:style-name="P2">啊你閣佮伊生囝！</text:p>
        <text:p text:style-name="P2">ah lí koh kah i senn-kiánn!</text:p>
        <text:p text:style-name="P2"/>
        <text:p text:style-name="P2">按呢，</text:p>
        <text:p text:style-name="P2">Án-ne,</text:p>
        <text:p text:style-name="P2"/>
        <text:p text:style-name="P2">應該是換我去告你啊，</text:p>
        <text:p text:style-name="P2">ing-kai sī uānn guá khì kò --lí --ah,</text:p>
        <text:p text:style-name="P2"/>
        <text:p text:style-name="P2">告你妨害家庭，</text:p>
        <text:p text:style-name="P2">kò lí hông-hāi ka-tîng,</text:p>
        <text:p text:style-name="P2"/>
        <text:p text:style-name="P2">敢毋是？</text:p>
        <text:p text:style-name="P2">kám m̄ sī?</text:p>
        <text:p text:style-name="P2"/>
        <text:p text:style-name="P2">哥！</text:p>
        <text:p text:style-name="P2">Ko!</text:p>
        <text:p text:style-name="P2"/>
        <text:p text:style-name="P2">啊你共講啦！</text:p>
        <text:p text:style-name="P2">Ah lí kā kóng --lah!</text:p>
        <text:p text:style-name="P2"/>
        <text:p text:style-name="P2">毋是我欲來的啦，</text:p>
        <text:p text:style-name="P2">M̄ sī guá beh lâi --ê --lah,</text:p>
        <text:p text:style-name="P2"/>
        <text:p text:style-name="P2">是伊叫我來的。</text:p>
        <text:p text:style-name="P2">sī i kiò guá lâi --ê.</text:p>
        <text:p text:style-name="P2"/>
        <text:p text:style-name="P2">伊叫你來的喔？</text:p>
        <text:p text:style-name="P2">I kiò lí lâi --ê --ooh?</text:p>
        <text:p text:style-name="P2"/>
        <text:p text:style-name="P2">伊按怎講？</text:p>
        <text:p text:style-name="P2">I án-tsuánn kóng?</text:p>
        <text:p text:style-name="P2"/>
        <text:p text:style-name="P2">伊講乎，</text:p>
        <text:p text:style-name="P2">I kóng --honnh, </text:p>
        <text:p text:style-name="P2"/>
        <text:p text:style-name="P2">這款代誌攏是你咧處理的。</text:p>
        <text:p text:style-name="P2">tsit khuán tāi-tsì lóng sī lí teh tshú-lí --ê.</text:p>
        <text:p text:style-name="P2"/>
        <text:p text:style-name="P2">是啦，</text:p>
        <text:p text:style-name="P2">Sī --lah, </text:p>
        <text:p text:style-name="P2"/>
        <text:p text:style-name="P2">以前攏是我咧處理啦。</text:p>
        <text:p text:style-name="P2">í-tsîng lóng sī guá leh tshú-lí --lah. </text:p>
        <text:p text:style-name="P2"/>
        <text:p text:style-name="P2">伊負責四界掖種，</text:p>
        <text:p text:style-name="P2">I hū-tsik sì-kè iā-tsíng, </text:p>
        <text:p text:style-name="P2"/>
        <text:p text:style-name="P2">我負責收尾。</text:p>
        <text:p text:style-name="P2">guá hū-tsik siu-bué. </text:p>
        <text:p text:style-name="P2"/>
        <text:p text:style-name="P2">猶毋過這馬我忝矣，</text:p>
        <text:p text:style-name="P2">Iáu-m̄-koh tsit-má guá thiám --ah, </text:p>
        <text:p text:style-name="P2"/>
        <text:p text:style-name="P2">我無力矣。</text:p>
        <text:p text:style-name="P2">guá bô-la̍t --ah.</text:p>
        <text:p text:style-name="P2"/>
        <text:p text:style-name="P2">喂！</text:p>
        <text:p text:style-name="P2">Eh! </text:p>
        <text:p text:style-name="P2"/>
        <text:p text:style-name="P2">啊無你這馬的意思是按怎？</text:p>
        <text:p text:style-name="P2">Ah-bô lí tsit-má ê ì-sù sī án-tsuánn?</text:p>
        <text:p text:style-name="P2"/>
        <text:p text:style-name="P2">這應該是我愛問恁的，</text:p>
        <text:p text:style-name="P2">Tse ing-kai sī guá ài mn̄g --lín --ê, </text:p>
        <text:p text:style-name="P2"/>
        <text:p text:style-name="P2">敢毋是？</text:p>
        <text:p text:style-name="P2">kám m̄ sī? </text:p>
        <text:p text:style-name="P2"/>
        <text:p text:style-name="P2"><text:soft-page-break/>我問你，</text:p>
        <text:p text:style-name="P2">Guá mn̄g --lí, </text:p>
        <text:p text:style-name="P2"/>
        <text:p text:style-name="P2">你是欲愛人，</text:p>
        <text:p text:style-name="P2">lí sī beh ài lâng, </text:p>
        <text:p text:style-name="P2"/>
        <text:p text:style-name="P2">抑是愛錢？</text:p>
        <text:p text:style-name="P2">a̍h-sī ài tsînn? </text:p>
        <text:p text:style-name="P2"/>
        <text:p text:style-name="P2">你毋免回答我，</text:p>
        <text:p text:style-name="P2">Lí m̄-bián huê-tap guá, </text:p>
        <text:p text:style-name="P2"/>
        <text:p text:style-name="P2">無要緊，</text:p>
        <text:p text:style-name="P2">bô iàu-kín, </text:p>
        <text:p text:style-name="P2"/>
        <text:p text:style-name="P2">我會使直接共你講，</text:p>
        <text:p text:style-name="P2">guá ē-sái ti̍t-tsiap kā lí kóng, </text:p>
        <text:p text:style-name="P2"/>
        <text:p text:style-name="P2">錢，</text:p>
        <text:p text:style-name="P2">tsînn, </text:p>
        <text:p text:style-name="P2"/>
        <text:p text:style-name="P2">我無矣。</text:p>
        <text:p text:style-name="P2">guá bô --ah. </text:p>
        <text:p text:style-name="P2"/>
        <text:p text:style-name="P2">為著伊的絕症，</text:p>
        <text:p text:style-name="P2">Uī-tio̍h i ê tsua̍t-tsìng, </text:p>
        <text:p text:style-name="P2"/>
        <text:p text:style-name="P2">選舉癌、查某癌，</text:p>
        <text:p text:style-name="P2">suán-kí gâm, tsa-bóo gâm, </text:p>
        <text:p text:style-name="P2"/>
        <text:p text:style-name="P2">所有的我攏開了了矣。</text:p>
        <text:p text:style-name="P2">sóo-ū--ê guá lóng khai liáu-liáu --ah. </text:p>
        <text:p text:style-name="P2"/>
        <text:p text:style-name="P2">若愛人，</text:p>
        <text:p text:style-name="P2">Nā ài lâng, </text:p>
        <text:p text:style-name="P2"/>
        <text:p text:style-name="P2">你免客氣啦，</text:p>
        <text:p text:style-name="P2">lí bián kheh-khì --lah, </text:p>
        <text:p text:style-name="P2"/>
        <text:p text:style-name="P2">你提去用，</text:p>
        <text:p text:style-name="P2">lí the̍h khì īng, </text:p>
        <text:p text:style-name="P2"/>
        <text:p text:style-name="P2">啊用歹去家己愛修理喔！</text:p>
        <text:p text:style-name="P2">ah īng pháinn--khì ka-kī ài siu-lí --ooh! </text:p>
        <text:p text:style-name="P2"/>
        <text:p text:style-name="P2">猶閣有，</text:p>
        <text:p text:style-name="P2">iáu-koh ū, </text:p>
        <text:p text:style-name="P2"/>
        <text:p text:style-name="P2">你猶閣少年啦，</text:p>
        <text:p text:style-name="P2">lí iáu-koh siàu-liân --lah, </text:p>
        <text:p text:style-name="P2"/>
        <text:p text:style-name="P2">千萬毋通用甲退流行，</text:p>
        <text:p text:style-name="P2">tshian-bān m̄-thang īng kah thè liû-hîng, </text:p>
        <text:p text:style-name="P2"/>
        <text:p text:style-name="P2">抑是歹歹去矣，</text:p>
        <text:p text:style-name="P2">a̍h-sī pháinn-pháinn--khì --ah, </text:p>
        <text:p text:style-name="P2"/>
        <text:p text:style-name="P2">啊才閣捒轉來還我喔！</text:p>
        <text:p text:style-name="P2">ah tsiah koh sak tńg--lâi hîng guá --ooh!</text:p>
        <text:p text:style-name="P2"/>
        <text:p text:style-name="P2">好，</text:p>
        <text:p text:style-name="P2">Hó, </text:p>
        <text:p text:style-name="P2"/>
        <text:p text:style-name="P2">你若遐絕乎，</text:p>
        <text:p text:style-name="P2">lí nā hiah tsua̍t --honnh, </text:p>
        <text:p text:style-name="P2"/>
        <text:p text:style-name="P2">無要緊，</text:p>
        <text:p text:style-name="P2">bô iàu-kín, </text:p>
        <text:p text:style-name="P2"/>
        <text:p text:style-name="P2">阮閣來揣伊，</text:p>
        <text:p text:style-name="P2">gún koh lâi tshuē --i, </text:p>
        <text:p text:style-name="P2"/>
        <text:p text:style-name="P2">講乎，</text:p>
        <text:p text:style-name="P2"><text:soft-page-break/>kóng --honnh, </text:p>
        <text:p text:style-name="P2"/>
        <text:p text:style-name="P2">這攏是你講的！</text:p>
        <text:p text:style-name="P2">tse lóng sī lí kóng --ê!</text:p>
        <text:p text:style-name="P2"/>
        <text:p text:style-name="P2">無毋著！</text:p>
        <text:p text:style-name="P2">Bô m̄-tio̍h! </text:p>
        <text:p text:style-name="P2"/>
        <text:p text:style-name="P2">攏我講的，</text:p>
        <text:p text:style-name="P2">Lóng guá kóng --ê, </text:p>
        <text:p text:style-name="P2"/>
        <text:p text:style-name="P2">只是講了有較晏矣，</text:p>
        <text:p text:style-name="P2">tsí-sī kóng-liáu ū khah uànn --ah, </text:p>
        <text:p text:style-name="P2"/>
        <text:p text:style-name="P2">十幾年前，</text:p>
        <text:p text:style-name="P2">tsa̍p kuí nî tsîng,</text:p>
        <text:p text:style-name="P2"/>
        <text:p text:style-name="P2">我就應該愛按呢講矣。</text:p>
        <text:p text:style-name="P2">guá tō ing-kai ài án-ne kóng --ah.</text:p>
        <text:p text:style-name="P2"/>
        <text:p text:style-name="P2">好！</text:p>
        <text:p text:style-name="P2">Hó!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1919" officeooo:paragraph-rsid="001319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75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1:16:53.660192871</dc:date>
    <meta:editing-duration>PT17M2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73" meta:paragraph-count="3212" meta:word-count="20726" meta:character-count="54609" meta:non-whitespace-character-count="46670"/>
  </office:meta>
</office:document-meta>
</file>